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964.29995" calcext:value-type="float">
            <text:p>964.29995</text:p>
          </table:table-cell>
          <table:table-cell office:value-type="float" office:value="559.1031428571" calcext:value-type="float">
            <text:p>559.1031428571</text:p>
          </table:table-cell>
          <table:table-cell office:value-type="float" office:value="408.034047619" calcext:value-type="float">
            <text:p>408.034047619</text:p>
          </table:table-cell>
          <table:table-cell office:value-type="float" office:value="323.6056190476" calcext:value-type="float">
            <text:p>323.6056190476</text:p>
          </table:table-cell>
          <table:table-cell office:value-type="float" office:value="270.2392857143" calcext:value-type="float">
            <text:p>270.2392857143</text:p>
          </table:table-cell>
          <table:table-cell office:value-type="float" office:value="236.3416190476" calcext:value-type="float">
            <text:p>236.3416190476</text:p>
          </table:table-cell>
          <table:table-cell office:value-type="float" office:value="206.4683809524" calcext:value-type="float">
            <text:p>206.4683809524</text:p>
          </table:table-cell>
          <table:table-cell office:value-type="float" office:value="195.1815238095" calcext:value-type="float">
            <text:p>195.1815238095</text:p>
          </table:table-cell>
          <table:table-cell office:value-type="float" office:value="175.6743333333" calcext:value-type="float">
            <text:p>175.6743333333</text:p>
          </table:table-cell>
          <table:table-cell office:value-type="float" office:value="164.6278571429" calcext:value-type="float">
            <text:p>164.6278571429</text:p>
          </table:table-cell>
          <table:table-cell office:value-type="float" office:value="157.0494285714" calcext:value-type="float">
            <text:p>157.0494285714</text:p>
          </table:table-cell>
          <table:table-cell office:value-type="float" office:value="151.5306190476" calcext:value-type="float">
            <text:p>151.5306190476</text:p>
          </table:table-cell>
          <table:table-cell office:value-type="float" office:value="149.3281904762" calcext:value-type="float">
            <text:p>149.3281904762</text:p>
          </table:table-cell>
          <table:table-cell office:value-type="float" office:value="142.7857619048" calcext:value-type="float">
            <text:p>142.7857619048</text:p>
          </table:table-cell>
          <table:table-cell office:value-type="float" office:value="139.1529047619" calcext:value-type="float">
            <text:p>139.1529047619</text:p>
          </table:table-cell>
          <table:table-cell office:value-type="float" office:value="138.4480952381" calcext:value-type="float">
            <text:p>138.4480952381</text:p>
          </table:table-cell>
          <table:table-cell office:value-type="float" office:value="137.1175714286" calcext:value-type="float">
            <text:p>137.1175714286</text:p>
          </table:table-cell>
          <table:table-cell office:value-type="float" office:value="127.7578571429" calcext:value-type="float">
            <text:p>127.7578571429</text:p>
          </table:table-cell>
          <table:table-cell office:value-type="float" office:value="132.6201428571" calcext:value-type="float">
            <text:p>132.6201428571</text:p>
          </table:table-cell>
          <table:table-cell office:value-type="float" office:value="129.0642380952" calcext:value-type="float">
            <text:p>129.0642380952</text:p>
          </table:table-cell>
          <table:table-cell office:value-type="float" office:value="131.6348571429" calcext:value-type="float">
            <text:p>131.6348571429</text:p>
          </table:table-cell>
          <table:table-cell office:value-type="float" office:value="133.7747142857" calcext:value-type="float">
            <text:p>133.7747142857</text:p>
          </table:table-cell>
          <table:table-cell office:value-type="float" office:value="141.0631428571" calcext:value-type="float">
            <text:p>141.0631428571</text:p>
          </table:table-cell>
          <table:table-cell office:value-type="float" office:value="130.3198095238" calcext:value-type="float">
            <text:p>130.3198095238</text:p>
          </table:table-cell>
          <table:table-cell office:value-type="float" office:value="136.8509047619" calcext:value-type="float">
            <text:p>136.8509047619</text:p>
          </table:table-cell>
          <table:table-cell office:value-type="float" office:value="130.0452380952" calcext:value-type="float">
            <text:p>130.0452380952</text:p>
          </table:table-cell>
          <table:table-cell office:value-type="float" office:value="132.4355714286" calcext:value-type="float">
            <text:p>132.4355714286</text:p>
          </table:table-cell>
          <table:table-cell office:value-type="float" office:value="132.5652380952" calcext:value-type="float">
            <text:p>132.5652380952</text:p>
          </table:table-cell>
          <table:table-cell office:value-type="float" office:value="133.1217619048" calcext:value-type="float">
            <text:p>133.1217619048</text:p>
          </table:table-cell>
          <table:table-cell office:value-type="float" office:value="149.4741904762" calcext:value-type="float">
            <text:p>149.4741904762</text:p>
          </table:table-cell>
          <table:table-cell office:value-type="float" office:value="137.7651428571" calcext:value-type="float">
            <text:p>137.7651428571</text:p>
          </table:table-cell>
          <table:table-cell office:value-type="float" office:value="142.1078571429" calcext:value-type="float">
            <text:p>142.1078571429</text:p>
          </table:table-cell>
          <table:table-cell office:value-type="float" office:value="143.2041904762" calcext:value-type="float">
            <text:p>143.2041904762</text:p>
          </table:table-cell>
          <table:table-cell office:value-type="float" office:value="131.2530952381" calcext:value-type="float">
            <text:p>131.2530952381</text:p>
          </table:table-cell>
          <table:table-cell office:value-type="float" office:value="144.0909047619" calcext:value-type="float">
            <text:p>144.0909047619</text:p>
          </table:table-cell>
          <table:table-cell office:value-type="float" office:value="132.3238571429" calcext:value-type="float">
            <text:p>132.323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971.42" calcext:value-type="float">
            <text:p>971.42</text:p>
          </table:table-cell>
          <table:table-cell office:value-type="float" office:value="596.856" calcext:value-type="float">
            <text:p>596.856</text:p>
          </table:table-cell>
          <table:table-cell office:value-type="float" office:value="429.161" calcext:value-type="float">
            <text:p>429.161</text:p>
          </table:table-cell>
          <table:table-cell office:value-type="float" office:value="330.406" calcext:value-type="float">
            <text:p>330.406</text:p>
          </table:table-cell>
          <table:table-cell office:value-type="float" office:value="278.584" calcext:value-type="float">
            <text:p>278.584</text:p>
          </table:table-cell>
          <table:table-cell office:value-type="float" office:value="244.793" calcext:value-type="float">
            <text:p>244.793</text:p>
          </table:table-cell>
          <table:table-cell office:value-type="float" office:value="217.696" calcext:value-type="float">
            <text:p>217.696</text:p>
          </table:table-cell>
          <table:table-cell office:value-type="float" office:value="204.158" calcext:value-type="float">
            <text:p>204.158</text:p>
          </table:table-cell>
          <table:table-cell office:value-type="float" office:value="187.805" calcext:value-type="float">
            <text:p>187.805</text:p>
          </table:table-cell>
          <table:table-cell office:value-type="float" office:value="174.739" calcext:value-type="float">
            <text:p>174.739</text:p>
          </table:table-cell>
          <table:table-cell office:value-type="float" office:value="169.065" calcext:value-type="float">
            <text:p>169.065</text:p>
          </table:table-cell>
          <table:table-cell office:value-type="float" office:value="163.386" calcext:value-type="float">
            <text:p>163.386</text:p>
          </table:table-cell>
          <table:table-cell office:value-type="float" office:value="161.966" calcext:value-type="float">
            <text:p>161.966</text:p>
          </table:table-cell>
          <table:table-cell office:value-type="float" office:value="160.54" calcext:value-type="float">
            <text:p>160.54</text:p>
          </table:table-cell>
          <table:table-cell office:value-type="float" office:value="158.396" calcext:value-type="float">
            <text:p>158.396</text:p>
          </table:table-cell>
          <table:table-cell office:value-type="float" office:value="155.968" calcext:value-type="float">
            <text:p>155.968</text:p>
          </table:table-cell>
          <table:table-cell office:value-type="float" office:value="153.808" calcext:value-type="float">
            <text:p>153.808</text:p>
          </table:table-cell>
          <table:table-cell office:value-type="float" office:value="151.181" calcext:value-type="float">
            <text:p>151.181</text:p>
          </table:table-cell>
          <table:table-cell office:value-type="float" office:value="154.715" calcext:value-type="float">
            <text:p>154.715</text:p>
          </table:table-cell>
          <table:table-cell office:value-type="float" office:value="166.74" calcext:value-type="float">
            <text:p>166.74</text:p>
          </table:table-cell>
          <table:table-cell office:value-type="float" office:value="160.557" calcext:value-type="float">
            <text:p>160.557</text:p>
          </table:table-cell>
          <table:table-cell office:value-type="float" office:value="174.267" calcext:value-type="float">
            <text:p>174.267</text:p>
          </table:table-cell>
          <table:table-cell office:value-type="float" office:value="176.082" calcext:value-type="float">
            <text:p>176.082</text:p>
          </table:table-cell>
          <table:table-cell office:value-type="float" office:value="169.337" calcext:value-type="float">
            <text:p>169.337</text:p>
          </table:table-cell>
          <table:table-cell office:value-type="float" office:value="175.517" calcext:value-type="float">
            <text:p>175.517</text:p>
          </table:table-cell>
          <table:table-cell office:value-type="float" office:value="174.485" calcext:value-type="float">
            <text:p>174.485</text:p>
          </table:table-cell>
          <table:table-cell office:value-type="float" office:value="187.725" calcext:value-type="float">
            <text:p>187.725</text:p>
          </table:table-cell>
          <table:table-cell office:value-type="float" office:value="183.454" calcext:value-type="float">
            <text:p>183.454</text:p>
          </table:table-cell>
          <table:table-cell office:value-type="float" office:value="209.791" calcext:value-type="float">
            <text:p>209.791</text:p>
          </table:table-cell>
          <table:table-cell office:value-type="float" office:value="220.206" calcext:value-type="float">
            <text:p>220.206</text:p>
          </table:table-cell>
          <table:table-cell office:value-type="float" office:value="221.543" calcext:value-type="float">
            <text:p>221.543</text:p>
          </table:table-cell>
          <table:table-cell office:value-type="float" office:value="206.308" calcext:value-type="float">
            <text:p>206.308</text:p>
          </table:table-cell>
          <table:table-cell office:value-type="float" office:value="225.723" calcext:value-type="float">
            <text:p>225.723</text:p>
          </table:table-cell>
          <table:table-cell office:value-type="float" office:value="185.625" calcext:value-type="float">
            <text:p>185.625</text:p>
          </table:table-cell>
          <table:table-cell office:value-type="float" office:value="232.661" calcext:value-type="float">
            <text:p>232.661</text:p>
          </table:table-cell>
          <table:table-cell office:value-type="float" office:value="234.055" calcext:value-type="float">
            <text:p>234.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957.007" calcext:value-type="float">
            <text:p>957.007</text:p>
          </table:table-cell>
          <table:table-cell office:value-type="float" office:value="516.453" calcext:value-type="float">
            <text:p>516.453</text:p>
          </table:table-cell>
          <table:table-cell office:value-type="float" office:value="362.664" calcext:value-type="float">
            <text:p>362.664</text:p>
          </table:table-cell>
          <table:table-cell office:value-type="float" office:value="315.565" calcext:value-type="float">
            <text:p>315.565</text:p>
          </table:table-cell>
          <table:table-cell office:value-type="float" office:value="253.571" calcext:value-type="float">
            <text:p>253.571</text:p>
          </table:table-cell>
          <table:table-cell office:value-type="float" office:value="222.58" calcext:value-type="float">
            <text:p>222.58</text:p>
          </table:table-cell>
          <table:table-cell office:value-type="float" office:value="168.438" calcext:value-type="float">
            <text:p>168.438</text:p>
          </table:table-cell>
          <table:table-cell office:value-type="float" office:value="177.924" calcext:value-type="float">
            <text:p>177.924</text:p>
          </table:table-cell>
          <table:table-cell office:value-type="float" office:value="153.616" calcext:value-type="float">
            <text:p>153.616</text:p>
          </table:table-cell>
          <table:table-cell office:value-type="float" office:value="125.547" calcext:value-type="float">
            <text:p>125.547</text:p>
          </table:table-cell>
          <table:table-cell office:value-type="float" office:value="131.584" calcext:value-type="float">
            <text:p>131.584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6.861" calcext:value-type="float">
            <text:p>126.861</text:p>
          </table:table-cell>
          <table:table-cell office:value-type="float" office:value="124.074" calcext:value-type="float">
            <text:p>124.074</text:p>
          </table:table-cell>
          <table:table-cell office:value-type="float" office:value="116.574" calcext:value-type="float">
            <text:p>116.574</text:p>
          </table:table-cell>
          <table:table-cell office:value-type="float" office:value="107.753" calcext:value-type="float">
            <text:p>107.753</text:p>
          </table:table-cell>
          <table:table-cell office:value-type="float" office:value="119.291" calcext:value-type="float">
            <text:p>119.291</text:p>
          </table:table-cell>
          <table:table-cell office:value-type="float" office:value="105.61" calcext:value-type="float">
            <text:p>105.61</text:p>
          </table:table-cell>
          <table:table-cell office:value-type="float" office:value="102.076" calcext:value-type="float">
            <text:p>102.076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100.88" calcext:value-type="float">
            <text:p>100.88</text:p>
          </table:table-cell>
          <table:table-cell office:value-type="float" office:value="98.927" calcext:value-type="float">
            <text:p>98.927</text:p>
          </table:table-cell>
          <table:table-cell office:value-type="float" office:value="107.698" calcext:value-type="float">
            <text:p>107.698</text:p>
          </table:table-cell>
          <table:table-cell office:value-type="float" office:value="94.566" calcext:value-type="float">
            <text:p>94.566</text:p>
          </table:table-cell>
          <table:table-cell office:value-type="float" office:value="100.767" calcext:value-type="float">
            <text:p>100.767</text:p>
          </table:table-cell>
          <table:table-cell office:value-type="float" office:value="103.412" calcext:value-type="float">
            <text:p>103.412</text:p>
          </table:table-cell>
          <table:table-cell office:value-type="float" office:value="106.76" calcext:value-type="float">
            <text:p>106.76</text:p>
          </table:table-cell>
          <table:table-cell office:value-type="float" office:value="87.608" calcext:value-type="float">
            <text:p>87.608</text:p>
          </table:table-cell>
          <table:table-cell office:value-type="float" office:value="99.937" calcext:value-type="float">
            <text:p>99.937</text:p>
          </table:table-cell>
          <table:table-cell office:value-type="float" office:value="100.57" calcext:value-type="float">
            <text:p>100.57</text:p>
          </table:table-cell>
          <table:table-cell office:value-type="float" office:value="99.94" calcext:value-type="float">
            <text:p>99.94</text:p>
          </table:table-cell>
          <table:table-cell office:value-type="float" office:value="90.195" calcext:value-type="float">
            <text:p>90.195</text:p>
          </table:table-cell>
          <table:table-cell office:value-type="float" office:value="97.436" calcext:value-type="float">
            <text:p>97.436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01.394" calcext:value-type="float">
            <text:p>101.394</text:p>
          </table:table-cell>
          <table:table-cell office:value-type="float" office:value="98.189" calcext:value-type="float">
            <text:p>98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4.2824079733" calcext:value-type="float">
            <text:p>4.2824079733</text:p>
          </table:table-cell>
          <table:table-cell office:value-type="float" office:value="31.1166150991" calcext:value-type="float">
            <text:p>31.1166150991</text:p>
          </table:table-cell>
          <table:table-cell office:value-type="float" office:value="20.3300063907" calcext:value-type="float">
            <text:p>20.3300063907</text:p>
          </table:table-cell>
          <table:table-cell office:value-type="float" office:value="4.1982976845" calcext:value-type="float">
            <text:p>4.1982976845</text:p>
          </table:table-cell>
          <table:table-cell office:value-type="float" office:value="6.4054388932" calcext:value-type="float">
            <text:p>6.4054388932</text:p>
          </table:table-cell>
          <table:table-cell office:value-type="float" office:value="5.8479129822" calcext:value-type="float">
            <text:p>5.8479129822</text:p>
          </table:table-cell>
          <table:table-cell office:value-type="float" office:value="11.9717536455" calcext:value-type="float">
            <text:p>11.9717536455</text:p>
          </table:table-cell>
          <table:table-cell office:value-type="float" office:value="5.96298835" calcext:value-type="float">
            <text:p>5.96298835</text:p>
          </table:table-cell>
          <table:table-cell office:value-type="float" office:value="7.4074695702" calcext:value-type="float">
            <text:p>7.4074695702</text:p>
          </table:table-cell>
          <table:table-cell office:value-type="float" office:value="12.6806458601" calcext:value-type="float">
            <text:p>12.6806458601</text:p>
          </table:table-cell>
          <table:table-cell office:value-type="float" office:value="9.4646454639" calcext:value-type="float">
            <text:p>9.4646454639</text:p>
          </table:table-cell>
          <table:table-cell office:value-type="float" office:value="10.9162716597" calcext:value-type="float">
            <text:p>10.9162716597</text:p>
          </table:table-cell>
          <table:table-cell office:value-type="float" office:value="9.1940710331" calcext:value-type="float">
            <text:p>9.1940710331</text:p>
          </table:table-cell>
          <table:table-cell office:value-type="float" office:value="9.5126143405" calcext:value-type="float">
            <text:p>9.5126143405</text:p>
          </table:table-cell>
          <table:table-cell office:value-type="float" office:value="10.8607969869" calcext:value-type="float">
            <text:p>10.8607969869</text:p>
          </table:table-cell>
          <table:table-cell office:value-type="float" office:value="11.7043496227" calcext:value-type="float">
            <text:p>11.7043496227</text:p>
          </table:table-cell>
          <table:table-cell office:value-type="float" office:value="10.7256505843" calcext:value-type="float">
            <text:p>10.7256505843</text:p>
          </table:table-cell>
          <table:table-cell office:value-type="float" office:value="10.9307697409" calcext:value-type="float">
            <text:p>10.9307697409</text:p>
          </table:table-cell>
          <table:table-cell office:value-type="float" office:value="13.0233290609" calcext:value-type="float">
            <text:p>13.0233290609</text:p>
          </table:table-cell>
          <table:table-cell office:value-type="float" office:value="14.6274494219" calcext:value-type="float">
            <text:p>14.6274494219</text:p>
          </table:table-cell>
          <table:table-cell office:value-type="float" office:value="16.9929445868" calcext:value-type="float">
            <text:p>16.9929445868</text:p>
          </table:table-cell>
          <table:table-cell office:value-type="float" office:value="20.0726027838" calcext:value-type="float">
            <text:p>20.0726027838</text:p>
          </table:table-cell>
          <table:table-cell office:value-type="float" office:value="18.8072460724" calcext:value-type="float">
            <text:p>18.8072460724</text:p>
          </table:table-cell>
          <table:table-cell office:value-type="float" office:value="21.9457115369" calcext:value-type="float">
            <text:p>21.9457115369</text:p>
          </table:table-cell>
          <table:table-cell office:value-type="float" office:value="23.231308764" calcext:value-type="float">
            <text:p>23.231308764</text:p>
          </table:table-cell>
          <table:table-cell office:value-type="float" office:value="17.682434439" calcext:value-type="float">
            <text:p>17.682434439</text:p>
          </table:table-cell>
          <table:table-cell office:value-type="float" office:value="27.4893250037" calcext:value-type="float">
            <text:p>27.4893250037</text:p>
          </table:table-cell>
          <table:table-cell office:value-type="float" office:value="29.1260851745" calcext:value-type="float">
            <text:p>29.1260851745</text:p>
          </table:table-cell>
          <table:table-cell office:value-type="float" office:value="28.2496243124" calcext:value-type="float">
            <text:p>28.2496243124</text:p>
          </table:table-cell>
          <table:table-cell office:value-type="float" office:value="40.490748959" calcext:value-type="float">
            <text:p>40.490748959</text:p>
          </table:table-cell>
          <table:table-cell office:value-type="float" office:value="36.6916643085" calcext:value-type="float">
            <text:p>36.6916643085</text:p>
          </table:table-cell>
          <table:table-cell office:value-type="float" office:value="41.1262997938" calcext:value-type="float">
            <text:p>41.1262997938</text:p>
          </table:table-cell>
          <table:table-cell office:value-type="float" office:value="39.0569854682" calcext:value-type="float">
            <text:p>39.0569854682</text:p>
          </table:table-cell>
          <table:table-cell office:value-type="float" office:value="25.6575233273" calcext:value-type="float">
            <text:p>25.6575233273</text:p>
          </table:table-cell>
          <table:table-cell office:value-type="float" office:value="34.6177142341" calcext:value-type="float">
            <text:p>34.6177142341</text:p>
          </table:table-cell>
          <table:table-cell office:value-type="float" office:value="30.0044046738" calcext:value-type="float">
            <text:p>30.0044046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0.673374451590504" calcext:value-type="float">
            <text:p>0.6733744516</text:p>
          </table:table-cell>
          <table:table-cell table:formula="of:=[.B30]/[.C2]" office:value-type="float" office:value="1.16138669276979" calcext:value-type="float">
            <text:p>1.1613866928</text:p>
          </table:table-cell>
          <table:table-cell table:formula="of:=[.B30]/[.D2]" office:value-type="float" office:value="1.59137443012186" calcext:value-type="float">
            <text:p>1.5913744301</text:p>
          </table:table-cell>
          <table:table-cell table:formula="of:=[.B30]/[.E2]" office:value-type="float" office:value="2.00656265460115" calcext:value-type="float">
            <text:p>2.0065626546</text:p>
          </table:table-cell>
          <table:table-cell table:formula="of:=[.B30]/[.F2]" office:value-type="float" office:value="2.4028147805515" calcext:value-type="float">
            <text:p>2.4028147806</text:p>
          </table:table-cell>
          <table:table-cell table:formula="of:=[.B30]/[.G2]" office:value-type="float" office:value="2.74744225167224" calcext:value-type="float">
            <text:p>2.7474422517</text:p>
          </table:table-cell>
          <table:table-cell table:formula="of:=[.B30]/[.H2]" office:value-type="float" office:value="3.14496072960295" calcext:value-type="float">
            <text:p>3.1449607296</text:p>
          </table:table-cell>
          <table:table-cell table:formula="of:=[.B30]/[.I2]" office:value-type="float" office:value="3.32682590711691" calcext:value-type="float">
            <text:p>3.3268259071</text:p>
          </table:table-cell>
          <table:table-cell table:formula="of:=[.B30]/[.J2]" office:value-type="float" office:value="3.69624257385421" calcext:value-type="float">
            <text:p>3.6962425739</text:p>
          </table:table-cell>
          <table:table-cell table:formula="of:=[.B30]/[.K2]" office:value-type="float" office:value="3.94425926006171" calcext:value-type="float">
            <text:p>3.9442592601</text:p>
          </table:table-cell>
          <table:table-cell table:formula="of:=[.B30]/[.L2]" office:value-type="float" office:value="4.1345897015142" calcext:value-type="float">
            <text:p>4.1345897015</text:p>
          </table:table-cell>
          <table:table-cell table:formula="of:=[.B30]/[.M2]" office:value-type="float" office:value="4.28517321503205" calcext:value-type="float">
            <text:p>4.285173215</text:p>
          </table:table-cell>
          <table:table-cell table:formula="of:=[.B30]/[.N2]" office:value-type="float" office:value="4.34837486431265" calcext:value-type="float">
            <text:p>4.3483748643</text:p>
          </table:table-cell>
          <table:table-cell table:formula="of:=[.B30]/[.O2]" office:value-type="float" office:value="4.54761694259777" calcext:value-type="float">
            <text:p>4.5476169426</text:p>
          </table:table-cell>
          <table:table-cell table:formula="of:=[.B30]/[.P2]" office:value-type="float" office:value="4.66634132511323" calcext:value-type="float">
            <text:p>4.6663413251</text:p>
          </table:table-cell>
          <table:table-cell table:formula="of:=[.B30]/[.Q2]" office:value-type="float" office:value="4.69009666679262" calcext:value-type="float">
            <text:p>4.6900966668</text:p>
          </table:table-cell>
          <table:table-cell table:formula="of:=[.B30]/[.R2]" office:value-type="float" office:value="4.73560713798175" calcext:value-type="float">
            <text:p>4.735607138</text:p>
          </table:table-cell>
          <table:table-cell table:formula="of:=[.B30]/[.S2]" office:value-type="float" office:value="5.08254415439752" calcext:value-type="float">
            <text:p>5.0825441544</text:p>
          </table:table-cell>
          <table:table-cell table:formula="of:=[.B30]/[.T2]" office:value-type="float" office:value="4.89620155740344" calcext:value-type="float">
            <text:p>4.8962015574</text:p>
          </table:table-cell>
          <table:table-cell table:formula="of:=[.B30]/[.U2]" office:value-type="float" office:value="5.03109892858965" calcext:value-type="float">
            <text:p>5.0310989286</text:p>
          </table:table-cell>
          <table:table-cell table:formula="of:=[.B30]/[.V2]" office:value-type="float" office:value="4.93284958174183" calcext:value-type="float">
            <text:p>4.9328495817</text:p>
          </table:table-cell>
          <table:table-cell table:formula="of:=[.B30]/[.W2]" office:value-type="float" office:value="4.85394383734753" calcext:value-type="float">
            <text:p>4.8539438373</text:p>
          </table:table-cell>
          <table:table-cell table:formula="of:=[.B30]/[.X2]" office:value-type="float" office:value="4.60315102051704" calcext:value-type="float">
            <text:p>4.6031510205</text:p>
          </table:table-cell>
          <table:table-cell table:formula="of:=[.B30]/[.Y2]" office:value-type="float" office:value="4.98262660429544" calcext:value-type="float">
            <text:p>4.9826266043</text:p>
          </table:table-cell>
          <table:table-cell table:formula="of:=[.B30]/[.Z2]" office:value-type="float" office:value="4.74483490722802" calcext:value-type="float">
            <text:p>4.7448349072</text:p>
          </table:table-cell>
          <table:table-cell table:formula="of:=[.B30]/[.AA2]" office:value-type="float" office:value="4.99314668888262" calcext:value-type="float">
            <text:p>4.9931466889</text:p>
          </table:table-cell>
          <table:table-cell table:formula="of:=[.B30]/[.AB2]" office:value-type="float" office:value="4.90302524461924" calcext:value-type="float">
            <text:p>4.9030252446</text:p>
          </table:table-cell>
          <table:table-cell table:formula="of:=[.B30]/[.AC2]" office:value-type="float" office:value="4.89822942522601" calcext:value-type="float">
            <text:p>4.8982294252</text:p>
          </table:table-cell>
          <table:table-cell table:formula="of:=[.B30]/[.AD2]" office:value-type="float" office:value="4.87775207230477" calcext:value-type="float">
            <text:p>4.8777520723</text:p>
          </table:table-cell>
          <table:table-cell table:formula="of:=[.B30]/[.AE2]" office:value-type="float" office:value="4.34412755761598" calcext:value-type="float">
            <text:p>4.3441275576</text:p>
          </table:table-cell>
          <table:table-cell table:formula="of:=[.B30]/[.AF2]" office:value-type="float" office:value="4.71334719750944" calcext:value-type="float">
            <text:p>4.7133471975</text:p>
          </table:table-cell>
          <table:table-cell table:formula="of:=[.B30]/[.AG2]" office:value-type="float" office:value="4.56931068453904" calcext:value-type="float">
            <text:p>4.5693106845</text:p>
          </table:table-cell>
          <table:table-cell table:formula="of:=[.B30]/[.AH2]" office:value-type="float" office:value="4.53432925280156" calcext:value-type="float">
            <text:p>4.5343292528</text:p>
          </table:table-cell>
          <table:table-cell table:formula="of:=[.B30]/[.AI2]" office:value-type="float" office:value="4.94719723616477" calcext:value-type="float">
            <text:p>4.9471972362</text:p>
          </table:table-cell>
          <table:table-cell table:formula="of:=[.B30]/[.AJ2]" office:value-type="float" office:value="4.50642565589397" calcext:value-type="float">
            <text:p>4.5064256559</text:p>
          </table:table-cell>
          <table:table-cell table:formula="of:=[.B30]/[.AK2]" office:value-type="float" office:value="4.90716461883941" calcext:value-type="float">
            <text:p>4.907164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0.673374451590504" calcext:value-type="float">
            <text:p>0.6733744516</text:p>
          </table:table-cell>
          <table:table-cell table:formula="of:=[.C6]/[.C1]" office:value-type="float" office:value="0.580693346384893" calcext:value-type="float">
            <text:p>0.5806933464</text:p>
          </table:table-cell>
          <table:table-cell table:formula="of:=[.D6]/[.D1]" office:value-type="float" office:value="0.530458143373952" calcext:value-type="float">
            <text:p>0.5304581434</text:p>
          </table:table-cell>
          <table:table-cell table:formula="of:=[.E6]/[.E1]" office:value-type="float" office:value="0.501640663650287" calcext:value-type="float">
            <text:p>0.5016406637</text:p>
          </table:table-cell>
          <table:table-cell table:formula="of:=[.F6]/[.F1]" office:value-type="float" office:value="0.4805629561103" calcext:value-type="float">
            <text:p>0.4805629561</text:p>
          </table:table-cell>
          <table:table-cell table:formula="of:=[.G6]/[.G1]" office:value-type="float" office:value="0.457907041945373" calcext:value-type="float">
            <text:p>0.4579070419</text:p>
          </table:table-cell>
          <table:table-cell table:formula="of:=[.H6]/[.H1]" office:value-type="float" office:value="0.449280104228993" calcext:value-type="float">
            <text:p>0.4492801042</text:p>
          </table:table-cell>
          <table:table-cell table:formula="of:=[.I6]/[.I1]" office:value-type="float" office:value="0.415853238389613" calcext:value-type="float">
            <text:p>0.4158532384</text:p>
          </table:table-cell>
          <table:table-cell table:formula="of:=[.J6]/[.J1]" office:value-type="float" office:value="0.410693619317135" calcext:value-type="float">
            <text:p>0.4106936193</text:p>
          </table:table-cell>
          <table:table-cell table:formula="of:=[.K6]/[.K1]" office:value-type="float" office:value="0.394425926006171" calcext:value-type="float">
            <text:p>0.394425926</text:p>
          </table:table-cell>
          <table:table-cell table:formula="of:=[.L6]/[.L1]" office:value-type="float" office:value="0.375871791046745" calcext:value-type="float">
            <text:p>0.375871791</text:p>
          </table:table-cell>
          <table:table-cell table:formula="of:=[.M6]/[.M1]" office:value-type="float" office:value="0.357097767919337" calcext:value-type="float">
            <text:p>0.3570977679</text:p>
          </table:table-cell>
          <table:table-cell table:formula="of:=[.N6]/[.N1]" office:value-type="float" office:value="0.334490374177896" calcext:value-type="float">
            <text:p>0.3344903742</text:p>
          </table:table-cell>
          <table:table-cell table:formula="of:=[.O6]/[.O1]" office:value-type="float" office:value="0.324829781614127" calcext:value-type="float">
            <text:p>0.3248297816</text:p>
          </table:table-cell>
          <table:table-cell table:formula="of:=[.P6]/[.P1]" office:value-type="float" office:value="0.311089421674216" calcext:value-type="float">
            <text:p>0.3110894217</text:p>
          </table:table-cell>
          <table:table-cell table:formula="of:=[.Q6]/[.Q1]" office:value-type="float" office:value="0.293131041674539" calcext:value-type="float">
            <text:p>0.2931310417</text:p>
          </table:table-cell>
          <table:table-cell table:formula="of:=[.R6]/[.R1]" office:value-type="float" office:value="0.278565125763632" calcext:value-type="float">
            <text:p>0.2785651258</text:p>
          </table:table-cell>
          <table:table-cell table:formula="of:=[.S6]/[.S1]" office:value-type="float" office:value="0.282363564133196" calcext:value-type="float">
            <text:p>0.2823635641</text:p>
          </table:table-cell>
          <table:table-cell table:formula="of:=[.T6]/[.T1]" office:value-type="float" office:value="0.257694818810707" calcext:value-type="float">
            <text:p>0.2576948188</text:p>
          </table:table-cell>
          <table:table-cell table:formula="of:=[.U6]/[.U1]" office:value-type="float" office:value="0.251554946429482" calcext:value-type="float">
            <text:p>0.2515549464</text:p>
          </table:table-cell>
          <table:table-cell table:formula="of:=[.V6]/[.V1]" office:value-type="float" office:value="0.234897599130563" calcext:value-type="float">
            <text:p>0.2348975991</text:p>
          </table:table-cell>
          <table:table-cell table:formula="of:=[.W6]/[.W1]" office:value-type="float" office:value="0.220633810788524" calcext:value-type="float">
            <text:p>0.2206338108</text:p>
          </table:table-cell>
          <table:table-cell table:formula="of:=[.X6]/[.X1]" office:value-type="float" office:value="0.200137000892045" calcext:value-type="float">
            <text:p>0.2001370009</text:p>
          </table:table-cell>
          <table:table-cell table:formula="of:=[.Y6]/[.Y1]" office:value-type="float" office:value="0.207609441845643" calcext:value-type="float">
            <text:p>0.2076094418</text:p>
          </table:table-cell>
          <table:table-cell table:formula="of:=[.Z6]/[.Z1]" office:value-type="float" office:value="0.189793396289121" calcext:value-type="float">
            <text:p>0.1897933963</text:p>
          </table:table-cell>
          <table:table-cell table:formula="of:=[.AA6]/[.AA1]" office:value-type="float" office:value="0.192044103418562" calcext:value-type="float">
            <text:p>0.1920441034</text:p>
          </table:table-cell>
          <table:table-cell table:formula="of:=[.AB6]/[.AB1]" office:value-type="float" office:value="0.18159352757849" calcext:value-type="float">
            <text:p>0.1815935276</text:p>
          </table:table-cell>
          <table:table-cell table:formula="of:=[.AC6]/[.AC1]" office:value-type="float" office:value="0.174936765186643" calcext:value-type="float">
            <text:p>0.1749367652</text:p>
          </table:table-cell>
          <table:table-cell table:formula="of:=[.AD6]/[.AD1]" office:value-type="float" office:value="0.168198347320854" calcext:value-type="float">
            <text:p>0.1681983473</text:p>
          </table:table-cell>
          <table:table-cell table:formula="of:=[.AE6]/[.AE1]" office:value-type="float" office:value="0.144804251920533" calcext:value-type="float">
            <text:p>0.1448042519</text:p>
          </table:table-cell>
          <table:table-cell table:formula="of:=[.AF6]/[.AF1]" office:value-type="float" office:value="0.152043457984176" calcext:value-type="float">
            <text:p>0.152043458</text:p>
          </table:table-cell>
          <table:table-cell table:formula="of:=[.AG6]/[.AG1]" office:value-type="float" office:value="0.142790958891845" calcext:value-type="float">
            <text:p>0.1427909589</text:p>
          </table:table-cell>
          <table:table-cell table:formula="of:=[.AH6]/[.AH1]" office:value-type="float" office:value="0.137403916751562" calcext:value-type="float">
            <text:p>0.1374039168</text:p>
          </table:table-cell>
          <table:table-cell table:formula="of:=[.AI6]/[.AI1]" office:value-type="float" office:value="0.14550580106367" calcext:value-type="float">
            <text:p>0.1455058011</text:p>
          </table:table-cell>
          <table:table-cell table:formula="of:=[.AJ6]/[.AJ1]" office:value-type="float" office:value="0.128755018739828" calcext:value-type="float">
            <text:p>0.1287550187</text:p>
          </table:table-cell>
          <table:table-cell table:formula="of:=[.AK6]/[.AK1]" office:value-type="float" office:value="0.136310128301095" calcext:value-type="float">
            <text:p>0.1363101283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1100.12875" calcext:value-type="float">
            <text:p>1100.12875</text:p>
          </table:table-cell>
          <table:table-cell office:value-type="float" office:value="578.8982380952" calcext:value-type="float">
            <text:p>578.8982380952</text:p>
          </table:table-cell>
          <table:table-cell office:value-type="float" office:value="432.5027619048" calcext:value-type="float">
            <text:p>432.5027619048</text:p>
          </table:table-cell>
          <table:table-cell office:value-type="float" office:value="357.1111428571" calcext:value-type="float">
            <text:p>357.1111428571</text:p>
          </table:table-cell>
          <table:table-cell office:value-type="float" office:value="297.0132380952" calcext:value-type="float">
            <text:p>297.0132380952</text:p>
          </table:table-cell>
          <table:table-cell office:value-type="float" office:value="260.0203809524" calcext:value-type="float">
            <text:p>260.0203809524</text:p>
          </table:table-cell>
          <table:table-cell office:value-type="float" office:value="235.3441904762" calcext:value-type="float">
            <text:p>235.3441904762</text:p>
          </table:table-cell>
          <table:table-cell office:value-type="float" office:value="212.5532380952" calcext:value-type="float">
            <text:p>212.5532380952</text:p>
          </table:table-cell>
          <table:table-cell office:value-type="float" office:value="195.3522857143" calcext:value-type="float">
            <text:p>195.3522857143</text:p>
          </table:table-cell>
          <table:table-cell office:value-type="float" office:value="179.4528095238" calcext:value-type="float">
            <text:p>179.4528095238</text:p>
          </table:table-cell>
          <table:table-cell office:value-type="float" office:value="174.7176190476" calcext:value-type="float">
            <text:p>174.7176190476</text:p>
          </table:table-cell>
          <table:table-cell office:value-type="float" office:value="168.8012380952" calcext:value-type="float">
            <text:p>168.8012380952</text:p>
          </table:table-cell>
          <table:table-cell office:value-type="float" office:value="159.3632857143" calcext:value-type="float">
            <text:p>159.3632857143</text:p>
          </table:table-cell>
          <table:table-cell office:value-type="float" office:value="158.0748095238" calcext:value-type="float">
            <text:p>158.0748095238</text:p>
          </table:table-cell>
          <table:table-cell office:value-type="float" office:value="156.7301904762" calcext:value-type="float">
            <text:p>156.7301904762</text:p>
          </table:table-cell>
          <table:table-cell office:value-type="float" office:value="147.0047142857" calcext:value-type="float">
            <text:p>147.0047142857</text:p>
          </table:table-cell>
          <table:table-cell office:value-type="float" office:value="147.9607142857" calcext:value-type="float">
            <text:p>147.9607142857</text:p>
          </table:table-cell>
          <table:table-cell office:value-type="float" office:value="147.4479047619" calcext:value-type="float">
            <text:p>147.4479047619</text:p>
          </table:table-cell>
          <table:table-cell office:value-type="float" office:value="145.2624285714" calcext:value-type="float">
            <text:p>145.2624285714</text:p>
          </table:table-cell>
          <table:table-cell office:value-type="float" office:value="142.9885238095" calcext:value-type="float">
            <text:p>142.9885238095</text:p>
          </table:table-cell>
          <table:table-cell office:value-type="float" office:value="144.9559047619" calcext:value-type="float">
            <text:p>144.9559047619</text:p>
          </table:table-cell>
          <table:table-cell office:value-type="float" office:value="146.3213333333" calcext:value-type="float">
            <text:p>146.3213333333</text:p>
          </table:table-cell>
          <table:table-cell office:value-type="float" office:value="146.4172857143" calcext:value-type="float">
            <text:p>146.4172857143</text:p>
          </table:table-cell>
          <table:table-cell office:value-type="float" office:value="141.8241428571" calcext:value-type="float">
            <text:p>141.8241428571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152.8032380952" calcext:value-type="float">
            <text:p>152.8032380952</text:p>
          </table:table-cell>
          <table:table-cell office:value-type="float" office:value="149.9611428571" calcext:value-type="float">
            <text:p>149.9611428571</text:p>
          </table:table-cell>
          <table:table-cell office:value-type="float" office:value="133.8212857143" calcext:value-type="float">
            <text:p>133.8212857143</text:p>
          </table:table-cell>
          <table:table-cell office:value-type="float" office:value="135.5545714286" calcext:value-type="float">
            <text:p>135.5545714286</text:p>
          </table:table-cell>
          <table:table-cell office:value-type="float" office:value="142.8624285714" calcext:value-type="float">
            <text:p>142.8624285714</text:p>
          </table:table-cell>
          <table:table-cell office:value-type="float" office:value="146.0103333333" calcext:value-type="float">
            <text:p>146.0103333333</text:p>
          </table:table-cell>
          <table:table-cell office:value-type="float" office:value="144.0269047619" calcext:value-type="float">
            <text:p>144.0269047619</text:p>
          </table:table-cell>
          <table:table-cell office:value-type="float" office:value="147.047" calcext:value-type="float">
            <text:p>147.047</text:p>
          </table:table-cell>
          <table:table-cell office:value-type="float" office:value="137.729952381" calcext:value-type="float">
            <text:p>137.729952381</text:p>
          </table:table-cell>
          <table:table-cell office:value-type="float" office:value="153.655952381" calcext:value-type="float">
            <text:p>153.655952381</text:p>
          </table:table-cell>
          <table:table-cell office:value-type="float" office:value="140.922" calcext:value-type="float">
            <text:p>140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1127.057" calcext:value-type="float">
            <text:p>1127.057</text:p>
          </table:table-cell>
          <table:table-cell office:value-type="float" office:value="593.14" calcext:value-type="float">
            <text:p>593.14</text:p>
          </table:table-cell>
          <table:table-cell office:value-type="float" office:value="472.978" calcext:value-type="float">
            <text:p>472.978</text:p>
          </table:table-cell>
          <table:table-cell office:value-type="float" office:value="364.336" calcext:value-type="float">
            <text:p>364.336</text:p>
          </table:table-cell>
          <table:table-cell office:value-type="float" office:value="304.74" calcext:value-type="float">
            <text:p>304.74</text:p>
          </table:table-cell>
          <table:table-cell office:value-type="float" office:value="267.171" calcext:value-type="float">
            <text:p>267.171</text:p>
          </table:table-cell>
          <table:table-cell office:value-type="float" office:value="243.065" calcext:value-type="float">
            <text:p>243.065</text:p>
          </table:table-cell>
          <table:table-cell office:value-type="float" office:value="222.409" calcext:value-type="float">
            <text:p>222.409</text:p>
          </table:table-cell>
          <table:table-cell office:value-type="float" office:value="204.481" calcext:value-type="float">
            <text:p>204.481</text:p>
          </table:table-cell>
          <table:table-cell office:value-type="float" office:value="191.689" calcext:value-type="float">
            <text:p>191.689</text:p>
          </table:table-cell>
          <table:table-cell office:value-type="float" office:value="184.504" calcext:value-type="float">
            <text:p>184.504</text:p>
          </table:table-cell>
          <table:table-cell office:value-type="float" office:value="178.675" calcext:value-type="float">
            <text:p>178.675</text:p>
          </table:table-cell>
          <table:table-cell office:value-type="float" office:value="174.724" calcext:value-type="float">
            <text:p>174.724</text:p>
          </table:table-cell>
          <table:table-cell office:value-type="float" office:value="172.125" calcext:value-type="float">
            <text:p>172.125</text:p>
          </table:table-cell>
          <table:table-cell office:value-type="float" office:value="169.26" calcext:value-type="float">
            <text:p>169.26</text:p>
          </table:table-cell>
          <table:table-cell office:value-type="float" office:value="164.463" calcext:value-type="float">
            <text:p>164.463</text:p>
          </table:table-cell>
          <table:table-cell office:value-type="float" office:value="163.583" calcext:value-type="float">
            <text:p>163.583</text:p>
          </table:table-cell>
          <table:table-cell office:value-type="float" office:value="162.886" calcext:value-type="float">
            <text:p>162.886</text:p>
          </table:table-cell>
          <table:table-cell office:value-type="float" office:value="162.471" calcext:value-type="float">
            <text:p>162.471</text:p>
          </table:table-cell>
          <table:table-cell office:value-type="float" office:value="158.964" calcext:value-type="float">
            <text:p>158.964</text:p>
          </table:table-cell>
          <table:table-cell office:value-type="float" office:value="168.551" calcext:value-type="float">
            <text:p>168.551</text:p>
          </table:table-cell>
          <table:table-cell office:value-type="float" office:value="169.611" calcext:value-type="float">
            <text:p>169.611</text:p>
          </table:table-cell>
          <table:table-cell office:value-type="float" office:value="201.652" calcext:value-type="float">
            <text:p>201.652</text:p>
          </table:table-cell>
          <table:table-cell office:value-type="float" office:value="187.484" calcext:value-type="float">
            <text:p>187.484</text:p>
          </table:table-cell>
          <table:table-cell office:value-type="float" office:value="192.524" calcext:value-type="float">
            <text:p>192.524</text:p>
          </table:table-cell>
          <table:table-cell office:value-type="float" office:value="185.107" calcext:value-type="float">
            <text:p>185.107</text:p>
          </table:table-cell>
          <table:table-cell office:value-type="float" office:value="172.438" calcext:value-type="float">
            <text:p>172.438</text:p>
          </table:table-cell>
          <table:table-cell office:value-type="float" office:value="188.336" calcext:value-type="float">
            <text:p>188.336</text:p>
          </table:table-cell>
          <table:table-cell office:value-type="float" office:value="208.733" calcext:value-type="float">
            <text:p>208.733</text:p>
          </table:table-cell>
          <table:table-cell office:value-type="float" office:value="192.883" calcext:value-type="float">
            <text:p>192.883</text:p>
          </table:table-cell>
          <table:table-cell office:value-type="float" office:value="199.17" calcext:value-type="float">
            <text:p>199.17</text:p>
          </table:table-cell>
          <table:table-cell office:value-type="float" office:value="216.096" calcext:value-type="float">
            <text:p>216.096</text:p>
          </table:table-cell>
          <table:table-cell office:value-type="float" office:value="202.309" calcext:value-type="float">
            <text:p>202.309</text:p>
          </table:table-cell>
          <table:table-cell office:value-type="float" office:value="179.645" calcext:value-type="float">
            <text:p>179.645</text:p>
          </table:table-cell>
          <table:table-cell office:value-type="float" office:value="235.004" calcext:value-type="float">
            <text:p>235.004</text:p>
          </table:table-cell>
          <table:table-cell office:value-type="float" office:value="223.657" calcext:value-type="float">
            <text:p>223.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1082.186" calcext:value-type="float">
            <text:p>1082.186</text:p>
          </table:table-cell>
          <table:table-cell office:value-type="float" office:value="539.36" calcext:value-type="float">
            <text:p>539.36</text:p>
          </table:table-cell>
          <table:table-cell office:value-type="float" office:value="394.838" calcext:value-type="float">
            <text:p>394.838</text:p>
          </table:table-cell>
          <table:table-cell office:value-type="float" office:value="347.21" calcext:value-type="float">
            <text:p>347.21</text:p>
          </table:table-cell>
          <table:table-cell office:value-type="float" office:value="269.247" calcext:value-type="float">
            <text:p>269.247</text:p>
          </table:table-cell>
          <table:table-cell office:value-type="float" office:value="242.845" calcext:value-type="float">
            <text:p>242.845</text:p>
          </table:table-cell>
          <table:table-cell office:value-type="float" office:value="228.046" calcext:value-type="float">
            <text:p>228.046</text:p>
          </table:table-cell>
          <table:table-cell office:value-type="float" office:value="194.062" calcext:value-type="float">
            <text:p>194.062</text:p>
          </table:table-cell>
          <table:table-cell office:value-type="float" office:value="182.961" calcext:value-type="float">
            <text:p>182.961</text:p>
          </table:table-cell>
          <table:table-cell office:value-type="float" office:value="149.773" calcext:value-type="float">
            <text:p>149.773</text:p>
          </table:table-cell>
          <table:table-cell office:value-type="float" office:value="142.84" calcext:value-type="float">
            <text:p>142.84</text:p>
          </table:table-cell>
          <table:table-cell office:value-type="float" office:value="137.774" calcext:value-type="float">
            <text:p>137.774</text:p>
          </table:table-cell>
          <table:table-cell office:value-type="float" office:value="145.672" calcext:value-type="float">
            <text:p>145.672</text:p>
          </table:table-cell>
          <table:table-cell office:value-type="float" office:value="124.208" calcext:value-type="float">
            <text:p>124.208</text:p>
          </table:table-cell>
          <table:table-cell office:value-type="float" office:value="135.873" calcext:value-type="float">
            <text:p>135.873</text:p>
          </table:table-cell>
          <table:table-cell office:value-type="float" office:value="125.244" calcext:value-type="float">
            <text:p>125.244</text:p>
          </table:table-cell>
          <table:table-cell office:value-type="float" office:value="118.129" calcext:value-type="float">
            <text:p>118.129</text:p>
          </table:table-cell>
          <table:table-cell office:value-type="float" office:value="122.392" calcext:value-type="float">
            <text:p>122.392</text:p>
          </table:table-cell>
          <table:table-cell office:value-type="float" office:value="124.212" calcext:value-type="float">
            <text:p>124.212</text:p>
          </table:table-cell>
          <table:table-cell office:value-type="float" office:value="110.855" calcext:value-type="float">
            <text:p>110.855</text:p>
          </table:table-cell>
          <table:table-cell office:value-type="float" office:value="120.036" calcext:value-type="float">
            <text:p>120.036</text:p>
          </table:table-cell>
          <table:table-cell office:value-type="float" office:value="111.611" calcext:value-type="float">
            <text:p>111.611</text:p>
          </table:table-cell>
          <table:table-cell office:value-type="float" office:value="113.112" calcext:value-type="float">
            <text:p>113.112</text:p>
          </table:table-cell>
          <table:table-cell office:value-type="float" office:value="112.873" calcext:value-type="float">
            <text:p>112.873</text:p>
          </table:table-cell>
          <table:table-cell office:value-type="float" office:value="114.474" calcext:value-type="float">
            <text:p>114.474</text:p>
          </table:table-cell>
          <table:table-cell office:value-type="float" office:value="112.484" calcext:value-type="float">
            <text:p>112.484</text:p>
          </table:table-cell>
          <table:table-cell office:value-type="float" office:value="112.216" calcext:value-type="float">
            <text:p>112.216</text:p>
          </table:table-cell>
          <table:table-cell office:value-type="float" office:value="107.4" calcext:value-type="float">
            <text:p>107.4</text:p>
          </table:table-cell>
          <table:table-cell office:value-type="float" office:value="96.149" calcext:value-type="float">
            <text:p>96.149</text:p>
          </table:table-cell>
          <table:table-cell office:value-type="float" office:value="108.347" calcext:value-type="float">
            <text:p>108.347</text:p>
          </table:table-cell>
          <table:table-cell office:value-type="float" office:value="103.874" calcext:value-type="float">
            <text:p>103.874</text:p>
          </table:table-cell>
          <table:table-cell office:value-type="float" office:value="101.611" calcext:value-type="float">
            <text:p>101.611</text:p>
          </table:table-cell>
          <table:table-cell office:value-type="float" office:value="103.559" calcext:value-type="float">
            <text:p>103.559</text:p>
          </table:table-cell>
          <table:table-cell office:value-type="float" office:value="95.94" calcext:value-type="float">
            <text:p>95.94</text:p>
          </table:table-cell>
          <table:table-cell office:value-type="float" office:value="107.376" calcext:value-type="float">
            <text:p>107.376</text:p>
          </table:table-cell>
          <table:table-cell office:value-type="float" office:value="111.17" calcext:value-type="float">
            <text:p>11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11.17212453" calcext:value-type="float">
            <text:p>11.17212453</text:p>
          </table:table-cell>
          <table:table-cell office:value-type="float" office:value="10.4800744554" calcext:value-type="float">
            <text:p>10.4800744554</text:p>
          </table:table-cell>
          <table:table-cell office:value-type="float" office:value="23.4912367893" calcext:value-type="float">
            <text:p>23.4912367893</text:p>
          </table:table-cell>
          <table:table-cell office:value-type="float" office:value="4.7299180044" calcext:value-type="float">
            <text:p>4.7299180044</text:p>
          </table:table-cell>
          <table:table-cell office:value-type="float" office:value="9.7901950486" calcext:value-type="float">
            <text:p>9.7901950486</text:p>
          </table:table-cell>
          <table:table-cell office:value-type="float" office:value="6.6467135223" calcext:value-type="float">
            <text:p>6.6467135223</text:p>
          </table:table-cell>
          <table:table-cell office:value-type="float" office:value="2.9960470894" calcext:value-type="float">
            <text:p>2.9960470894</text:p>
          </table:table-cell>
          <table:table-cell office:value-type="float" office:value="6.5440993338" calcext:value-type="float">
            <text:p>6.5440993338</text:p>
          </table:table-cell>
          <table:table-cell office:value-type="float" office:value="6.5644937668" calcext:value-type="float">
            <text:p>6.5644937668</text:p>
          </table:table-cell>
          <table:table-cell office:value-type="float" office:value="11.8430615789" calcext:value-type="float">
            <text:p>11.8430615789</text:p>
          </table:table-cell>
          <table:table-cell office:value-type="float" office:value="10.501911714" calcext:value-type="float">
            <text:p>10.501911714</text:p>
          </table:table-cell>
          <table:table-cell office:value-type="float" office:value="12.046233274" calcext:value-type="float">
            <text:p>12.046233274</text:p>
          </table:table-cell>
          <table:table-cell office:value-type="float" office:value="8.5457014173" calcext:value-type="float">
            <text:p>8.5457014173</text:p>
          </table:table-cell>
          <table:table-cell office:value-type="float" office:value="11.2450362055" calcext:value-type="float">
            <text:p>11.2450362055</text:p>
          </table:table-cell>
          <table:table-cell office:value-type="float" office:value="10.0776988922" calcext:value-type="float">
            <text:p>10.0776988922</text:p>
          </table:table-cell>
          <table:table-cell office:value-type="float" office:value="11.7102190165" calcext:value-type="float">
            <text:p>11.7102190165</text:p>
          </table:table-cell>
          <table:table-cell office:value-type="float" office:value="12.1100022838" calcext:value-type="float">
            <text:p>12.1100022838</text:p>
          </table:table-cell>
          <table:table-cell office:value-type="float" office:value="13.2708389143" calcext:value-type="float">
            <text:p>13.2708389143</text:p>
          </table:table-cell>
          <table:table-cell office:value-type="float" office:value="11.6538658589" calcext:value-type="float">
            <text:p>11.6538658589</text:p>
          </table:table-cell>
          <table:table-cell office:value-type="float" office:value="13.5384152788" calcext:value-type="float">
            <text:p>13.5384152788</text:p>
          </table:table-cell>
          <table:table-cell office:value-type="float" office:value="15.7667133192" calcext:value-type="float">
            <text:p>15.7667133192</text:p>
          </table:table-cell>
          <table:table-cell office:value-type="float" office:value="17.3375886049" calcext:value-type="float">
            <text:p>17.3375886049</text:p>
          </table:table-cell>
          <table:table-cell office:value-type="float" office:value="21.9250960115" calcext:value-type="float">
            <text:p>21.9250960115</text:p>
          </table:table-cell>
          <table:table-cell office:value-type="float" office:value="20.3805650248" calcext:value-type="float">
            <text:p>20.3805650248</text:p>
          </table:table-cell>
          <table:table-cell office:value-type="float" office:value="22.3292316482" calcext:value-type="float">
            <text:p>22.3292316482</text:p>
          </table:table-cell>
          <table:table-cell office:value-type="float" office:value="22.9459389041" calcext:value-type="float">
            <text:p>22.9459389041</text:p>
          </table:table-cell>
          <table:table-cell office:value-type="float" office:value="19.1357352231" calcext:value-type="float">
            <text:p>19.1357352231</text:p>
          </table:table-cell>
          <table:table-cell office:value-type="float" office:value="26.3837007756" calcext:value-type="float">
            <text:p>26.3837007756</text:p>
          </table:table-cell>
          <table:table-cell office:value-type="float" office:value="31.3121130628" calcext:value-type="float">
            <text:p>31.3121130628</text:p>
          </table:table-cell>
          <table:table-cell office:value-type="float" office:value="26.2853219641" calcext:value-type="float">
            <text:p>26.2853219641</text:p>
          </table:table-cell>
          <table:table-cell office:value-type="float" office:value="29.0707736126" calcext:value-type="float">
            <text:p>29.0707736126</text:p>
          </table:table-cell>
          <table:table-cell office:value-type="float" office:value="34.7446328271" calcext:value-type="float">
            <text:p>34.7446328271</text:p>
          </table:table-cell>
          <table:table-cell office:value-type="float" office:value="29.9980392009" calcext:value-type="float">
            <text:p>29.9980392009</text:p>
          </table:table-cell>
          <table:table-cell office:value-type="float" office:value="26.6237726618" calcext:value-type="float">
            <text:p>26.6237726618</text:p>
          </table:table-cell>
          <table:table-cell office:value-type="float" office:value="39.5345629791" calcext:value-type="float">
            <text:p>39.5345629791</text:p>
          </table:table-cell>
          <table:table-cell office:value-type="float" office:value="32.4358880501" calcext:value-type="float">
            <text:p>32.435888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590235415627489" calcext:value-type="float">
            <text:p>0.5902354156</text:p>
          </table:table-cell>
          <table:table-cell table:formula="of:=[.B30]/[.C9]" office:value-type="float" office:value="1.12167373688433" calcext:value-type="float">
            <text:p>1.1216737369</text:p>
          </table:table-cell>
          <table:table-cell table:formula="of:=[.B30]/[.D9]" office:value-type="float" office:value="1.50134289811293" calcext:value-type="float">
            <text:p>1.5013428981</text:p>
          </table:table-cell>
          <table:table-cell table:formula="of:=[.B30]/[.E9]" office:value-type="float" office:value="1.81829932498028" calcext:value-type="float">
            <text:p>1.818299325</text:p>
          </table:table-cell>
          <table:table-cell table:formula="of:=[.B30]/[.F9]" office:value-type="float" office:value="2.18621551741028" calcext:value-type="float">
            <text:p>2.1862155174</text:p>
          </table:table-cell>
          <table:table-cell table:formula="of:=[.B30]/[.G9]" office:value-type="float" office:value="2.49724636054152" calcext:value-type="float">
            <text:p>2.4972463605</text:p>
          </table:table-cell>
          <table:table-cell table:formula="of:=[.B30]/[.H9]" office:value-type="float" office:value="2.75908637764171" calcext:value-type="float">
            <text:p>2.7590863776</text:p>
          </table:table-cell>
          <table:table-cell table:formula="of:=[.B30]/[.I9]" office:value-type="float" office:value="3.05492852435008" calcext:value-type="float">
            <text:p>3.0549285244</text:p>
          </table:table-cell>
          <table:table-cell table:formula="of:=[.B30]/[.J9]" office:value-type="float" office:value="3.32391785243631" calcext:value-type="float">
            <text:p>3.3239178524</text:p>
          </table:table-cell>
          <table:table-cell table:formula="of:=[.B30]/[.K9]" office:value-type="float" office:value="3.6184161826337" calcext:value-type="float">
            <text:p>3.6184161826</text:p>
          </table:table-cell>
          <table:table-cell table:formula="of:=[.B30]/[.L9]" office:value-type="float" office:value="3.71648236474133" calcext:value-type="float">
            <text:p>3.7164823647</text:p>
          </table:table-cell>
          <table:table-cell table:formula="of:=[.B30]/[.M9]" office:value-type="float" office:value="3.84674281615038" calcext:value-type="float">
            <text:p>3.8467428162</text:p>
          </table:table-cell>
          <table:table-cell table:formula="of:=[.B30]/[.N9]" office:value-type="float" office:value="4.07455799552289" calcext:value-type="float">
            <text:p>4.0745579955</text:p>
          </table:table-cell>
          <table:table-cell table:formula="of:=[.B30]/[.O9]" office:value-type="float" office:value="4.10776993472977" calcext:value-type="float">
            <text:p>4.1077699347</text:p>
          </table:table-cell>
          <table:table-cell table:formula="of:=[.B30]/[.P9]" office:value-type="float" office:value="4.14301129876189" calcext:value-type="float">
            <text:p>4.1430112988</text:p>
          </table:table-cell>
          <table:table-cell table:formula="of:=[.B30]/[.Q9]" office:value-type="float" office:value="4.41710290146229" calcext:value-type="float">
            <text:p>4.4171029015</text:p>
          </table:table-cell>
          <table:table-cell table:formula="of:=[.B30]/[.R9]" office:value-type="float" office:value="4.38856322865668" calcext:value-type="float">
            <text:p>4.3885632287</text:p>
          </table:table-cell>
          <table:table-cell table:formula="of:=[.B30]/[.S9]" office:value-type="float" office:value="4.40382622627667" calcext:value-type="float">
            <text:p>4.4038262263</text:p>
          </table:table-cell>
          <table:table-cell table:formula="of:=[.B30]/[.T9]" office:value-type="float" office:value="4.47008188136436" calcext:value-type="float">
            <text:p>4.4700818814</text:p>
          </table:table-cell>
          <table:table-cell table:formula="of:=[.B30]/[.U9]" office:value-type="float" office:value="4.54116828889773" calcext:value-type="float">
            <text:p>4.5411682889</text:p>
          </table:table-cell>
          <table:table-cell table:formula="of:=[.B30]/[.V9]" office:value-type="float" office:value="4.47953431815404" calcext:value-type="float">
            <text:p>4.4795343182</text:p>
          </table:table-cell>
          <table:table-cell table:formula="of:=[.B30]/[.W9]" office:value-type="float" office:value="4.4377325931066" calcext:value-type="float">
            <text:p>4.4377325931</text:p>
          </table:table-cell>
          <table:table-cell table:formula="of:=[.B30]/[.X9]" office:value-type="float" office:value="4.4348243913429" calcext:value-type="float">
            <text:p>4.4348243913</text:p>
          </table:table-cell>
          <table:table-cell table:formula="of:=[.B30]/[.Y9]" office:value-type="float" office:value="4.5784514323084" calcext:value-type="float">
            <text:p>4.5784514323</text:p>
          </table:table-cell>
          <table:table-cell table:formula="of:=[.B30]/[.Z9]" office:value-type="float" office:value="4.24785067577292" calcext:value-type="float">
            <text:p>4.2478506758</text:p>
          </table:table-cell>
          <table:table-cell table:formula="of:=[.B30]/[.AA9]" office:value-type="float" office:value="4.24948422621417" calcext:value-type="float">
            <text:p>4.2494842262</text:p>
          </table:table-cell>
          <table:table-cell table:formula="of:=[.B30]/[.AB9]" office:value-type="float" office:value="4.33002134838863" calcext:value-type="float">
            <text:p>4.3300213484</text:p>
          </table:table-cell>
          <table:table-cell table:formula="of:=[.B30]/[.AC9]" office:value-type="float" office:value="4.85225460608927" calcext:value-type="float">
            <text:p>4.8522546061</text:p>
          </table:table-cell>
          <table:table-cell table:formula="of:=[.B30]/[.AD9]" office:value-type="float" office:value="4.79021063735959" calcext:value-type="float">
            <text:p>4.7902106374</text:p>
          </table:table-cell>
          <table:table-cell table:formula="of:=[.B30]/[.AE9]" office:value-type="float" office:value="4.54517647847121" calcext:value-type="float">
            <text:p>4.5451764785</text:p>
          </table:table-cell>
          <table:table-cell table:formula="of:=[.B30]/[.AF9]" office:value-type="float" office:value="4.44718490243943" calcext:value-type="float">
            <text:p>4.4471849024</text:p>
          </table:table-cell>
          <table:table-cell table:formula="of:=[.B30]/[.AG9]" office:value-type="float" office:value="4.5084281376001" calcext:value-type="float">
            <text:p>4.5084281376</text:p>
          </table:table-cell>
          <table:table-cell table:formula="of:=[.B30]/[.AH9]" office:value-type="float" office:value="4.41583269294851" calcext:value-type="float">
            <text:p>4.4158326929</text:p>
          </table:table-cell>
          <table:table-cell table:formula="of:=[.B30]/[.AI9]" office:value-type="float" office:value="4.71455147391437" calcext:value-type="float">
            <text:p>4.7145514739</text:p>
          </table:table-cell>
          <table:table-cell table:formula="of:=[.B30]/[.AJ9]" office:value-type="float" office:value="4.22590169751401" calcext:value-type="float">
            <text:p>4.2259016975</text:p>
          </table:table-cell>
          <table:table-cell table:formula="of:=[.B30]/[.AK9]" office:value-type="float" office:value="4.60776138573111" calcext:value-type="float">
            <text:p>4.6077613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590235415627489" calcext:value-type="float">
            <text:p>0.5902354156</text:p>
          </table:table-cell>
          <table:table-cell table:formula="of:=[.C13]/[.C1]" office:value-type="float" office:value="0.560836868442167" calcext:value-type="float">
            <text:p>0.5608368684</text:p>
          </table:table-cell>
          <table:table-cell table:formula="of:=[.D13]/[.D1]" office:value-type="float" office:value="0.500447632704311" calcext:value-type="float">
            <text:p>0.5004476327</text:p>
          </table:table-cell>
          <table:table-cell table:formula="of:=[.E13]/[.E1]" office:value-type="float" office:value="0.454574831245069" calcext:value-type="float">
            <text:p>0.4545748312</text:p>
          </table:table-cell>
          <table:table-cell table:formula="of:=[.F13]/[.F1]" office:value-type="float" office:value="0.437243103482056" calcext:value-type="float">
            <text:p>0.4372431035</text:p>
          </table:table-cell>
          <table:table-cell table:formula="of:=[.G13]/[.G1]" office:value-type="float" office:value="0.41620772675692" calcext:value-type="float">
            <text:p>0.4162077268</text:p>
          </table:table-cell>
          <table:table-cell table:formula="of:=[.H13]/[.H1]" office:value-type="float" office:value="0.394155196805959" calcext:value-type="float">
            <text:p>0.3941551968</text:p>
          </table:table-cell>
          <table:table-cell table:formula="of:=[.I13]/[.I1]" office:value-type="float" office:value="0.38186606554376" calcext:value-type="float">
            <text:p>0.3818660655</text:p>
          </table:table-cell>
          <table:table-cell table:formula="of:=[.J13]/[.J1]" office:value-type="float" office:value="0.369324205826256" calcext:value-type="float">
            <text:p>0.3693242058</text:p>
          </table:table-cell>
          <table:table-cell table:formula="of:=[.K13]/[.K1]" office:value-type="float" office:value="0.36184161826337" calcext:value-type="float">
            <text:p>0.3618416183</text:p>
          </table:table-cell>
          <table:table-cell table:formula="of:=[.L13]/[.L1]" office:value-type="float" office:value="0.337862033158303" calcext:value-type="float">
            <text:p>0.3378620332</text:p>
          </table:table-cell>
          <table:table-cell table:formula="of:=[.M13]/[.M1]" office:value-type="float" office:value="0.320561901345865" calcext:value-type="float">
            <text:p>0.3205619013</text:p>
          </table:table-cell>
          <table:table-cell table:formula="of:=[.N13]/[.N1]" office:value-type="float" office:value="0.313427538117145" calcext:value-type="float">
            <text:p>0.3134275381</text:p>
          </table:table-cell>
          <table:table-cell table:formula="of:=[.O13]/[.O1]" office:value-type="float" office:value="0.293412138194983" calcext:value-type="float">
            <text:p>0.2934121382</text:p>
          </table:table-cell>
          <table:table-cell table:formula="of:=[.P13]/[.P1]" office:value-type="float" office:value="0.276200753250793" calcext:value-type="float">
            <text:p>0.2762007533</text:p>
          </table:table-cell>
          <table:table-cell table:formula="of:=[.Q13]/[.Q1]" office:value-type="float" office:value="0.276068931341393" calcext:value-type="float">
            <text:p>0.2760689313</text:p>
          </table:table-cell>
          <table:table-cell table:formula="of:=[.R13]/[.R1]" office:value-type="float" office:value="0.258150778156275" calcext:value-type="float">
            <text:p>0.2581507782</text:p>
          </table:table-cell>
          <table:table-cell table:formula="of:=[.S13]/[.S1]" office:value-type="float" office:value="0.244657012570926" calcext:value-type="float">
            <text:p>0.2446570126</text:p>
          </table:table-cell>
          <table:table-cell table:formula="of:=[.T13]/[.T1]" office:value-type="float" office:value="0.23526746744023" calcext:value-type="float">
            <text:p>0.2352674674</text:p>
          </table:table-cell>
          <table:table-cell table:formula="of:=[.U13]/[.U1]" office:value-type="float" office:value="0.227058414444887" calcext:value-type="float">
            <text:p>0.2270584144</text:p>
          </table:table-cell>
          <table:table-cell table:formula="of:=[.V13]/[.V1]" office:value-type="float" office:value="0.213311158007335" calcext:value-type="float">
            <text:p>0.213311158</text:p>
          </table:table-cell>
          <table:table-cell table:formula="of:=[.W13]/[.W1]" office:value-type="float" office:value="0.201715117868482" calcext:value-type="float">
            <text:p>0.2017151179</text:p>
          </table:table-cell>
          <table:table-cell table:formula="of:=[.X13]/[.X1]" office:value-type="float" office:value="0.192818451797517" calcext:value-type="float">
            <text:p>0.1928184518</text:p>
          </table:table-cell>
          <table:table-cell table:formula="of:=[.Y13]/[.Y1]" office:value-type="float" office:value="0.190768809679516" calcext:value-type="float">
            <text:p>0.1907688097</text:p>
          </table:table-cell>
          <table:table-cell table:formula="of:=[.Z13]/[.Z1]" office:value-type="float" office:value="0.169914027030917" calcext:value-type="float">
            <text:p>0.169914027</text:p>
          </table:table-cell>
          <table:table-cell table:formula="of:=[.AA13]/[.AA1]" office:value-type="float" office:value="0.163441701008237" calcext:value-type="float">
            <text:p>0.163441701</text:p>
          </table:table-cell>
          <table:table-cell table:formula="of:=[.AB13]/[.AB1]" office:value-type="float" office:value="0.160371161051431" calcext:value-type="float">
            <text:p>0.1603711611</text:p>
          </table:table-cell>
          <table:table-cell table:formula="of:=[.AC13]/[.AC1]" office:value-type="float" office:value="0.173294807360331" calcext:value-type="float">
            <text:p>0.1732948074</text:p>
          </table:table-cell>
          <table:table-cell table:formula="of:=[.AD13]/[.AD1]" office:value-type="float" office:value="0.165179677150331" calcext:value-type="float">
            <text:p>0.1651796772</text:p>
          </table:table-cell>
          <table:table-cell table:formula="of:=[.AE13]/[.AE1]" office:value-type="float" office:value="0.151505882615707" calcext:value-type="float">
            <text:p>0.1515058826</text:p>
          </table:table-cell>
          <table:table-cell table:formula="of:=[.AF13]/[.AF1]" office:value-type="float" office:value="0.143457577498046" calcext:value-type="float">
            <text:p>0.1434575775</text:p>
          </table:table-cell>
          <table:table-cell table:formula="of:=[.AG13]/[.AG1]" office:value-type="float" office:value="0.140888379300003" calcext:value-type="float">
            <text:p>0.1408883793</text:p>
          </table:table-cell>
          <table:table-cell table:formula="of:=[.AH13]/[.AH1]" office:value-type="float" office:value="0.133813111907531" calcext:value-type="float">
            <text:p>0.1338131119</text:p>
          </table:table-cell>
          <table:table-cell table:formula="of:=[.AI13]/[.AI1]" office:value-type="float" office:value="0.13866327864454" calcext:value-type="float">
            <text:p>0.1386632786</text:p>
          </table:table-cell>
          <table:table-cell table:formula="of:=[.AJ13]/[.AJ1]" office:value-type="float" office:value="0.1207400485004" calcext:value-type="float">
            <text:p>0.1207400485</text:p>
          </table:table-cell>
          <table:table-cell table:formula="of:=[.AK13]/[.AK1]" office:value-type="float" office:value="0.127993371825864" calcext:value-type="float">
            <text:p>0.1279933718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782.17315" calcext:value-type="float">
            <text:p>782.17315</text:p>
          </table:table-cell>
          <table:table-cell office:value-type="float" office:value="434.3092380952" calcext:value-type="float">
            <text:p>434.3092380952</text:p>
          </table:table-cell>
          <table:table-cell office:value-type="float" office:value="324.3120952381" calcext:value-type="float">
            <text:p>324.3120952381</text:p>
          </table:table-cell>
          <table:table-cell office:value-type="float" office:value="268.4856190476" calcext:value-type="float">
            <text:p>268.4856190476</text:p>
          </table:table-cell>
          <table:table-cell office:value-type="float" office:value="228.684047619" calcext:value-type="float">
            <text:p>228.684047619</text:p>
          </table:table-cell>
          <table:table-cell office:value-type="float" office:value="196.8546190476" calcext:value-type="float">
            <text:p>196.8546190476</text:p>
          </table:table-cell>
          <table:table-cell office:value-type="float" office:value="174.8427619048" calcext:value-type="float">
            <text:p>174.8427619048</text:p>
          </table:table-cell>
          <table:table-cell office:value-type="float" office:value="155.4947619048" calcext:value-type="float">
            <text:p>155.4947619048</text:p>
          </table:table-cell>
          <table:table-cell office:value-type="float" office:value="137.6385714286" calcext:value-type="float">
            <text:p>137.6385714286</text:p>
          </table:table-cell>
          <table:table-cell office:value-type="float" office:value="135.7148571429" calcext:value-type="float">
            <text:p>135.7148571429</text:p>
          </table:table-cell>
          <table:table-cell office:value-type="float" office:value="130.6585238095" calcext:value-type="float">
            <text:p>130.6585238095</text:p>
          </table:table-cell>
          <table:table-cell office:value-type="float" office:value="123.4049047619" calcext:value-type="float">
            <text:p>123.4049047619</text:p>
          </table:table-cell>
          <table:table-cell office:value-type="float" office:value="121.7238571429" calcext:value-type="float">
            <text:p>121.7238571429</text:p>
          </table:table-cell>
          <table:table-cell office:value-type="float" office:value="117.0816190476" calcext:value-type="float">
            <text:p>117.0816190476</text:p>
          </table:table-cell>
          <table:table-cell office:value-type="float" office:value="112.9209047619" calcext:value-type="float">
            <text:p>112.9209047619</text:p>
          </table:table-cell>
          <table:table-cell office:value-type="float" office:value="116.061047619" calcext:value-type="float">
            <text:p>116.061047619</text:p>
          </table:table-cell>
          <table:table-cell office:value-type="float" office:value="109.7184285714" calcext:value-type="float">
            <text:p>109.7184285714</text:p>
          </table:table-cell>
          <table:table-cell office:value-type="float" office:value="106.7755714286" calcext:value-type="float">
            <text:p>106.7755714286</text:p>
          </table:table-cell>
          <table:table-cell office:value-type="float" office:value="106.2709047619" calcext:value-type="float">
            <text:p>106.2709047619</text:p>
          </table:table-cell>
          <table:table-cell office:value-type="float" office:value="115.4692380952" calcext:value-type="float">
            <text:p>115.4692380952</text:p>
          </table:table-cell>
          <table:table-cell office:value-type="float" office:value="111.0608571429" calcext:value-type="float">
            <text:p>111.0608571429</text:p>
          </table:table-cell>
          <table:table-cell office:value-type="float" office:value="122.7187142857" calcext:value-type="float">
            <text:p>122.7187142857</text:p>
          </table:table-cell>
          <table:table-cell office:value-type="float" office:value="116.9333809524" calcext:value-type="float">
            <text:p>116.9333809524</text:p>
          </table:table-cell>
          <table:table-cell office:value-type="float" office:value="130.2475714286" calcext:value-type="float">
            <text:p>130.2475714286</text:p>
          </table:table-cell>
          <table:table-cell office:value-type="float" office:value="113.1752380952" calcext:value-type="float">
            <text:p>113.1752380952</text:p>
          </table:table-cell>
          <table:table-cell office:value-type="float" office:value="105.2939047619" calcext:value-type="float">
            <text:p>105.2939047619</text:p>
          </table:table-cell>
          <table:table-cell office:value-type="float" office:value="127.3606666667" calcext:value-type="float">
            <text:p>127.3606666667</text:p>
          </table:table-cell>
          <table:table-cell office:value-type="float" office:value="128.9969047619" calcext:value-type="float">
            <text:p>128.9969047619</text:p>
          </table:table-cell>
          <table:table-cell office:value-type="float" office:value="107.214952381" calcext:value-type="float">
            <text:p>107.214952381</text:p>
          </table:table-cell>
          <table:table-cell office:value-type="float" office:value="141.5603333333" calcext:value-type="float">
            <text:p>141.5603333333</text:p>
          </table:table-cell>
          <table:table-cell office:value-type="float" office:value="115.0616190476" calcext:value-type="float">
            <text:p>115.0616190476</text:p>
          </table:table-cell>
          <table:table-cell office:value-type="float" office:value="129.3683333333" calcext:value-type="float">
            <text:p>129.3683333333</text:p>
          </table:table-cell>
          <table:table-cell office:value-type="float" office:value="120.8184285714" calcext:value-type="float">
            <text:p>120.8184285714</text:p>
          </table:table-cell>
          <table:table-cell office:value-type="float" office:value="150.9957619048" calcext:value-type="float">
            <text:p>150.9957619048</text:p>
          </table:table-cell>
          <table:table-cell office:value-type="float" office:value="147.1963333333" calcext:value-type="float">
            <text:p>147.1963333333</text:p>
          </table:table-cell>
          <table:table-cell office:value-type="float" office:value="136.4992380952" calcext:value-type="float">
            <text:p>136.499238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791.563" calcext:value-type="float">
            <text:p>791.563</text:p>
          </table:table-cell>
          <table:table-cell office:value-type="float" office:value="440.299" calcext:value-type="float">
            <text:p>440.299</text:p>
          </table:table-cell>
          <table:table-cell office:value-type="float" office:value="365.786" calcext:value-type="float">
            <text:p>365.786</text:p>
          </table:table-cell>
          <table:table-cell office:value-type="float" office:value="288.083" calcext:value-type="float">
            <text:p>288.083</text:p>
          </table:table-cell>
          <table:table-cell office:value-type="float" office:value="244.571" calcext:value-type="float">
            <text:p>244.571</text:p>
          </table:table-cell>
          <table:table-cell office:value-type="float" office:value="211.357" calcext:value-type="float">
            <text:p>211.357</text:p>
          </table:table-cell>
          <table:table-cell office:value-type="float" office:value="193.789" calcext:value-type="float">
            <text:p>193.789</text:p>
          </table:table-cell>
          <table:table-cell office:value-type="float" office:value="176.051" calcext:value-type="float">
            <text:p>176.051</text:p>
          </table:table-cell>
          <table:table-cell office:value-type="float" office:value="156.319" calcext:value-type="float">
            <text:p>156.319</text:p>
          </table:table-cell>
          <table:table-cell office:value-type="float" office:value="152.785" calcext:value-type="float">
            <text:p>152.785</text:p>
          </table:table-cell>
          <table:table-cell office:value-type="float" office:value="145.872" calcext:value-type="float">
            <text:p>145.872</text:p>
          </table:table-cell>
          <table:table-cell office:value-type="float" office:value="141.563" calcext:value-type="float">
            <text:p>141.563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132.485" calcext:value-type="float">
            <text:p>132.485</text:p>
          </table:table-cell>
          <table:table-cell office:value-type="float" office:value="129.808" calcext:value-type="float">
            <text:p>129.808</text:p>
          </table:table-cell>
          <table:table-cell office:value-type="float" office:value="128.672" calcext:value-type="float">
            <text:p>128.672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130.289" calcext:value-type="float">
            <text:p>130.289</text:p>
          </table:table-cell>
          <table:table-cell office:value-type="float" office:value="125.786" calcext:value-type="float">
            <text:p>125.786</text:p>
          </table:table-cell>
          <table:table-cell office:value-type="float" office:value="152.847" calcext:value-type="float">
            <text:p>152.847</text:p>
          </table:table-cell>
          <table:table-cell office:value-type="float" office:value="166.171" calcext:value-type="float">
            <text:p>166.171</text:p>
          </table:table-cell>
          <table:table-cell office:value-type="float" office:value="154.805" calcext:value-type="float">
            <text:p>154.805</text:p>
          </table:table-cell>
          <table:table-cell office:value-type="float" office:value="166.587" calcext:value-type="float">
            <text:p>166.587</text:p>
          </table:table-cell>
          <table:table-cell office:value-type="float" office:value="236.523" calcext:value-type="float">
            <text:p>236.523</text:p>
          </table:table-cell>
          <table:table-cell office:value-type="float" office:value="211.737" calcext:value-type="float">
            <text:p>211.737</text:p>
          </table:table-cell>
          <table:table-cell office:value-type="float" office:value="176.472" calcext:value-type="float">
            <text:p>176.472</text:p>
          </table:table-cell>
          <table:table-cell office:value-type="float" office:value="200.084" calcext:value-type="float">
            <text:p>200.084</text:p>
          </table:table-cell>
          <table:table-cell office:value-type="float" office:value="220.917" calcext:value-type="float">
            <text:p>220.917</text:p>
          </table:table-cell>
          <table:table-cell office:value-type="float" office:value="197.955" calcext:value-type="float">
            <text:p>197.955</text:p>
          </table:table-cell>
          <table:table-cell office:value-type="float" office:value="266.207" calcext:value-type="float">
            <text:p>266.207</text:p>
          </table:table-cell>
          <table:table-cell office:value-type="float" office:value="197.763" calcext:value-type="float">
            <text:p>197.763</text:p>
          </table:table-cell>
          <table:table-cell office:value-type="float" office:value="219.666" calcext:value-type="float">
            <text:p>219.666</text:p>
          </table:table-cell>
          <table:table-cell office:value-type="float" office:value="230.083" calcext:value-type="float">
            <text:p>230.083</text:p>
          </table:table-cell>
          <table:table-cell office:value-type="float" office:value="253.99" calcext:value-type="float">
            <text:p>253.99</text:p>
          </table:table-cell>
          <table:table-cell office:value-type="float" office:value="302.987" calcext:value-type="float">
            <text:p>302.987</text:p>
          </table:table-cell>
          <table:table-cell office:value-type="float" office:value="271.997" calcext:value-type="float">
            <text:p>271.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763.274" calcext:value-type="float">
            <text:p>763.274</text:p>
          </table:table-cell>
          <table:table-cell office:value-type="float" office:value="414.135" calcext:value-type="float">
            <text:p>414.135</text:p>
          </table:table-cell>
          <table:table-cell office:value-type="float" office:value="299.496" calcext:value-type="float">
            <text:p>299.496</text:p>
          </table:table-cell>
          <table:table-cell office:value-type="float" office:value="248.667" calcext:value-type="float">
            <text:p>248.667</text:p>
          </table:table-cell>
          <table:table-cell office:value-type="float" office:value="208.927" calcext:value-type="float">
            <text:p>208.927</text:p>
          </table:table-cell>
          <table:table-cell office:value-type="float" office:value="163.004" calcext:value-type="float">
            <text:p>163.004</text:p>
          </table:table-cell>
          <table:table-cell office:value-type="float" office:value="142.556" calcext:value-type="float">
            <text:p>142.556</text:p>
          </table:table-cell>
          <table:table-cell office:value-type="float" office:value="112.93" calcext:value-type="float">
            <text:p>112.93</text:p>
          </table:table-cell>
          <table:table-cell office:value-type="float" office:value="103.843" calcext:value-type="float">
            <text:p>103.843</text:p>
          </table:table-cell>
          <table:table-cell office:value-type="float" office:value="114.055" calcext:value-type="float">
            <text:p>114.055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9.212" calcext:value-type="float">
            <text:p>109.212</text:p>
          </table:table-cell>
          <table:table-cell office:value-type="float" office:value="96.486" calcext:value-type="float">
            <text:p>96.486</text:p>
          </table:table-cell>
          <table:table-cell office:value-type="float" office:value="105.201" calcext:value-type="float">
            <text:p>105.201</text:p>
          </table:table-cell>
          <table:table-cell office:value-type="float" office:value="90.773" calcext:value-type="float">
            <text:p>90.773</text:p>
          </table:table-cell>
          <table:table-cell office:value-type="float" office:value="92.58" calcext:value-type="float">
            <text:p>92.58</text:p>
          </table:table-cell>
          <table:table-cell office:value-type="float" office:value="95.458" calcext:value-type="float">
            <text:p>95.458</text:p>
          </table:table-cell>
          <table:table-cell office:value-type="float" office:value="73.816" calcext:value-type="float">
            <text:p>73.816</text:p>
          </table:table-cell>
          <table:table-cell office:value-type="float" office:value="83.438" calcext:value-type="float">
            <text:p>83.438</text:p>
          </table:table-cell>
          <table:table-cell office:value-type="float" office:value="81.575" calcext:value-type="float">
            <text:p>81.575</text:p>
          </table:table-cell>
          <table:table-cell office:value-type="float" office:value="84.35" calcext:value-type="float">
            <text:p>84.35</text:p>
          </table:table-cell>
          <table:table-cell office:value-type="float" office:value="90.751" calcext:value-type="float">
            <text:p>90.751</text:p>
          </table:table-cell>
          <table:table-cell office:value-type="float" office:value="80.703" calcext:value-type="float">
            <text:p>80.703</text:p>
          </table:table-cell>
          <table:table-cell office:value-type="float" office:value="93.195" calcext:value-type="float">
            <text:p>93.195</text:p>
          </table:table-cell>
          <table:table-cell office:value-type="float" office:value="76.412" calcext:value-type="float">
            <text:p>76.412</text:p>
          </table:table-cell>
          <table:table-cell office:value-type="float" office:value="76.994" calcext:value-type="float">
            <text:p>76.994</text:p>
          </table:table-cell>
          <table:table-cell office:value-type="float" office:value="70.947" calcext:value-type="float">
            <text:p>70.947</text:p>
          </table:table-cell>
          <table:table-cell office:value-type="float" office:value="78.811" calcext:value-type="float">
            <text:p>78.811</text:p>
          </table:table-cell>
          <table:table-cell office:value-type="float" office:value="73.137" calcext:value-type="float">
            <text:p>73.137</text:p>
          </table:table-cell>
          <table:table-cell office:value-type="float" office:value="84.404" calcext:value-type="float">
            <text:p>84.404</text:p>
          </table:table-cell>
          <table:table-cell office:value-type="float" office:value="84.921" calcext:value-type="float">
            <text:p>84.921</text:p>
          </table:table-cell>
          <table:table-cell office:value-type="float" office:value="88.087" calcext:value-type="float">
            <text:p>88.087</text:p>
          </table:table-cell>
          <table:table-cell office:value-type="float" office:value="77.153" calcext:value-type="float">
            <text:p>77.153</text:p>
          </table:table-cell>
          <table:table-cell office:value-type="float" office:value="88.899" calcext:value-type="float">
            <text:p>88.899</text:p>
          </table:table-cell>
          <table:table-cell office:value-type="float" office:value="78.928" calcext:value-type="float">
            <text:p>78.928</text:p>
          </table:table-cell>
          <table:table-cell office:value-type="float" office:value="90.142" calcext:value-type="float">
            <text:p>9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7.1744569739" calcext:value-type="float">
            <text:p>7.1744569739</text:p>
          </table:table-cell>
          <table:table-cell office:value-type="float" office:value="6.0661348312" calcext:value-type="float">
            <text:p>6.0661348312</text:p>
          </table:table-cell>
          <table:table-cell office:value-type="float" office:value="14.3340539796" calcext:value-type="float">
            <text:p>14.3340539796</text:p>
          </table:table-cell>
          <table:table-cell office:value-type="float" office:value="12.2953783572" calcext:value-type="float">
            <text:p>12.2953783572</text:p>
          </table:table-cell>
          <table:table-cell office:value-type="float" office:value="9.5878301637" calcext:value-type="float">
            <text:p>9.5878301637</text:p>
          </table:table-cell>
          <table:table-cell office:value-type="float" office:value="13.5203136298" calcext:value-type="float">
            <text:p>13.5203136298</text:p>
          </table:table-cell>
          <table:table-cell office:value-type="float" office:value="11.3312274441" calcext:value-type="float">
            <text:p>11.3312274441</text:p>
          </table:table-cell>
          <table:table-cell office:value-type="float" office:value="16.7972822799" calcext:value-type="float">
            <text:p>16.7972822799</text:p>
          </table:table-cell>
          <table:table-cell office:value-type="float" office:value="13.1307480349" calcext:value-type="float">
            <text:p>13.1307480349</text:p>
          </table:table-cell>
          <table:table-cell office:value-type="float" office:value="10.7052830476" calcext:value-type="float">
            <text:p>10.7052830476</text:p>
          </table:table-cell>
          <table:table-cell office:value-type="float" office:value="10.2102958949" calcext:value-type="float">
            <text:p>10.2102958949</text:p>
          </table:table-cell>
          <table:table-cell office:value-type="float" office:value="9.2978934921" calcext:value-type="float">
            <text:p>9.2978934921</text:p>
          </table:table-cell>
          <table:table-cell office:value-type="float" office:value="10.205111358" calcext:value-type="float">
            <text:p>10.205111358</text:p>
          </table:table-cell>
          <table:table-cell office:value-type="float" office:value="8.3272350122" calcext:value-type="float">
            <text:p>8.3272350122</text:p>
          </table:table-cell>
          <table:table-cell office:value-type="float" office:value="10.383909066" calcext:value-type="float">
            <text:p>10.383909066</text:p>
          </table:table-cell>
          <table:table-cell office:value-type="float" office:value="10.8649331221" calcext:value-type="float">
            <text:p>10.8649331221</text:p>
          </table:table-cell>
          <table:table-cell office:value-type="float" office:value="8.1816758771" calcext:value-type="float">
            <text:p>8.1816758771</text:p>
          </table:table-cell>
          <table:table-cell office:value-type="float" office:value="13.0999025247" calcext:value-type="float">
            <text:p>13.0999025247</text:p>
          </table:table-cell>
          <table:table-cell office:value-type="float" office:value="13.3111642538" calcext:value-type="float">
            <text:p>13.3111642538</text:p>
          </table:table-cell>
          <table:table-cell office:value-type="float" office:value="18.8886328539" calcext:value-type="float">
            <text:p>18.8886328539</text:p>
          </table:table-cell>
          <table:table-cell office:value-type="float" office:value="24.6672247087" calcext:value-type="float">
            <text:p>24.6672247087</text:p>
          </table:table-cell>
          <table:table-cell office:value-type="float" office:value="20.2932133856" calcext:value-type="float">
            <text:p>20.2932133856</text:p>
          </table:table-cell>
          <table:table-cell office:value-type="float" office:value="24.8817923138" calcext:value-type="float">
            <text:p>24.8817923138</text:p>
          </table:table-cell>
          <table:table-cell office:value-type="float" office:value="39.4806836334" calcext:value-type="float">
            <text:p>39.4806836334</text:p>
          </table:table-cell>
          <table:table-cell office:value-type="float" office:value="36.6902703477" calcext:value-type="float">
            <text:p>36.6902703477</text:p>
          </table:table-cell>
          <table:table-cell office:value-type="float" office:value="27.9542733458" calcext:value-type="float">
            <text:p>27.9542733458</text:p>
          </table:table-cell>
          <table:table-cell office:value-type="float" office:value="41.9856303732" calcext:value-type="float">
            <text:p>41.9856303732</text:p>
          </table:table-cell>
          <table:table-cell office:value-type="float" office:value="47.1301174547" calcext:value-type="float">
            <text:p>47.1301174547</text:p>
          </table:table-cell>
          <table:table-cell office:value-type="float" office:value="30.4606665266" calcext:value-type="float">
            <text:p>30.4606665266</text:p>
          </table:table-cell>
          <table:table-cell office:value-type="float" office:value="45.5250211283" calcext:value-type="float">
            <text:p>45.5250211283</text:p>
          </table:table-cell>
          <table:table-cell office:value-type="float" office:value="31.7594417654" calcext:value-type="float">
            <text:p>31.7594417654</text:p>
          </table:table-cell>
          <table:table-cell office:value-type="float" office:value="40.4957811992" calcext:value-type="float">
            <text:p>40.4957811992</text:p>
          </table:table-cell>
          <table:table-cell office:value-type="float" office:value="45.9545768946" calcext:value-type="float">
            <text:p>45.9545768946</text:p>
          </table:table-cell>
          <table:table-cell office:value-type="float" office:value="56.6961730357" calcext:value-type="float">
            <text:p>56.6961730357</text:p>
          </table:table-cell>
          <table:table-cell office:value-type="float" office:value="70.5650567514" calcext:value-type="float">
            <text:p>70.5650567514</text:p>
          </table:table-cell>
          <table:table-cell office:value-type="float" office:value="51.9910113346" calcext:value-type="float">
            <text:p>51.991011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830167783182023" calcext:value-type="float">
            <text:p>0.8301677832</text:p>
          </table:table-cell>
          <table:table-cell table:formula="of:=[.B30]/[.C16]" office:value-type="float" office:value="1.49509817669977" calcext:value-type="float">
            <text:p>1.4950981767</text:p>
          </table:table-cell>
          <table:table-cell table:formula="of:=[.B30]/[.D16]" office:value-type="float" office:value="2.00219159116862" calcext:value-type="float">
            <text:p>2.0021915912</text:p>
          </table:table-cell>
          <table:table-cell table:formula="of:=[.B30]/[.E16]" office:value-type="float" office:value="2.41850923823551" calcext:value-type="float">
            <text:p>2.4185092382</text:p>
          </table:table-cell>
          <table:table-cell table:formula="of:=[.B30]/[.F16]" office:value-type="float" office:value="2.83944138981582" calcext:value-type="float">
            <text:p>2.8394413898</text:p>
          </table:table-cell>
          <table:table-cell table:formula="of:=[.B30]/[.G16]" office:value-type="float" office:value="3.29855074339398" calcext:value-type="float">
            <text:p>3.2985507434</text:p>
          </table:table-cell>
          <table:table-cell table:formula="of:=[.B30]/[.H16]" office:value-type="float" office:value="3.7138223105487" calcext:value-type="float">
            <text:p>3.7138223105</text:p>
          </table:table-cell>
          <table:table-cell table:formula="of:=[.B30]/[.I16]" office:value-type="float" office:value="4.17592812803269" calcext:value-type="float">
            <text:p>4.175928128</text:p>
          </table:table-cell>
          <table:table-cell table:formula="of:=[.B30]/[.J16]" office:value-type="float" office:value="4.71768155728674" calcext:value-type="float">
            <text:p>4.7176815573</text:p>
          </table:table-cell>
          <table:table-cell table:formula="of:=[.B30]/[.K16]" office:value-type="float" office:value="4.78455317030093" calcext:value-type="float">
            <text:p>4.7845531703</text:p>
          </table:table-cell>
          <table:table-cell table:formula="of:=[.B30]/[.L16]" office:value-type="float" office:value="4.96970982885686" calcext:value-type="float">
            <text:p>4.9697098289</text:p>
          </table:table-cell>
          <table:table-cell table:formula="of:=[.B30]/[.M16]" office:value-type="float" office:value="5.2618244894953" calcext:value-type="float">
            <text:p>5.2618244895</text:p>
          </table:table-cell>
          <table:table-cell table:formula="of:=[.B30]/[.N16]" office:value-type="float" office:value="5.33449206458929" calcext:value-type="float">
            <text:p>5.3344920646</text:p>
          </table:table-cell>
          <table:table-cell table:formula="of:=[.B30]/[.O16]" office:value-type="float" office:value="5.54600248341296" calcext:value-type="float">
            <text:p>5.5460024834</text:p>
          </table:table-cell>
          <table:table-cell table:formula="of:=[.B30]/[.P16]" office:value-type="float" office:value="5.7503519952232" calcext:value-type="float">
            <text:p>5.7503519952</text:p>
          </table:table-cell>
          <table:table-cell table:formula="of:=[.B30]/[.Q16]" office:value-type="float" office:value="5.59477071180339" calcext:value-type="float">
            <text:p>5.5947707118</text:p>
          </table:table-cell>
          <table:table-cell table:formula="of:=[.B30]/[.R16]" office:value-type="float" office:value="5.91819403954953" calcext:value-type="float">
            <text:p>5.9181940395</text:p>
          </table:table-cell>
          <table:table-cell table:formula="of:=[.B30]/[.S16]" office:value-type="float" office:value="6.08130625116069" calcext:value-type="float">
            <text:p>6.0813062512</text:p>
          </table:table-cell>
          <table:table-cell table:formula="of:=[.B30]/[.T16]" office:value-type="float" office:value="6.11018558141417" calcext:value-type="float">
            <text:p>6.1101855814</text:p>
          </table:table-cell>
          <table:table-cell table:formula="of:=[.B30]/[.U16]" office:value-type="float" office:value="5.62344534970126" calcext:value-type="float">
            <text:p>5.6234453497</text:p>
          </table:table-cell>
          <table:table-cell table:formula="of:=[.B30]/[.V16]" office:value-type="float" office:value="5.84665891029917" calcext:value-type="float">
            <text:p>5.8466589103</text:p>
          </table:table-cell>
          <table:table-cell table:formula="of:=[.B30]/[.W16]" office:value-type="float" office:value="5.29124635781541" calcext:value-type="float">
            <text:p>5.2912463578</text:p>
          </table:table-cell>
          <table:table-cell table:formula="of:=[.B30]/[.X16]" office:value-type="float" office:value="5.55303322893165" calcext:value-type="float">
            <text:p>5.5530332289</text:p>
          </table:table-cell>
          <table:table-cell table:formula="of:=[.B30]/[.Y16]" office:value-type="float" office:value="4.98539007582154" calcext:value-type="float">
            <text:p>4.9853900758</text:p>
          </table:table-cell>
          <table:table-cell table:formula="of:=[.B30]/[.Z16]" office:value-type="float" office:value="5.73742950250122" calcext:value-type="float">
            <text:p>5.7374295025</text:p>
          </table:table-cell>
          <table:table-cell table:formula="of:=[.B30]/[.AA16]" office:value-type="float" office:value="6.16688070851142" calcext:value-type="float">
            <text:p>6.1668807085</text:p>
          </table:table-cell>
          <table:table-cell table:formula="of:=[.B30]/[.AB16]" office:value-type="float" office:value="5.09839471631611" calcext:value-type="float">
            <text:p>5.0983947163</text:p>
          </table:table-cell>
          <table:table-cell table:formula="of:=[.B30]/[.AC16]" office:value-type="float" office:value="5.03372504323673" calcext:value-type="float">
            <text:p>5.0337250432</text:p>
          </table:table-cell>
          <table:table-cell table:formula="of:=[.B30]/[.AD16]" office:value-type="float" office:value="6.05638425965548" calcext:value-type="float">
            <text:p>6.0563842597</text:p>
          </table:table-cell>
          <table:table-cell table:formula="of:=[.B30]/[.AE16]" office:value-type="float" office:value="4.58698375957591" calcext:value-type="float">
            <text:p>4.5869837596</text:p>
          </table:table-cell>
          <table:table-cell table:formula="of:=[.B30]/[.AF16]" office:value-type="float" office:value="5.64336705301683" calcext:value-type="float">
            <text:p>5.643367053</text:p>
          </table:table-cell>
          <table:table-cell table:formula="of:=[.B30]/[.AG16]" office:value-type="float" office:value="5.01927274835548" calcext:value-type="float">
            <text:p>5.0192727484</text:p>
          </table:table-cell>
          <table:table-cell table:formula="of:=[.B30]/[.AH16]" office:value-type="float" office:value="5.37446942223936" calcext:value-type="float">
            <text:p>5.3744694222</text:p>
          </table:table-cell>
          <table:table-cell table:formula="of:=[.B30]/[.AI16]" office:value-type="float" office:value="4.30035215431671" calcext:value-type="float">
            <text:p>4.3003521543</text:p>
          </table:table-cell>
          <table:table-cell table:formula="of:=[.B30]/[.AJ16]" office:value-type="float" office:value="4.41135275108855" calcext:value-type="float">
            <text:p>4.4113527511</text:p>
          </table:table-cell>
          <table:table-cell table:formula="of:=[.B30]/[.AK16]" office:value-type="float" office:value="4.75705915330552" calcext:value-type="float">
            <text:p>4.7570591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830167783182023" calcext:value-type="float">
            <text:p>0.8301677832</text:p>
          </table:table-cell>
          <table:table-cell table:formula="of:=[.C20]/[.C1]" office:value-type="float" office:value="0.747549088349885" calcext:value-type="float">
            <text:p>0.7475490883</text:p>
          </table:table-cell>
          <table:table-cell table:formula="of:=[.D20]/[.D1]" office:value-type="float" office:value="0.667397197056206" calcext:value-type="float">
            <text:p>0.6673971971</text:p>
          </table:table-cell>
          <table:table-cell table:formula="of:=[.E20]/[.E1]" office:value-type="float" office:value="0.604627309558877" calcext:value-type="float">
            <text:p>0.6046273096</text:p>
          </table:table-cell>
          <table:table-cell table:formula="of:=[.F20]/[.F1]" office:value-type="float" office:value="0.567888277963164" calcext:value-type="float">
            <text:p>0.567888278</text:p>
          </table:table-cell>
          <table:table-cell table:formula="of:=[.G20]/[.G1]" office:value-type="float" office:value="0.54975845723233" calcext:value-type="float">
            <text:p>0.5497584572</text:p>
          </table:table-cell>
          <table:table-cell table:formula="of:=[.H20]/[.H1]" office:value-type="float" office:value="0.5305460443641" calcext:value-type="float">
            <text:p>0.5305460444</text:p>
          </table:table-cell>
          <table:table-cell table:formula="of:=[.I20]/[.I1]" office:value-type="float" office:value="0.521991016004086" calcext:value-type="float">
            <text:p>0.521991016</text:p>
          </table:table-cell>
          <table:table-cell table:formula="of:=[.J20]/[.J1]" office:value-type="float" office:value="0.524186839698527" calcext:value-type="float">
            <text:p>0.5241868397</text:p>
          </table:table-cell>
          <table:table-cell table:formula="of:=[.K20]/[.K1]" office:value-type="float" office:value="0.478455317030093" calcext:value-type="float">
            <text:p>0.478455317</text:p>
          </table:table-cell>
          <table:table-cell table:formula="of:=[.L20]/[.L1]" office:value-type="float" office:value="0.451791802623351" calcext:value-type="float">
            <text:p>0.4517918026</text:p>
          </table:table-cell>
          <table:table-cell table:formula="of:=[.M20]/[.M1]" office:value-type="float" office:value="0.438485374124608" calcext:value-type="float">
            <text:p>0.4384853741</text:p>
          </table:table-cell>
          <table:table-cell table:formula="of:=[.N20]/[.N1]" office:value-type="float" office:value="0.410345543429945" calcext:value-type="float">
            <text:p>0.4103455434</text:p>
          </table:table-cell>
          <table:table-cell table:formula="of:=[.O20]/[.O1]" office:value-type="float" office:value="0.396143034529497" calcext:value-type="float">
            <text:p>0.3961430345</text:p>
          </table:table-cell>
          <table:table-cell table:formula="of:=[.P20]/[.P1]" office:value-type="float" office:value="0.383356799681546" calcext:value-type="float">
            <text:p>0.3833567997</text:p>
          </table:table-cell>
          <table:table-cell table:formula="of:=[.Q20]/[.Q1]" office:value-type="float" office:value="0.349673169487712" calcext:value-type="float">
            <text:p>0.3496731695</text:p>
          </table:table-cell>
          <table:table-cell table:formula="of:=[.R20]/[.R1]" office:value-type="float" office:value="0.348129061149972" calcext:value-type="float">
            <text:p>0.3481290611</text:p>
          </table:table-cell>
          <table:table-cell table:formula="of:=[.S20]/[.S1]" office:value-type="float" office:value="0.337850347286705" calcext:value-type="float">
            <text:p>0.3378503473</text:p>
          </table:table-cell>
          <table:table-cell table:formula="of:=[.T20]/[.T1]" office:value-type="float" office:value="0.321588714811272" calcext:value-type="float">
            <text:p>0.3215887148</text:p>
          </table:table-cell>
          <table:table-cell table:formula="of:=[.U20]/[.U1]" office:value-type="float" office:value="0.281172267485063" calcext:value-type="float">
            <text:p>0.2811722675</text:p>
          </table:table-cell>
          <table:table-cell table:formula="of:=[.V20]/[.V1]" office:value-type="float" office:value="0.278412329061865" calcext:value-type="float">
            <text:p>0.2784123291</text:p>
          </table:table-cell>
          <table:table-cell table:formula="of:=[.W20]/[.W1]" office:value-type="float" office:value="0.240511198082519" calcext:value-type="float">
            <text:p>0.2405111981</text:p>
          </table:table-cell>
          <table:table-cell table:formula="of:=[.X20]/[.X1]" office:value-type="float" office:value="0.241436227344854" calcext:value-type="float">
            <text:p>0.2414362273</text:p>
          </table:table-cell>
          <table:table-cell table:formula="of:=[.Y20]/[.Y1]" office:value-type="float" office:value="0.207724586492564" calcext:value-type="float">
            <text:p>0.2077245865</text:p>
          </table:table-cell>
          <table:table-cell table:formula="of:=[.Z20]/[.Z1]" office:value-type="float" office:value="0.229497180100049" calcext:value-type="float">
            <text:p>0.2294971801</text:p>
          </table:table-cell>
          <table:table-cell table:formula="of:=[.AA20]/[.AA1]" office:value-type="float" office:value="0.237187719558132" calcext:value-type="float">
            <text:p>0.2371877196</text:p>
          </table:table-cell>
          <table:table-cell table:formula="of:=[.AB20]/[.AB1]" office:value-type="float" office:value="0.188829433937634" calcext:value-type="float">
            <text:p>0.1888294339</text:p>
          </table:table-cell>
          <table:table-cell table:formula="of:=[.AC20]/[.AC1]" office:value-type="float" office:value="0.179775894401312" calcext:value-type="float">
            <text:p>0.1797758944</text:p>
          </table:table-cell>
          <table:table-cell table:formula="of:=[.AD20]/[.AD1]" office:value-type="float" office:value="0.208840836539844" calcext:value-type="float">
            <text:p>0.2088408365</text:p>
          </table:table-cell>
          <table:table-cell table:formula="of:=[.AE20]/[.AE1]" office:value-type="float" office:value="0.15289945865253" calcext:value-type="float">
            <text:p>0.1528994587</text:p>
          </table:table-cell>
          <table:table-cell table:formula="of:=[.AF20]/[.AF1]" office:value-type="float" office:value="0.182044098484414" calcext:value-type="float">
            <text:p>0.1820440985</text:p>
          </table:table-cell>
          <table:table-cell table:formula="of:=[.AG20]/[.AG1]" office:value-type="float" office:value="0.156852273386109" calcext:value-type="float">
            <text:p>0.1568522734</text:p>
          </table:table-cell>
          <table:table-cell table:formula="of:=[.AH20]/[.AH1]" office:value-type="float" office:value="0.162862709764829" calcext:value-type="float">
            <text:p>0.1628627098</text:p>
          </table:table-cell>
          <table:table-cell table:formula="of:=[.AI20]/[.AI1]" office:value-type="float" office:value="0.126480945715197" calcext:value-type="float">
            <text:p>0.1264809457</text:p>
          </table:table-cell>
          <table:table-cell table:formula="of:=[.AJ20]/[.AJ1]" office:value-type="float" office:value="0.126038650031101" calcext:value-type="float">
            <text:p>0.12603865</text:p>
          </table:table-cell>
          <table:table-cell table:formula="of:=[.AK20]/[.AK1]" office:value-type="float" office:value="0.132140532036264" calcext:value-type="float">
            <text:p>0.132140532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718.1958" calcext:value-type="float">
            <text:p>718.1958</text:p>
          </table:table-cell>
          <table:table-cell office:value-type="float" office:value="439.094952381" calcext:value-type="float">
            <text:p>439.094952381</text:p>
          </table:table-cell>
          <table:table-cell office:value-type="float" office:value="279.9355714286" calcext:value-type="float">
            <text:p>279.9355714286</text:p>
          </table:table-cell>
          <table:table-cell office:value-type="float" office:value="230.0638571429" calcext:value-type="float">
            <text:p>230.0638571429</text:p>
          </table:table-cell>
          <table:table-cell office:value-type="float" office:value="194.7780952381" calcext:value-type="float">
            <text:p>194.7780952381</text:p>
          </table:table-cell>
          <table:table-cell office:value-type="float" office:value="181.9873809524" calcext:value-type="float">
            <text:p>181.9873809524</text:p>
          </table:table-cell>
          <table:table-cell office:value-type="float" office:value="163.0532857143" calcext:value-type="float">
            <text:p>163.0532857143</text:p>
          </table:table-cell>
          <table:table-cell office:value-type="float" office:value="155.4106190476" calcext:value-type="float">
            <text:p>155.4106190476</text:p>
          </table:table-cell>
          <table:table-cell office:value-type="float" office:value="147.3540952381" calcext:value-type="float">
            <text:p>147.3540952381</text:p>
          </table:table-cell>
          <table:table-cell office:value-type="float" office:value="149.8407619048" calcext:value-type="float">
            <text:p>149.8407619048</text:p>
          </table:table-cell>
          <table:table-cell office:value-type="float" office:value="146.7748095238" calcext:value-type="float">
            <text:p>146.7748095238</text:p>
          </table:table-cell>
          <table:table-cell office:value-type="float" office:value="145.248952381" calcext:value-type="float">
            <text:p>145.248952381</text:p>
          </table:table-cell>
          <table:table-cell office:value-type="float" office:value="146.9547619048" calcext:value-type="float">
            <text:p>146.9547619048</text:p>
          </table:table-cell>
          <table:table-cell office:value-type="float" office:value="143.7745238095" calcext:value-type="float">
            <text:p>143.7745238095</text:p>
          </table:table-cell>
          <table:table-cell office:value-type="float" office:value="154.0112380952" calcext:value-type="float">
            <text:p>154.0112380952</text:p>
          </table:table-cell>
          <table:table-cell office:value-type="float" office:value="152.4801428571" calcext:value-type="float">
            <text:p>152.4801428571</text:p>
          </table:table-cell>
          <table:table-cell office:value-type="float" office:value="161.4825238095" calcext:value-type="float">
            <text:p>161.4825238095</text:p>
          </table:table-cell>
          <table:table-cell office:value-type="float" office:value="166.3550952381" calcext:value-type="float">
            <text:p>166.3550952381</text:p>
          </table:table-cell>
          <table:table-cell office:value-type="float" office:value="163.6363809524" calcext:value-type="float">
            <text:p>163.6363809524</text:p>
          </table:table-cell>
          <table:table-cell office:value-type="float" office:value="178.316" calcext:value-type="float">
            <text:p>178.316</text:p>
          </table:table-cell>
          <table:table-cell office:value-type="float" office:value="185.265952381" calcext:value-type="float">
            <text:p>185.265952381</text:p>
          </table:table-cell>
          <table:table-cell office:value-type="float" office:value="190.5706190476" calcext:value-type="float">
            <text:p>190.5706190476</text:p>
          </table:table-cell>
          <table:table-cell office:value-type="float" office:value="202.5305714286" calcext:value-type="float">
            <text:p>202.5305714286</text:p>
          </table:table-cell>
          <table:table-cell office:value-type="float" office:value="206.5267619048" calcext:value-type="float">
            <text:p>206.5267619048</text:p>
          </table:table-cell>
          <table:table-cell office:value-type="float" office:value="221.9580952381" calcext:value-type="float">
            <text:p>221.9580952381</text:p>
          </table:table-cell>
          <table:table-cell office:value-type="float" office:value="231.781047619" calcext:value-type="float">
            <text:p>231.781047619</text:p>
          </table:table-cell>
          <table:table-cell office:value-type="float" office:value="241.771952381" calcext:value-type="float">
            <text:p>241.771952381</text:p>
          </table:table-cell>
          <table:table-cell office:value-type="float" office:value="252.113047619" calcext:value-type="float">
            <text:p>252.113047619</text:p>
          </table:table-cell>
          <table:table-cell office:value-type="float" office:value="269.9180952381" calcext:value-type="float">
            <text:p>269.9180952381</text:p>
          </table:table-cell>
          <table:table-cell office:value-type="float" office:value="283.6240952381" calcext:value-type="float">
            <text:p>283.6240952381</text:p>
          </table:table-cell>
          <table:table-cell office:value-type="float" office:value="299.5381428571" calcext:value-type="float">
            <text:p>299.5381428571</text:p>
          </table:table-cell>
          <table:table-cell office:value-type="float" office:value="305.9977142857" calcext:value-type="float">
            <text:p>305.9977142857</text:p>
          </table:table-cell>
          <table:table-cell office:value-type="float" office:value="334.5157142857" calcext:value-type="float">
            <text:p>334.5157142857</text:p>
          </table:table-cell>
          <table:table-cell office:value-type="float" office:value="336.5394761905" calcext:value-type="float">
            <text:p>336.5394761905</text:p>
          </table:table-cell>
          <table:table-cell office:value-type="float" office:value="359.1906666667" calcext:value-type="float">
            <text:p>359.1906666667</text:p>
          </table:table-cell>
          <table:table-cell office:value-type="float" office:value="370.6763809524" calcext:value-type="float">
            <text:p>370.676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733.118" calcext:value-type="float">
            <text:p>733.118</text:p>
          </table:table-cell>
          <table:table-cell office:value-type="float" office:value="483.295" calcext:value-type="float">
            <text:p>483.295</text:p>
          </table:table-cell>
          <table:table-cell office:value-type="float" office:value="329.651" calcext:value-type="float">
            <text:p>329.651</text:p>
          </table:table-cell>
          <table:table-cell office:value-type="float" office:value="265.143" calcext:value-type="float">
            <text:p>265.143</text:p>
          </table:table-cell>
          <table:table-cell office:value-type="float" office:value="221.092" calcext:value-type="float">
            <text:p>221.092</text:p>
          </table:table-cell>
          <table:table-cell office:value-type="float" office:value="234.792" calcext:value-type="float">
            <text:p>234.792</text:p>
          </table:table-cell>
          <table:table-cell office:value-type="float" office:value="198.968" calcext:value-type="float">
            <text:p>198.968</text:p>
          </table:table-cell>
          <table:table-cell office:value-type="float" office:value="187.16" calcext:value-type="float">
            <text:p>187.16</text:p>
          </table:table-cell>
          <table:table-cell office:value-type="float" office:value="173.583" calcext:value-type="float">
            <text:p>173.583</text:p>
          </table:table-cell>
          <table:table-cell office:value-type="float" office:value="193.583" calcext:value-type="float">
            <text:p>193.583</text:p>
          </table:table-cell>
          <table:table-cell office:value-type="float" office:value="170.651" calcext:value-type="float">
            <text:p>170.651</text:p>
          </table:table-cell>
          <table:table-cell office:value-type="float" office:value="167.847" calcext:value-type="float">
            <text:p>167.847</text:p>
          </table:table-cell>
          <table:table-cell office:value-type="float" office:value="167.373" calcext:value-type="float">
            <text:p>167.373</text:p>
          </table:table-cell>
          <table:table-cell office:value-type="float" office:value="168.337" calcext:value-type="float">
            <text:p>168.337</text:p>
          </table:table-cell>
          <table:table-cell office:value-type="float" office:value="182.171" calcext:value-type="float">
            <text:p>182.171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191.575" calcext:value-type="float">
            <text:p>191.575</text:p>
          </table:table-cell>
          <table:table-cell office:value-type="float" office:value="186.323" calcext:value-type="float">
            <text:p>186.323</text:p>
          </table:table-cell>
          <table:table-cell office:value-type="float" office:value="186.923" calcext:value-type="float">
            <text:p>186.923</text:p>
          </table:table-cell>
          <table:table-cell office:value-type="float" office:value="221.363" calcext:value-type="float">
            <text:p>221.363</text:p>
          </table:table-cell>
          <table:table-cell office:value-type="float" office:value="216.871" calcext:value-type="float">
            <text:p>216.871</text:p>
          </table:table-cell>
          <table:table-cell office:value-type="float" office:value="224.894" calcext:value-type="float">
            <text:p>224.894</text:p>
          </table:table-cell>
          <table:table-cell office:value-type="float" office:value="241.69" calcext:value-type="float">
            <text:p>241.69</text:p>
          </table:table-cell>
          <table:table-cell office:value-type="float" office:value="249.184" calcext:value-type="float">
            <text:p>249.184</text:p>
          </table:table-cell>
          <table:table-cell office:value-type="float" office:value="255.862" calcext:value-type="float">
            <text:p>255.862</text:p>
          </table:table-cell>
          <table:table-cell office:value-type="float" office:value="285.049" calcext:value-type="float">
            <text:p>285.049</text:p>
          </table:table-cell>
          <table:table-cell office:value-type="float" office:value="290.369" calcext:value-type="float">
            <text:p>290.369</text:p>
          </table:table-cell>
          <table:table-cell office:value-type="float" office:value="288.522" calcext:value-type="float">
            <text:p>288.522</text:p>
          </table:table-cell>
          <table:table-cell office:value-type="float" office:value="303.54" calcext:value-type="float">
            <text:p>303.54</text:p>
          </table:table-cell>
          <table:table-cell office:value-type="float" office:value="317.494" calcext:value-type="float">
            <text:p>317.494</text:p>
          </table:table-cell>
          <table:table-cell office:value-type="float" office:value="364.834" calcext:value-type="float">
            <text:p>364.834</text:p>
          </table:table-cell>
          <table:table-cell office:value-type="float" office:value="336.751" calcext:value-type="float">
            <text:p>336.751</text:p>
          </table:table-cell>
          <table:table-cell office:value-type="float" office:value="391.719" calcext:value-type="float">
            <text:p>391.719</text:p>
          </table:table-cell>
          <table:table-cell office:value-type="float" office:value="394.663" calcext:value-type="float">
            <text:p>394.663</text:p>
          </table:table-cell>
          <table:table-cell office:value-type="float" office:value="420.762" calcext:value-type="float">
            <text:p>420.762</text:p>
          </table:table-cell>
          <table:table-cell office:value-type="float" office:value="421.29" calcext:value-type="float">
            <text:p>42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682.519" calcext:value-type="float">
            <text:p>682.519</text:p>
          </table:table-cell>
          <table:table-cell office:value-type="float" office:value="410.373" calcext:value-type="float">
            <text:p>410.373</text:p>
          </table:table-cell>
          <table:table-cell office:value-type="float" office:value="251.623" calcext:value-type="float">
            <text:p>251.623</text:p>
          </table:table-cell>
          <table:table-cell office:value-type="float" office:value="191.269" calcext:value-type="float">
            <text:p>191.269</text:p>
          </table:table-cell>
          <table:table-cell office:value-type="float" office:value="172.283" calcext:value-type="float">
            <text:p>172.283</text:p>
          </table:table-cell>
          <table:table-cell office:value-type="float" office:value="159.295" calcext:value-type="float">
            <text:p>159.295</text:p>
          </table:table-cell>
          <table:table-cell office:value-type="float" office:value="138.388" calcext:value-type="float">
            <text:p>138.388</text:p>
          </table:table-cell>
          <table:table-cell office:value-type="float" office:value="131.941" calcext:value-type="float">
            <text:p>131.941</text:p>
          </table:table-cell>
          <table:table-cell office:value-type="float" office:value="124.012" calcext:value-type="float">
            <text:p>124.012</text:p>
          </table:table-cell>
          <table:table-cell office:value-type="float" office:value="123.638" calcext:value-type="float">
            <text:p>123.638</text:p>
          </table:table-cell>
          <table:table-cell office:value-type="float" office:value="116.325" calcext:value-type="float">
            <text:p>116.325</text:p>
          </table:table-cell>
          <table:table-cell office:value-type="float" office:value="111.252" calcext:value-type="float">
            <text:p>111.252</text:p>
          </table:table-cell>
          <table:table-cell office:value-type="float" office:value="125.694" calcext:value-type="float">
            <text:p>125.694</text:p>
          </table:table-cell>
          <table:table-cell office:value-type="float" office:value="120.894" calcext:value-type="float">
            <text:p>120.894</text:p>
          </table:table-cell>
          <table:table-cell office:value-type="float" office:value="135.411" calcext:value-type="float">
            <text:p>135.411</text:p>
          </table:table-cell>
          <table:table-cell office:value-type="float" office:value="128.202" calcext:value-type="float">
            <text:p>128.202</text:p>
          </table:table-cell>
          <table:table-cell office:value-type="float" office:value="124.581" calcext:value-type="float">
            <text:p>124.581</text:p>
          </table:table-cell>
          <table:table-cell office:value-type="float" office:value="134.777" calcext:value-type="float">
            <text:p>134.777</text:p>
          </table:table-cell>
          <table:table-cell office:value-type="float" office:value="133.928" calcext:value-type="float">
            <text:p>133.928</text:p>
          </table:table-cell>
          <table:table-cell office:value-type="float" office:value="147.604" calcext:value-type="float">
            <text:p>147.604</text:p>
          </table:table-cell>
          <table:table-cell office:value-type="float" office:value="129.34" calcext:value-type="float">
            <text:p>129.34</text:p>
          </table:table-cell>
          <table:table-cell office:value-type="float" office:value="160.942" calcext:value-type="float">
            <text:p>160.942</text:p>
          </table:table-cell>
          <table:table-cell office:value-type="float" office:value="169.811" calcext:value-type="float">
            <text:p>169.811</text:p>
          </table:table-cell>
          <table:table-cell office:value-type="float" office:value="162.209" calcext:value-type="float">
            <text:p>162.209</text:p>
          </table:table-cell>
          <table:table-cell office:value-type="float" office:value="181.344" calcext:value-type="float">
            <text:p>181.344</text:p>
          </table:table-cell>
          <table:table-cell office:value-type="float" office:value="185.52" calcext:value-type="float">
            <text:p>185.52</text:p>
          </table:table-cell>
          <table:table-cell office:value-type="float" office:value="204.926" calcext:value-type="float">
            <text:p>204.926</text:p>
          </table:table-cell>
          <table:table-cell office:value-type="float" office:value="208.404" calcext:value-type="float">
            <text:p>208.404</text:p>
          </table:table-cell>
          <table:table-cell office:value-type="float" office:value="234.695" calcext:value-type="float">
            <text:p>234.695</text:p>
          </table:table-cell>
          <table:table-cell office:value-type="float" office:value="249.807" calcext:value-type="float">
            <text:p>249.807</text:p>
          </table:table-cell>
          <table:table-cell office:value-type="float" office:value="257.697" calcext:value-type="float">
            <text:p>257.697</text:p>
          </table:table-cell>
          <table:table-cell office:value-type="float" office:value="248.342" calcext:value-type="float">
            <text:p>248.342</text:p>
          </table:table-cell>
          <table:table-cell office:value-type="float" office:value="295.321" calcext:value-type="float">
            <text:p>295.321</text:p>
          </table:table-cell>
          <table:table-cell office:value-type="float" office:value="283.495" calcext:value-type="float">
            <text:p>283.495</text:p>
          </table:table-cell>
          <table:table-cell office:value-type="float" office:value="292.942" calcext:value-type="float">
            <text:p>292.942</text:p>
          </table:table-cell>
          <table:table-cell office:value-type="float" office:value="318.382" calcext:value-type="float">
            <text:p>318.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16.2101948977" calcext:value-type="float">
            <text:p>16.2101948977</text:p>
          </table:table-cell>
          <table:table-cell office:value-type="float" office:value="19.1392684721" calcext:value-type="float">
            <text:p>19.1392684721</text:p>
          </table:table-cell>
          <table:table-cell office:value-type="float" office:value="19.9804090463" calcext:value-type="float">
            <text:p>19.9804090463</text:p>
          </table:table-cell>
          <table:table-cell office:value-type="float" office:value="21.9142691466" calcext:value-type="float">
            <text:p>21.9142691466</text:p>
          </table:table-cell>
          <table:table-cell office:value-type="float" office:value="14.4138562117" calcext:value-type="float">
            <text:p>14.4138562117</text:p>
          </table:table-cell>
          <table:table-cell office:value-type="float" office:value="21.2475561547" calcext:value-type="float">
            <text:p>21.2475561547</text:p>
          </table:table-cell>
          <table:table-cell office:value-type="float" office:value="15.9454246671" calcext:value-type="float">
            <text:p>15.9454246671</text:p>
          </table:table-cell>
          <table:table-cell office:value-type="float" office:value="14.6965670804" calcext:value-type="float">
            <text:p>14.6965670804</text:p>
          </table:table-cell>
          <table:table-cell office:value-type="float" office:value="12.3564881577" calcext:value-type="float">
            <text:p>12.3564881577</text:p>
          </table:table-cell>
          <table:table-cell office:value-type="float" office:value="16.263167554" calcext:value-type="float">
            <text:p>16.263167554</text:p>
          </table:table-cell>
          <table:table-cell office:value-type="float" office:value="13.0041114368" calcext:value-type="float">
            <text:p>13.0041114368</text:p>
          </table:table-cell>
          <table:table-cell office:value-type="float" office:value="14.2769822703" calcext:value-type="float">
            <text:p>14.2769822703</text:p>
          </table:table-cell>
          <table:table-cell office:value-type="float" office:value="12.1864176398" calcext:value-type="float">
            <text:p>12.1864176398</text:p>
          </table:table-cell>
          <table:table-cell office:value-type="float" office:value="14.6933997721" calcext:value-type="float">
            <text:p>14.6933997721</text:p>
          </table:table-cell>
          <table:table-cell office:value-type="float" office:value="11.652644103" calcext:value-type="float">
            <text:p>11.652644103</text:p>
          </table:table-cell>
          <table:table-cell office:value-type="float" office:value="13.9100810145" calcext:value-type="float">
            <text:p>13.9100810145</text:p>
          </table:table-cell>
          <table:table-cell office:value-type="float" office:value="16.2793571145" calcext:value-type="float">
            <text:p>16.2793571145</text:p>
          </table:table-cell>
          <table:table-cell office:value-type="float" office:value="13.4114158645" calcext:value-type="float">
            <text:p>13.4114158645</text:p>
          </table:table-cell>
          <table:table-cell office:value-type="float" office:value="13.8975296995" calcext:value-type="float">
            <text:p>13.8975296995</text:p>
          </table:table-cell>
          <table:table-cell office:value-type="float" office:value="17.2477303087" calcext:value-type="float">
            <text:p>17.2477303087</text:p>
          </table:table-cell>
          <table:table-cell office:value-type="float" office:value="20.6671526255" calcext:value-type="float">
            <text:p>20.6671526255</text:p>
          </table:table-cell>
          <table:table-cell office:value-type="float" office:value="18.893691062" calcext:value-type="float">
            <text:p>18.893691062</text:p>
          </table:table-cell>
          <table:table-cell office:value-type="float" office:value="16.6829958238" calcext:value-type="float">
            <text:p>16.6829958238</text:p>
          </table:table-cell>
          <table:table-cell office:value-type="float" office:value="22.4856918504" calcext:value-type="float">
            <text:p>22.4856918504</text:p>
          </table:table-cell>
          <table:table-cell office:value-type="float" office:value="21.0505855831" calcext:value-type="float">
            <text:p>21.0505855831</text:p>
          </table:table-cell>
          <table:table-cell office:value-type="float" office:value="30.8034717093" calcext:value-type="float">
            <text:p>30.8034717093</text:p>
          </table:table-cell>
          <table:table-cell office:value-type="float" office:value="22.894837085" calcext:value-type="float">
            <text:p>22.894837085</text:p>
          </table:table-cell>
          <table:table-cell office:value-type="float" office:value="20.9542244463" calcext:value-type="float">
            <text:p>20.9542244463</text:p>
          </table:table-cell>
          <table:table-cell office:value-type="float" office:value="18.6680628425" calcext:value-type="float">
            <text:p>18.6680628425</text:p>
          </table:table-cell>
          <table:table-cell office:value-type="float" office:value="19.908406822" calcext:value-type="float">
            <text:p>19.908406822</text:p>
          </table:table-cell>
          <table:table-cell office:value-type="float" office:value="26.6643457116" calcext:value-type="float">
            <text:p>26.6643457116</text:p>
          </table:table-cell>
          <table:table-cell office:value-type="float" office:value="21.295859335" calcext:value-type="float">
            <text:p>21.295859335</text:p>
          </table:table-cell>
          <table:table-cell office:value-type="float" office:value="27.2678304585" calcext:value-type="float">
            <text:p>27.2678304585</text:p>
          </table:table-cell>
          <table:table-cell office:value-type="float" office:value="29.9459777426" calcext:value-type="float">
            <text:p>29.9459777426</text:p>
          </table:table-cell>
          <table:table-cell office:value-type="float" office:value="28.2355977293" calcext:value-type="float">
            <text:p>28.2355977293</text:p>
          </table:table-cell>
          <table:table-cell office:value-type="float" office:value="28.8696067093" calcext:value-type="float">
            <text:p>28.8696067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904119670429707" calcext:value-type="float">
            <text:p>0.9041196704</text:p>
          </table:table-cell>
          <table:table-cell table:formula="of:=[.B30]/[.C23]" office:value-type="float" office:value="1.47880303902145" calcext:value-type="float">
            <text:p>1.478803039</text:p>
          </table:table-cell>
          <table:table-cell table:formula="of:=[.B30]/[.D23]" office:value-type="float" office:value="2.31958713459043" calcext:value-type="float">
            <text:p>2.3195871346</text:p>
          </table:table-cell>
          <table:table-cell table:formula="of:=[.B30]/[.E23]" office:value-type="float" office:value="2.8224118210653" calcext:value-type="float">
            <text:p>2.8224118211</text:p>
          </table:table-cell>
          <table:table-cell table:formula="of:=[.B30]/[.F23]" office:value-type="float" office:value="3.33371650033974" calcext:value-type="float">
            <text:p>3.3337165003</text:p>
          </table:table-cell>
          <table:table-cell table:formula="of:=[.B30]/[.G23]" office:value-type="float" office:value="3.5680218408651" calcext:value-type="float">
            <text:p>3.5680218409</text:p>
          </table:table-cell>
          <table:table-cell table:formula="of:=[.B30]/[.H23]" office:value-type="float" office:value="3.98234814561025" calcext:value-type="float">
            <text:p>3.9823481456</text:p>
          </table:table-cell>
          <table:table-cell table:formula="of:=[.B30]/[.I23]" office:value-type="float" office:value="4.17818907085827" calcext:value-type="float">
            <text:p>4.1781890709</text:p>
          </table:table-cell>
          <table:table-cell table:formula="of:=[.B30]/[.J23]" office:value-type="float" office:value="4.40662981881014" calcext:value-type="float">
            <text:p>4.4066298188</text:p>
          </table:table-cell>
          <table:table-cell table:formula="of:=[.B30]/[.K23]" office:value-type="float" office:value="4.3335000552957" calcext:value-type="float">
            <text:p>4.3335000553</text:p>
          </table:table-cell>
          <table:table-cell table:formula="of:=[.B30]/[.L23]" office:value-type="float" office:value="4.42402175214343" calcext:value-type="float">
            <text:p>4.4240217521</text:p>
          </table:table-cell>
          <table:table-cell table:formula="of:=[.B30]/[.M23]" office:value-type="float" office:value="4.47049661533352" calcext:value-type="float">
            <text:p>4.4704966153</text:p>
          </table:table-cell>
          <table:table-cell table:formula="of:=[.B30]/[.N23]" office:value-type="float" office:value="4.41860434859982" calcext:value-type="float">
            <text:p>4.4186043486</text:p>
          </table:table-cell>
          <table:table-cell table:formula="of:=[.B30]/[.O23]" office:value-type="float" office:value="4.51634220580249" calcext:value-type="float">
            <text:p>4.5163422058</text:p>
          </table:table-cell>
          <table:table-cell table:formula="of:=[.B30]/[.P23]" office:value-type="float" office:value="4.21615304201777" calcext:value-type="float">
            <text:p>4.216153042</text:p>
          </table:table-cell>
          <table:table-cell table:formula="of:=[.B30]/[.Q23]" office:value-type="float" office:value="4.25848859945349" calcext:value-type="float">
            <text:p>4.2584885995</text:p>
          </table:table-cell>
          <table:table-cell table:formula="of:=[.B30]/[.R23]" office:value-type="float" office:value="4.02108497366574" calcext:value-type="float">
            <text:p>4.0210849737</text:p>
          </table:table-cell>
          <table:table-cell table:formula="of:=[.B30]/[.S23]" office:value-type="float" office:value="3.90330665298002" calcext:value-type="float">
            <text:p>3.903306653</text:p>
          </table:table-cell>
          <table:table-cell table:formula="of:=[.B30]/[.T23]" office:value-type="float" office:value="3.96815760786646" calcext:value-type="float">
            <text:p>3.9681576079</text:p>
          </table:table-cell>
          <table:table-cell table:formula="of:=[.B30]/[.U23]" office:value-type="float" office:value="3.64148449942798" calcext:value-type="float">
            <text:p>3.6414844994</text:p>
          </table:table-cell>
          <table:table-cell table:formula="of:=[.B30]/[.V23]" office:value-type="float" office:value="3.50488010157765" calcext:value-type="float">
            <text:p>3.5048801016</text:p>
          </table:table-cell>
          <table:table-cell table:formula="of:=[.B30]/[.W23]" office:value-type="float" office:value="3.40731930895293" calcext:value-type="float">
            <text:p>3.407319309</text:p>
          </table:table-cell>
          <table:table-cell table:formula="of:=[.B30]/[.X23]" office:value-type="float" office:value="3.20610831944903" calcext:value-type="float">
            <text:p>3.2061083194</text:p>
          </table:table-cell>
          <table:table-cell table:formula="of:=[.B30]/[.Y23]" office:value-type="float" office:value="3.14407171260118" calcext:value-type="float">
            <text:p>3.1440717126</text:p>
          </table:table-cell>
          <table:table-cell table:formula="of:=[.B30]/[.Z23]" office:value-type="float" office:value="2.92548442219889" calcext:value-type="float">
            <text:p>2.9254844222</text:p>
          </table:table-cell>
          <table:table-cell table:formula="of:=[.B30]/[.AA23]" office:value-type="float" office:value="2.8015014888852" calcext:value-type="float">
            <text:p>2.8015014889</text:p>
          </table:table-cell>
          <table:table-cell table:formula="of:=[.B30]/[.AB23]" office:value-type="float" office:value="2.68573316137488" calcext:value-type="float">
            <text:p>2.6857331614</text:p>
          </table:table-cell>
          <table:table-cell table:formula="of:=[.B30]/[.AC23]" office:value-type="float" office:value="2.57557058681585" calcext:value-type="float">
            <text:p>2.5755705868</text:p>
          </table:table-cell>
          <table:table-cell table:formula="of:=[.B30]/[.AD23]" office:value-type="float" office:value="2.40567402280758" calcext:value-type="float">
            <text:p>2.4056740228</text:p>
          </table:table-cell>
          <table:table-cell table:formula="of:=[.B30]/[.AE23]" office:value-type="float" office:value="2.28942096564429" calcext:value-type="float">
            <text:p>2.2894209656</text:p>
          </table:table-cell>
          <table:table-cell table:formula="of:=[.B30]/[.AF23]" office:value-type="float" office:value="2.16778719333176" calcext:value-type="float">
            <text:p>2.1677871933</text:p>
          </table:table-cell>
          <table:table-cell table:formula="of:=[.B30]/[.AG23]" office:value-type="float" office:value="2.1220254913203" calcext:value-type="float">
            <text:p>2.1220254913</text:p>
          </table:table-cell>
          <table:table-cell table:formula="of:=[.B30]/[.AH23]" office:value-type="float" office:value="1.94111942210709" calcext:value-type="float">
            <text:p>1.9411194221</text:p>
          </table:table-cell>
          <table:table-cell table:formula="of:=[.B30]/[.AI23]" office:value-type="float" office:value="1.92944660564112" calcext:value-type="float">
            <text:p>1.9294466056</text:p>
          </table:table-cell>
          <table:table-cell table:formula="of:=[.B30]/[.AJ23]" office:value-type="float" office:value="1.80777233447029" calcext:value-type="float">
            <text:p>1.8077723345</text:p>
          </table:table-cell>
          <table:table-cell table:formula="of:=[.B30]/[.AK23]" office:value-type="float" office:value="1.75175701330532" calcext:value-type="float">
            <text:p>1.751757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904119670429707" calcext:value-type="float">
            <text:p>0.9041196704</text:p>
          </table:table-cell>
          <table:table-cell table:formula="of:=[.C27]/[.C1]" office:value-type="float" office:value="0.739401519510723" calcext:value-type="float">
            <text:p>0.7394015195</text:p>
          </table:table-cell>
          <table:table-cell table:formula="of:=[.D27]/[.D1]" office:value-type="float" office:value="0.773195711530142" calcext:value-type="float">
            <text:p>0.7731957115</text:p>
          </table:table-cell>
          <table:table-cell table:formula="of:=[.E27]/[.E1]" office:value-type="float" office:value="0.705602955266326" calcext:value-type="float">
            <text:p>0.7056029553</text:p>
          </table:table-cell>
          <table:table-cell table:formula="of:=[.F27]/[.F1]" office:value-type="float" office:value="0.666743300067949" calcext:value-type="float">
            <text:p>0.6667433001</text:p>
          </table:table-cell>
          <table:table-cell table:formula="of:=[.G27]/[.G1]" office:value-type="float" office:value="0.59467030681085" calcext:value-type="float">
            <text:p>0.5946703068</text:p>
          </table:table-cell>
          <table:table-cell table:formula="of:=[.H27]/[.H1]" office:value-type="float" office:value="0.568906877944321" calcext:value-type="float">
            <text:p>0.5689068779</text:p>
          </table:table-cell>
          <table:table-cell table:formula="of:=[.I27]/[.I1]" office:value-type="float" office:value="0.522273633857284" calcext:value-type="float">
            <text:p>0.5222736339</text:p>
          </table:table-cell>
          <table:table-cell table:formula="of:=[.J27]/[.J1]" office:value-type="float" office:value="0.489625535423348" calcext:value-type="float">
            <text:p>0.4896255354</text:p>
          </table:table-cell>
          <table:table-cell table:formula="of:=[.K27]/[.K1]" office:value-type="float" office:value="0.43335000552957" calcext:value-type="float">
            <text:p>0.4333500055</text:p>
          </table:table-cell>
          <table:table-cell table:formula="of:=[.L27]/[.L1]" office:value-type="float" office:value="0.402183795649403" calcext:value-type="float">
            <text:p>0.4021837956</text:p>
          </table:table-cell>
          <table:table-cell table:formula="of:=[.M27]/[.M1]" office:value-type="float" office:value="0.372541384611127" calcext:value-type="float">
            <text:p>0.3725413846</text:p>
          </table:table-cell>
          <table:table-cell table:formula="of:=[.N27]/[.N1]" office:value-type="float" office:value="0.339892642199986" calcext:value-type="float">
            <text:p>0.3398926422</text:p>
          </table:table-cell>
          <table:table-cell table:formula="of:=[.O27]/[.O1]" office:value-type="float" office:value="0.322595871843035" calcext:value-type="float">
            <text:p>0.3225958718</text:p>
          </table:table-cell>
          <table:table-cell table:formula="of:=[.P27]/[.P1]" office:value-type="float" office:value="0.281076869467851" calcext:value-type="float">
            <text:p>0.2810768695</text:p>
          </table:table-cell>
          <table:table-cell table:formula="of:=[.Q27]/[.Q1]" office:value-type="float" office:value="0.266155537465843" calcext:value-type="float">
            <text:p>0.2661555375</text:p>
          </table:table-cell>
          <table:table-cell table:formula="of:=[.R27]/[.R1]" office:value-type="float" office:value="0.236534410215632" calcext:value-type="float">
            <text:p>0.2365344102</text:p>
          </table:table-cell>
          <table:table-cell table:formula="of:=[.S27]/[.S1]" office:value-type="float" office:value="0.216850369610001" calcext:value-type="float">
            <text:p>0.2168503696</text:p>
          </table:table-cell>
          <table:table-cell table:formula="of:=[.T27]/[.T1]" office:value-type="float" office:value="0.208850400414024" calcext:value-type="float">
            <text:p>0.2088504004</text:p>
          </table:table-cell>
          <table:table-cell table:formula="of:=[.U27]/[.U1]" office:value-type="float" office:value="0.182074224971399" calcext:value-type="float">
            <text:p>0.182074225</text:p>
          </table:table-cell>
          <table:table-cell table:formula="of:=[.V27]/[.V1]" office:value-type="float" office:value="0.166899052456079" calcext:value-type="float">
            <text:p>0.1668990525</text:p>
          </table:table-cell>
          <table:table-cell table:formula="of:=[.W27]/[.W1]" office:value-type="float" office:value="0.154878150406951" calcext:value-type="float">
            <text:p>0.1548781504</text:p>
          </table:table-cell>
          <table:table-cell table:formula="of:=[.X27]/[.X1]" office:value-type="float" office:value="0.139396013889088" calcext:value-type="float">
            <text:p>0.1393960139</text:p>
          </table:table-cell>
          <table:table-cell table:formula="of:=[.Y27]/[.Y1]" office:value-type="float" office:value="0.131002988025049" calcext:value-type="float">
            <text:p>0.131002988</text:p>
          </table:table-cell>
          <table:table-cell table:formula="of:=[.Z27]/[.Z1]" office:value-type="float" office:value="0.117019376887956" calcext:value-type="float">
            <text:p>0.1170193769</text:p>
          </table:table-cell>
          <table:table-cell table:formula="of:=[.AA27]/[.AA1]" office:value-type="float" office:value="0.107750057264815" calcext:value-type="float">
            <text:p>0.1077500573</text:p>
          </table:table-cell>
          <table:table-cell table:formula="of:=[.AB27]/[.AB1]" office:value-type="float" office:value="0.09947159856944" calcext:value-type="float">
            <text:p>0.0994715986</text:p>
          </table:table-cell>
          <table:table-cell table:formula="of:=[.AC27]/[.AC1]" office:value-type="float" office:value="0.0919846638148518" calcext:value-type="float">
            <text:p>0.0919846638</text:p>
          </table:table-cell>
          <table:table-cell table:formula="of:=[.AD27]/[.AD1]" office:value-type="float" office:value="0.0829542766485373" calcext:value-type="float">
            <text:p>0.0829542766</text:p>
          </table:table-cell>
          <table:table-cell table:formula="of:=[.AE27]/[.AE1]" office:value-type="float" office:value="0.0763140321881431" calcext:value-type="float">
            <text:p>0.0763140322</text:p>
          </table:table-cell>
          <table:table-cell table:formula="of:=[.AF27]/[.AF1]" office:value-type="float" office:value="0.0699286191397341" calcext:value-type="float">
            <text:p>0.0699286191</text:p>
          </table:table-cell>
          <table:table-cell table:formula="of:=[.AG27]/[.AG1]" office:value-type="float" office:value="0.0663132966037592" calcext:value-type="float">
            <text:p>0.0663132966</text:p>
          </table:table-cell>
          <table:table-cell table:formula="of:=[.AH27]/[.AH1]" office:value-type="float" office:value="0.058821800669912" calcext:value-type="float">
            <text:p>0.0588218007</text:p>
          </table:table-cell>
          <table:table-cell table:formula="of:=[.AI27]/[.AI1]" office:value-type="float" office:value="0.0567484295776799" calcext:value-type="float">
            <text:p>0.0567484296</text:p>
          </table:table-cell>
          <table:table-cell table:formula="of:=[.AJ27]/[.AJ1]" office:value-type="float" office:value="0.0516506381277226" calcext:value-type="float">
            <text:p>0.0516506381</text:p>
          </table:table-cell>
          <table:table-cell table:formula="of:=[.AK27]/[.AK1]" office:value-type="float" office:value="0.0486599170362588" calcext:value-type="float">
            <text:p>0.048659917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649.33495" calcext:value-type="float">
            <text:p>649.33495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0:47:43.1469841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06:44.839078198</dc:date>
    <meta:editing-duration>PT33M19S</meta:editing-duration>
    <meta:editing-cycles>9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 all.A16:all.AK16 all.A23:all.AK23" chart:data-source-has-labels="both" svg:x="1.471cm" svg:y="0.255cm" svg:width="18.295cm" svg:height="12.267cm">
          <chartooo:coordinate-region svg:x="2.278cm" svg:y="0.455cm" svg:width="17.117cm" svg:height="11.42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964.29995">
                <text:p>964.29995</text:p>
                <draw:g>
                  <svg:desc>all.B2:all.AK2</svg:desc>
                </draw:g>
              </table:table-cell>
              <table:table-cell office:value-type="float" office:value="559.1031428571">
                <text:p>559.1031428571</text:p>
              </table:table-cell>
              <table:table-cell office:value-type="float" office:value="408.034047619">
                <text:p>408.034047619</text:p>
              </table:table-cell>
              <table:table-cell office:value-type="float" office:value="323.6056190476">
                <text:p>323.6056190476</text:p>
              </table:table-cell>
              <table:table-cell office:value-type="float" office:value="270.2392857143">
                <text:p>270.2392857143</text:p>
              </table:table-cell>
              <table:table-cell office:value-type="float" office:value="236.3416190476">
                <text:p>236.3416190476</text:p>
              </table:table-cell>
              <table:table-cell office:value-type="float" office:value="206.4683809524">
                <text:p>206.4683809524</text:p>
              </table:table-cell>
              <table:table-cell office:value-type="float" office:value="195.1815238095">
                <text:p>195.1815238095</text:p>
              </table:table-cell>
              <table:table-cell office:value-type="float" office:value="175.6743333333">
                <text:p>175.6743333333</text:p>
              </table:table-cell>
              <table:table-cell office:value-type="float" office:value="164.6278571429">
                <text:p>164.6278571429</text:p>
              </table:table-cell>
              <table:table-cell office:value-type="float" office:value="157.0494285714">
                <text:p>157.0494285714</text:p>
              </table:table-cell>
              <table:table-cell office:value-type="float" office:value="151.5306190476">
                <text:p>151.5306190476</text:p>
              </table:table-cell>
              <table:table-cell office:value-type="float" office:value="149.3281904762">
                <text:p>149.3281904762</text:p>
              </table:table-cell>
              <table:table-cell office:value-type="float" office:value="142.7857619048">
                <text:p>142.7857619048</text:p>
              </table:table-cell>
              <table:table-cell office:value-type="float" office:value="139.1529047619">
                <text:p>139.1529047619</text:p>
              </table:table-cell>
              <table:table-cell office:value-type="float" office:value="138.4480952381">
                <text:p>138.4480952381</text:p>
              </table:table-cell>
              <table:table-cell office:value-type="float" office:value="137.1175714286">
                <text:p>137.1175714286</text:p>
              </table:table-cell>
              <table:table-cell office:value-type="float" office:value="127.7578571429">
                <text:p>127.7578571429</text:p>
              </table:table-cell>
              <table:table-cell office:value-type="float" office:value="132.6201428571">
                <text:p>132.6201428571</text:p>
              </table:table-cell>
              <table:table-cell office:value-type="float" office:value="129.0642380952">
                <text:p>129.0642380952</text:p>
              </table:table-cell>
              <table:table-cell office:value-type="float" office:value="131.6348571429">
                <text:p>131.6348571429</text:p>
              </table:table-cell>
              <table:table-cell office:value-type="float" office:value="133.7747142857">
                <text:p>133.7747142857</text:p>
              </table:table-cell>
              <table:table-cell office:value-type="float" office:value="141.0631428571">
                <text:p>141.0631428571</text:p>
              </table:table-cell>
              <table:table-cell office:value-type="float" office:value="130.3198095238">
                <text:p>130.3198095238</text:p>
              </table:table-cell>
              <table:table-cell office:value-type="float" office:value="136.8509047619">
                <text:p>136.8509047619</text:p>
              </table:table-cell>
              <table:table-cell office:value-type="float" office:value="130.0452380952">
                <text:p>130.0452380952</text:p>
              </table:table-cell>
              <table:table-cell office:value-type="float" office:value="132.4355714286">
                <text:p>132.4355714286</text:p>
              </table:table-cell>
              <table:table-cell office:value-type="float" office:value="132.5652380952">
                <text:p>132.5652380952</text:p>
              </table:table-cell>
              <table:table-cell office:value-type="float" office:value="133.1217619048">
                <text:p>133.1217619048</text:p>
              </table:table-cell>
              <table:table-cell office:value-type="float" office:value="149.4741904762">
                <text:p>149.4741904762</text:p>
              </table:table-cell>
              <table:table-cell office:value-type="float" office:value="137.7651428571">
                <text:p>137.7651428571</text:p>
              </table:table-cell>
              <table:table-cell office:value-type="float" office:value="142.1078571429">
                <text:p>142.1078571429</text:p>
              </table:table-cell>
              <table:table-cell office:value-type="float" office:value="143.2041904762">
                <text:p>143.2041904762</text:p>
              </table:table-cell>
              <table:table-cell office:value-type="float" office:value="131.2530952381">
                <text:p>131.2530952381</text:p>
              </table:table-cell>
              <table:table-cell office:value-type="float" office:value="144.0909047619">
                <text:p>144.0909047619</text:p>
              </table:table-cell>
              <table:table-cell office:value-type="float" office:value="132.3238571429">
                <text:p>132.3238571429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1100.12875">
                <text:p>1100.12875</text:p>
                <draw:g>
                  <svg:desc>all.B9:all.AK9</svg:desc>
                </draw:g>
              </table:table-cell>
              <table:table-cell office:value-type="float" office:value="578.8982380952">
                <text:p>578.8982380952</text:p>
              </table:table-cell>
              <table:table-cell office:value-type="float" office:value="432.5027619048">
                <text:p>432.5027619048</text:p>
              </table:table-cell>
              <table:table-cell office:value-type="float" office:value="357.1111428571">
                <text:p>357.1111428571</text:p>
              </table:table-cell>
              <table:table-cell office:value-type="float" office:value="297.0132380952">
                <text:p>297.0132380952</text:p>
              </table:table-cell>
              <table:table-cell office:value-type="float" office:value="260.0203809524">
                <text:p>260.0203809524</text:p>
              </table:table-cell>
              <table:table-cell office:value-type="float" office:value="235.3441904762">
                <text:p>235.3441904762</text:p>
              </table:table-cell>
              <table:table-cell office:value-type="float" office:value="212.5532380952">
                <text:p>212.5532380952</text:p>
              </table:table-cell>
              <table:table-cell office:value-type="float" office:value="195.3522857143">
                <text:p>195.3522857143</text:p>
              </table:table-cell>
              <table:table-cell office:value-type="float" office:value="179.4528095238">
                <text:p>179.4528095238</text:p>
              </table:table-cell>
              <table:table-cell office:value-type="float" office:value="174.7176190476">
                <text:p>174.7176190476</text:p>
              </table:table-cell>
              <table:table-cell office:value-type="float" office:value="168.8012380952">
                <text:p>168.8012380952</text:p>
              </table:table-cell>
              <table:table-cell office:value-type="float" office:value="159.3632857143">
                <text:p>159.3632857143</text:p>
              </table:table-cell>
              <table:table-cell office:value-type="float" office:value="158.0748095238">
                <text:p>158.0748095238</text:p>
              </table:table-cell>
              <table:table-cell office:value-type="float" office:value="156.7301904762">
                <text:p>156.7301904762</text:p>
              </table:table-cell>
              <table:table-cell office:value-type="float" office:value="147.0047142857">
                <text:p>147.0047142857</text:p>
              </table:table-cell>
              <table:table-cell office:value-type="float" office:value="147.9607142857">
                <text:p>147.9607142857</text:p>
              </table:table-cell>
              <table:table-cell office:value-type="float" office:value="147.4479047619">
                <text:p>147.4479047619</text:p>
              </table:table-cell>
              <table:table-cell office:value-type="float" office:value="145.2624285714">
                <text:p>145.2624285714</text:p>
              </table:table-cell>
              <table:table-cell office:value-type="float" office:value="142.9885238095">
                <text:p>142.9885238095</text:p>
              </table:table-cell>
              <table:table-cell office:value-type="float" office:value="144.9559047619">
                <text:p>144.9559047619</text:p>
              </table:table-cell>
              <table:table-cell office:value-type="float" office:value="146.3213333333">
                <text:p>146.3213333333</text:p>
              </table:table-cell>
              <table:table-cell office:value-type="float" office:value="146.4172857143">
                <text:p>146.4172857143</text:p>
              </table:table-cell>
              <table:table-cell office:value-type="float" office:value="141.8241428571">
                <text:p>141.8241428571</text:p>
              </table:table-cell>
              <table:table-cell office:value-type="float" office:value="152.862">
                <text:p>152.862</text:p>
              </table:table-cell>
              <table:table-cell office:value-type="float" office:value="152.8032380952">
                <text:p>152.8032380952</text:p>
              </table:table-cell>
              <table:table-cell office:value-type="float" office:value="149.9611428571">
                <text:p>149.9611428571</text:p>
              </table:table-cell>
              <table:table-cell office:value-type="float" office:value="133.8212857143">
                <text:p>133.8212857143</text:p>
              </table:table-cell>
              <table:table-cell office:value-type="float" office:value="135.5545714286">
                <text:p>135.5545714286</text:p>
              </table:table-cell>
              <table:table-cell office:value-type="float" office:value="142.8624285714">
                <text:p>142.8624285714</text:p>
              </table:table-cell>
              <table:table-cell office:value-type="float" office:value="146.0103333333">
                <text:p>146.0103333333</text:p>
              </table:table-cell>
              <table:table-cell office:value-type="float" office:value="144.0269047619">
                <text:p>144.0269047619</text:p>
              </table:table-cell>
              <table:table-cell office:value-type="float" office:value="147.047">
                <text:p>147.047</text:p>
              </table:table-cell>
              <table:table-cell office:value-type="float" office:value="137.729952381">
                <text:p>137.729952381</text:p>
              </table:table-cell>
              <table:table-cell office:value-type="float" office:value="153.655952381">
                <text:p>153.655952381</text:p>
              </table:table-cell>
              <table:table-cell office:value-type="float" office:value="140.922">
                <text:p>140.922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782.17315">
                <text:p>782.17315</text:p>
                <draw:g>
                  <svg:desc>all.B16:all.AK16</svg:desc>
                </draw:g>
              </table:table-cell>
              <table:table-cell office:value-type="float" office:value="434.3092380952">
                <text:p>434.3092380952</text:p>
              </table:table-cell>
              <table:table-cell office:value-type="float" office:value="324.3120952381">
                <text:p>324.3120952381</text:p>
              </table:table-cell>
              <table:table-cell office:value-type="float" office:value="268.4856190476">
                <text:p>268.4856190476</text:p>
              </table:table-cell>
              <table:table-cell office:value-type="float" office:value="228.684047619">
                <text:p>228.684047619</text:p>
              </table:table-cell>
              <table:table-cell office:value-type="float" office:value="196.8546190476">
                <text:p>196.8546190476</text:p>
              </table:table-cell>
              <table:table-cell office:value-type="float" office:value="174.8427619048">
                <text:p>174.8427619048</text:p>
              </table:table-cell>
              <table:table-cell office:value-type="float" office:value="155.4947619048">
                <text:p>155.4947619048</text:p>
              </table:table-cell>
              <table:table-cell office:value-type="float" office:value="137.6385714286">
                <text:p>137.6385714286</text:p>
              </table:table-cell>
              <table:table-cell office:value-type="float" office:value="135.7148571429">
                <text:p>135.7148571429</text:p>
              </table:table-cell>
              <table:table-cell office:value-type="float" office:value="130.6585238095">
                <text:p>130.6585238095</text:p>
              </table:table-cell>
              <table:table-cell office:value-type="float" office:value="123.4049047619">
                <text:p>123.4049047619</text:p>
              </table:table-cell>
              <table:table-cell office:value-type="float" office:value="121.7238571429">
                <text:p>121.7238571429</text:p>
              </table:table-cell>
              <table:table-cell office:value-type="float" office:value="117.0816190476">
                <text:p>117.0816190476</text:p>
              </table:table-cell>
              <table:table-cell office:value-type="float" office:value="112.9209047619">
                <text:p>112.9209047619</text:p>
              </table:table-cell>
              <table:table-cell office:value-type="float" office:value="116.061047619">
                <text:p>116.061047619</text:p>
              </table:table-cell>
              <table:table-cell office:value-type="float" office:value="109.7184285714">
                <text:p>109.7184285714</text:p>
              </table:table-cell>
              <table:table-cell office:value-type="float" office:value="106.7755714286">
                <text:p>106.7755714286</text:p>
              </table:table-cell>
              <table:table-cell office:value-type="float" office:value="106.2709047619">
                <text:p>106.2709047619</text:p>
              </table:table-cell>
              <table:table-cell office:value-type="float" office:value="115.4692380952">
                <text:p>115.4692380952</text:p>
              </table:table-cell>
              <table:table-cell office:value-type="float" office:value="111.0608571429">
                <text:p>111.0608571429</text:p>
              </table:table-cell>
              <table:table-cell office:value-type="float" office:value="122.7187142857">
                <text:p>122.7187142857</text:p>
              </table:table-cell>
              <table:table-cell office:value-type="float" office:value="116.9333809524">
                <text:p>116.9333809524</text:p>
              </table:table-cell>
              <table:table-cell office:value-type="float" office:value="130.2475714286">
                <text:p>130.2475714286</text:p>
              </table:table-cell>
              <table:table-cell office:value-type="float" office:value="113.1752380952">
                <text:p>113.1752380952</text:p>
              </table:table-cell>
              <table:table-cell office:value-type="float" office:value="105.2939047619">
                <text:p>105.2939047619</text:p>
              </table:table-cell>
              <table:table-cell office:value-type="float" office:value="127.3606666667">
                <text:p>127.3606666667</text:p>
              </table:table-cell>
              <table:table-cell office:value-type="float" office:value="128.9969047619">
                <text:p>128.9969047619</text:p>
              </table:table-cell>
              <table:table-cell office:value-type="float" office:value="107.214952381">
                <text:p>107.214952381</text:p>
              </table:table-cell>
              <table:table-cell office:value-type="float" office:value="141.5603333333">
                <text:p>141.5603333333</text:p>
              </table:table-cell>
              <table:table-cell office:value-type="float" office:value="115.0616190476">
                <text:p>115.0616190476</text:p>
              </table:table-cell>
              <table:table-cell office:value-type="float" office:value="129.3683333333">
                <text:p>129.3683333333</text:p>
              </table:table-cell>
              <table:table-cell office:value-type="float" office:value="120.8184285714">
                <text:p>120.8184285714</text:p>
              </table:table-cell>
              <table:table-cell office:value-type="float" office:value="150.9957619048">
                <text:p>150.9957619048</text:p>
              </table:table-cell>
              <table:table-cell office:value-type="float" office:value="147.1963333333">
                <text:p>147.1963333333</text:p>
              </table:table-cell>
              <table:table-cell office:value-type="float" office:value="136.4992380952">
                <text:p>136.4992380952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718.1958">
                <text:p>718.1958</text:p>
                <draw:g>
                  <svg:desc>all.B23:all.AK23</svg:desc>
                </draw:g>
              </table:table-cell>
              <table:table-cell office:value-type="float" office:value="439.094952381">
                <text:p>439.094952381</text:p>
              </table:table-cell>
              <table:table-cell office:value-type="float" office:value="279.9355714286">
                <text:p>279.9355714286</text:p>
              </table:table-cell>
              <table:table-cell office:value-type="float" office:value="230.0638571429">
                <text:p>230.0638571429</text:p>
              </table:table-cell>
              <table:table-cell office:value-type="float" office:value="194.7780952381">
                <text:p>194.7780952381</text:p>
              </table:table-cell>
              <table:table-cell office:value-type="float" office:value="181.9873809524">
                <text:p>181.9873809524</text:p>
              </table:table-cell>
              <table:table-cell office:value-type="float" office:value="163.0532857143">
                <text:p>163.0532857143</text:p>
              </table:table-cell>
              <table:table-cell office:value-type="float" office:value="155.4106190476">
                <text:p>155.4106190476</text:p>
              </table:table-cell>
              <table:table-cell office:value-type="float" office:value="147.3540952381">
                <text:p>147.3540952381</text:p>
              </table:table-cell>
              <table:table-cell office:value-type="float" office:value="149.8407619048">
                <text:p>149.8407619048</text:p>
              </table:table-cell>
              <table:table-cell office:value-type="float" office:value="146.7748095238">
                <text:p>146.7748095238</text:p>
              </table:table-cell>
              <table:table-cell office:value-type="float" office:value="145.248952381">
                <text:p>145.248952381</text:p>
              </table:table-cell>
              <table:table-cell office:value-type="float" office:value="146.9547619048">
                <text:p>146.9547619048</text:p>
              </table:table-cell>
              <table:table-cell office:value-type="float" office:value="143.7745238095">
                <text:p>143.7745238095</text:p>
              </table:table-cell>
              <table:table-cell office:value-type="float" office:value="154.0112380952">
                <text:p>154.0112380952</text:p>
              </table:table-cell>
              <table:table-cell office:value-type="float" office:value="152.4801428571">
                <text:p>152.4801428571</text:p>
              </table:table-cell>
              <table:table-cell office:value-type="float" office:value="161.4825238095">
                <text:p>161.4825238095</text:p>
              </table:table-cell>
              <table:table-cell office:value-type="float" office:value="166.3550952381">
                <text:p>166.3550952381</text:p>
              </table:table-cell>
              <table:table-cell office:value-type="float" office:value="163.6363809524">
                <text:p>163.6363809524</text:p>
              </table:table-cell>
              <table:table-cell office:value-type="float" office:value="178.316">
                <text:p>178.316</text:p>
              </table:table-cell>
              <table:table-cell office:value-type="float" office:value="185.265952381">
                <text:p>185.265952381</text:p>
              </table:table-cell>
              <table:table-cell office:value-type="float" office:value="190.5706190476">
                <text:p>190.5706190476</text:p>
              </table:table-cell>
              <table:table-cell office:value-type="float" office:value="202.5305714286">
                <text:p>202.5305714286</text:p>
              </table:table-cell>
              <table:table-cell office:value-type="float" office:value="206.5267619048">
                <text:p>206.5267619048</text:p>
              </table:table-cell>
              <table:table-cell office:value-type="float" office:value="221.9580952381">
                <text:p>221.9580952381</text:p>
              </table:table-cell>
              <table:table-cell office:value-type="float" office:value="231.781047619">
                <text:p>231.781047619</text:p>
              </table:table-cell>
              <table:table-cell office:value-type="float" office:value="241.771952381">
                <text:p>241.771952381</text:p>
              </table:table-cell>
              <table:table-cell office:value-type="float" office:value="252.113047619">
                <text:p>252.113047619</text:p>
              </table:table-cell>
              <table:table-cell office:value-type="float" office:value="269.9180952381">
                <text:p>269.9180952381</text:p>
              </table:table-cell>
              <table:table-cell office:value-type="float" office:value="283.6240952381">
                <text:p>283.6240952381</text:p>
              </table:table-cell>
              <table:table-cell office:value-type="float" office:value="299.5381428571">
                <text:p>299.5381428571</text:p>
              </table:table-cell>
              <table:table-cell office:value-type="float" office:value="305.9977142857">
                <text:p>305.9977142857</text:p>
              </table:table-cell>
              <table:table-cell office:value-type="float" office:value="334.5157142857">
                <text:p>334.5157142857</text:p>
              </table:table-cell>
              <table:table-cell office:value-type="float" office:value="336.5394761905">
                <text:p>336.5394761905</text:p>
              </table:table-cell>
              <table:table-cell office:value-type="float" office:value="359.1906666667">
                <text:p>359.1906666667</text:p>
              </table:table-cell>
              <table:table-cell office:value-type="float" office:value="370.6763809524">
                <text:p>370.6763809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 all.A20:all.AK20 all.A27:all.AK27" chart:data-source-has-labels="both" svg:x="0.32cm" svg:y="0.18cm" svg:width="12.561cm" svg:height="8.64cm">
          <chartooo:coordinate-region svg:x="0.756cm" svg:y="0.379cm" svg:width="12.125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0.673374451590504">
                <text:p>0.673374451590504</text:p>
                <draw:g>
                  <svg:desc>all.B6:all.AK6</svg:desc>
                </draw:g>
              </table:table-cell>
              <table:table-cell office:value-type="float" office:value="1.16138669276979">
                <text:p>1.16138669276979</text:p>
              </table:table-cell>
              <table:table-cell office:value-type="float" office:value="1.59137443012186">
                <text:p>1.59137443012186</text:p>
              </table:table-cell>
              <table:table-cell office:value-type="float" office:value="2.00656265460115">
                <text:p>2.00656265460115</text:p>
              </table:table-cell>
              <table:table-cell office:value-type="float" office:value="2.4028147805515">
                <text:p>2.4028147805515</text:p>
              </table:table-cell>
              <table:table-cell office:value-type="float" office:value="2.74744225167224">
                <text:p>2.74744225167224</text:p>
              </table:table-cell>
              <table:table-cell office:value-type="float" office:value="3.14496072960295">
                <text:p>3.14496072960295</text:p>
              </table:table-cell>
              <table:table-cell office:value-type="float" office:value="3.32682590711691">
                <text:p>3.32682590711691</text:p>
              </table:table-cell>
              <table:table-cell office:value-type="float" office:value="3.69624257385421">
                <text:p>3.69624257385421</text:p>
              </table:table-cell>
              <table:table-cell office:value-type="float" office:value="3.94425926006171">
                <text:p>3.94425926006171</text:p>
              </table:table-cell>
              <table:table-cell office:value-type="float" office:value="4.1345897015142">
                <text:p>4.1345897015142</text:p>
              </table:table-cell>
              <table:table-cell office:value-type="float" office:value="4.28517321503205">
                <text:p>4.28517321503205</text:p>
              </table:table-cell>
              <table:table-cell office:value-type="float" office:value="4.34837486431265">
                <text:p>4.34837486431265</text:p>
              </table:table-cell>
              <table:table-cell office:value-type="float" office:value="4.54761694259777">
                <text:p>4.54761694259777</text:p>
              </table:table-cell>
              <table:table-cell office:value-type="float" office:value="4.66634132511323">
                <text:p>4.66634132511323</text:p>
              </table:table-cell>
              <table:table-cell office:value-type="float" office:value="4.69009666679262">
                <text:p>4.69009666679262</text:p>
              </table:table-cell>
              <table:table-cell office:value-type="float" office:value="4.73560713798175">
                <text:p>4.73560713798175</text:p>
              </table:table-cell>
              <table:table-cell office:value-type="float" office:value="5.08254415439752">
                <text:p>5.08254415439752</text:p>
              </table:table-cell>
              <table:table-cell office:value-type="float" office:value="4.89620155740344">
                <text:p>4.89620155740344</text:p>
              </table:table-cell>
              <table:table-cell office:value-type="float" office:value="5.03109892858965">
                <text:p>5.03109892858965</text:p>
              </table:table-cell>
              <table:table-cell office:value-type="float" office:value="4.93284958174183">
                <text:p>4.93284958174183</text:p>
              </table:table-cell>
              <table:table-cell office:value-type="float" office:value="4.85394383734753">
                <text:p>4.85394383734753</text:p>
              </table:table-cell>
              <table:table-cell office:value-type="float" office:value="4.60315102051704">
                <text:p>4.60315102051704</text:p>
              </table:table-cell>
              <table:table-cell office:value-type="float" office:value="4.98262660429544">
                <text:p>4.98262660429544</text:p>
              </table:table-cell>
              <table:table-cell office:value-type="float" office:value="4.74483490722802">
                <text:p>4.74483490722802</text:p>
              </table:table-cell>
              <table:table-cell office:value-type="float" office:value="4.99314668888262">
                <text:p>4.99314668888262</text:p>
              </table:table-cell>
              <table:table-cell office:value-type="float" office:value="4.90302524461924">
                <text:p>4.90302524461924</text:p>
              </table:table-cell>
              <table:table-cell office:value-type="float" office:value="4.89822942522601">
                <text:p>4.89822942522601</text:p>
              </table:table-cell>
              <table:table-cell office:value-type="float" office:value="4.87775207230477">
                <text:p>4.87775207230477</text:p>
              </table:table-cell>
              <table:table-cell office:value-type="float" office:value="4.34412755761598">
                <text:p>4.34412755761598</text:p>
              </table:table-cell>
              <table:table-cell office:value-type="float" office:value="4.71334719750944">
                <text:p>4.71334719750944</text:p>
              </table:table-cell>
              <table:table-cell office:value-type="float" office:value="4.56931068453904">
                <text:p>4.56931068453904</text:p>
              </table:table-cell>
              <table:table-cell office:value-type="float" office:value="4.53432925280156">
                <text:p>4.53432925280156</text:p>
              </table:table-cell>
              <table:table-cell office:value-type="float" office:value="4.94719723616477">
                <text:p>4.94719723616477</text:p>
              </table:table-cell>
              <table:table-cell office:value-type="float" office:value="4.50642565589397">
                <text:p>4.50642565589397</text:p>
              </table:table-cell>
              <table:table-cell office:value-type="float" office:value="4.90716461883941">
                <text:p>4.90716461883941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590235415627489">
                <text:p>0.590235415627489</text:p>
                <draw:g>
                  <svg:desc>all.B13:all.AK13</svg:desc>
                </draw:g>
              </table:table-cell>
              <table:table-cell office:value-type="float" office:value="1.12167373688433">
                <text:p>1.12167373688433</text:p>
              </table:table-cell>
              <table:table-cell office:value-type="float" office:value="1.50134289811293">
                <text:p>1.50134289811293</text:p>
              </table:table-cell>
              <table:table-cell office:value-type="float" office:value="1.81829932498028">
                <text:p>1.81829932498028</text:p>
              </table:table-cell>
              <table:table-cell office:value-type="float" office:value="2.18621551741028">
                <text:p>2.18621551741028</text:p>
              </table:table-cell>
              <table:table-cell office:value-type="float" office:value="2.49724636054152">
                <text:p>2.49724636054152</text:p>
              </table:table-cell>
              <table:table-cell office:value-type="float" office:value="2.75908637764171">
                <text:p>2.75908637764171</text:p>
              </table:table-cell>
              <table:table-cell office:value-type="float" office:value="3.05492852435008">
                <text:p>3.05492852435008</text:p>
              </table:table-cell>
              <table:table-cell office:value-type="float" office:value="3.32391785243631">
                <text:p>3.32391785243631</text:p>
              </table:table-cell>
              <table:table-cell office:value-type="float" office:value="3.6184161826337">
                <text:p>3.6184161826337</text:p>
              </table:table-cell>
              <table:table-cell office:value-type="float" office:value="3.71648236474133">
                <text:p>3.71648236474133</text:p>
              </table:table-cell>
              <table:table-cell office:value-type="float" office:value="3.84674281615038">
                <text:p>3.84674281615038</text:p>
              </table:table-cell>
              <table:table-cell office:value-type="float" office:value="4.07455799552289">
                <text:p>4.07455799552289</text:p>
              </table:table-cell>
              <table:table-cell office:value-type="float" office:value="4.10776993472977">
                <text:p>4.10776993472977</text:p>
              </table:table-cell>
              <table:table-cell office:value-type="float" office:value="4.14301129876189">
                <text:p>4.14301129876189</text:p>
              </table:table-cell>
              <table:table-cell office:value-type="float" office:value="4.41710290146229">
                <text:p>4.41710290146229</text:p>
              </table:table-cell>
              <table:table-cell office:value-type="float" office:value="4.38856322865668">
                <text:p>4.38856322865668</text:p>
              </table:table-cell>
              <table:table-cell office:value-type="float" office:value="4.40382622627667">
                <text:p>4.40382622627667</text:p>
              </table:table-cell>
              <table:table-cell office:value-type="float" office:value="4.47008188136436">
                <text:p>4.47008188136436</text:p>
              </table:table-cell>
              <table:table-cell office:value-type="float" office:value="4.54116828889773">
                <text:p>4.54116828889773</text:p>
              </table:table-cell>
              <table:table-cell office:value-type="float" office:value="4.47953431815404">
                <text:p>4.47953431815404</text:p>
              </table:table-cell>
              <table:table-cell office:value-type="float" office:value="4.4377325931066">
                <text:p>4.4377325931066</text:p>
              </table:table-cell>
              <table:table-cell office:value-type="float" office:value="4.4348243913429">
                <text:p>4.4348243913429</text:p>
              </table:table-cell>
              <table:table-cell office:value-type="float" office:value="4.5784514323084">
                <text:p>4.5784514323084</text:p>
              </table:table-cell>
              <table:table-cell office:value-type="float" office:value="4.24785067577292">
                <text:p>4.24785067577292</text:p>
              </table:table-cell>
              <table:table-cell office:value-type="float" office:value="4.24948422621417">
                <text:p>4.24948422621417</text:p>
              </table:table-cell>
              <table:table-cell office:value-type="float" office:value="4.33002134838863">
                <text:p>4.33002134838863</text:p>
              </table:table-cell>
              <table:table-cell office:value-type="float" office:value="4.85225460608927">
                <text:p>4.85225460608927</text:p>
              </table:table-cell>
              <table:table-cell office:value-type="float" office:value="4.79021063735959">
                <text:p>4.79021063735959</text:p>
              </table:table-cell>
              <table:table-cell office:value-type="float" office:value="4.54517647847121">
                <text:p>4.54517647847121</text:p>
              </table:table-cell>
              <table:table-cell office:value-type="float" office:value="4.44718490243943">
                <text:p>4.44718490243943</text:p>
              </table:table-cell>
              <table:table-cell office:value-type="float" office:value="4.5084281376001">
                <text:p>4.5084281376001</text:p>
              </table:table-cell>
              <table:table-cell office:value-type="float" office:value="4.41583269294851">
                <text:p>4.41583269294851</text:p>
              </table:table-cell>
              <table:table-cell office:value-type="float" office:value="4.71455147391437">
                <text:p>4.71455147391437</text:p>
              </table:table-cell>
              <table:table-cell office:value-type="float" office:value="4.22590169751401">
                <text:p>4.22590169751401</text:p>
              </table:table-cell>
              <table:table-cell office:value-type="float" office:value="4.60776138573111">
                <text:p>4.60776138573111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830167783182023">
                <text:p>0.830167783182023</text:p>
                <draw:g>
                  <svg:desc>all.B20:all.AK20</svg:desc>
                </draw:g>
              </table:table-cell>
              <table:table-cell office:value-type="float" office:value="1.49509817669977">
                <text:p>1.49509817669977</text:p>
              </table:table-cell>
              <table:table-cell office:value-type="float" office:value="2.00219159116862">
                <text:p>2.00219159116862</text:p>
              </table:table-cell>
              <table:table-cell office:value-type="float" office:value="2.41850923823551">
                <text:p>2.41850923823551</text:p>
              </table:table-cell>
              <table:table-cell office:value-type="float" office:value="2.83944138981582">
                <text:p>2.83944138981582</text:p>
              </table:table-cell>
              <table:table-cell office:value-type="float" office:value="3.29855074339398">
                <text:p>3.29855074339398</text:p>
              </table:table-cell>
              <table:table-cell office:value-type="float" office:value="3.7138223105487">
                <text:p>3.7138223105487</text:p>
              </table:table-cell>
              <table:table-cell office:value-type="float" office:value="4.17592812803269">
                <text:p>4.17592812803269</text:p>
              </table:table-cell>
              <table:table-cell office:value-type="float" office:value="4.71768155728674">
                <text:p>4.71768155728674</text:p>
              </table:table-cell>
              <table:table-cell office:value-type="float" office:value="4.78455317030093">
                <text:p>4.78455317030093</text:p>
              </table:table-cell>
              <table:table-cell office:value-type="float" office:value="4.96970982885686">
                <text:p>4.96970982885686</text:p>
              </table:table-cell>
              <table:table-cell office:value-type="float" office:value="5.2618244894953">
                <text:p>5.2618244894953</text:p>
              </table:table-cell>
              <table:table-cell office:value-type="float" office:value="5.33449206458929">
                <text:p>5.33449206458929</text:p>
              </table:table-cell>
              <table:table-cell office:value-type="float" office:value="5.54600248341296">
                <text:p>5.54600248341296</text:p>
              </table:table-cell>
              <table:table-cell office:value-type="float" office:value="5.7503519952232">
                <text:p>5.7503519952232</text:p>
              </table:table-cell>
              <table:table-cell office:value-type="float" office:value="5.59477071180339">
                <text:p>5.59477071180339</text:p>
              </table:table-cell>
              <table:table-cell office:value-type="float" office:value="5.91819403954953">
                <text:p>5.91819403954953</text:p>
              </table:table-cell>
              <table:table-cell office:value-type="float" office:value="6.08130625116069">
                <text:p>6.08130625116069</text:p>
              </table:table-cell>
              <table:table-cell office:value-type="float" office:value="6.11018558141417">
                <text:p>6.11018558141417</text:p>
              </table:table-cell>
              <table:table-cell office:value-type="float" office:value="5.62344534970126">
                <text:p>5.62344534970126</text:p>
              </table:table-cell>
              <table:table-cell office:value-type="float" office:value="5.84665891029917">
                <text:p>5.84665891029917</text:p>
              </table:table-cell>
              <table:table-cell office:value-type="float" office:value="5.29124635781541">
                <text:p>5.29124635781541</text:p>
              </table:table-cell>
              <table:table-cell office:value-type="float" office:value="5.55303322893165">
                <text:p>5.55303322893165</text:p>
              </table:table-cell>
              <table:table-cell office:value-type="float" office:value="4.98539007582154">
                <text:p>4.98539007582154</text:p>
              </table:table-cell>
              <table:table-cell office:value-type="float" office:value="5.73742950250122">
                <text:p>5.73742950250122</text:p>
              </table:table-cell>
              <table:table-cell office:value-type="float" office:value="6.16688070851142">
                <text:p>6.16688070851142</text:p>
              </table:table-cell>
              <table:table-cell office:value-type="float" office:value="5.09839471631611">
                <text:p>5.09839471631611</text:p>
              </table:table-cell>
              <table:table-cell office:value-type="float" office:value="5.03372504323673">
                <text:p>5.03372504323673</text:p>
              </table:table-cell>
              <table:table-cell office:value-type="float" office:value="6.05638425965548">
                <text:p>6.05638425965548</text:p>
              </table:table-cell>
              <table:table-cell office:value-type="float" office:value="4.58698375957591">
                <text:p>4.58698375957591</text:p>
              </table:table-cell>
              <table:table-cell office:value-type="float" office:value="5.64336705301683">
                <text:p>5.64336705301683</text:p>
              </table:table-cell>
              <table:table-cell office:value-type="float" office:value="5.01927274835548">
                <text:p>5.01927274835548</text:p>
              </table:table-cell>
              <table:table-cell office:value-type="float" office:value="5.37446942223936">
                <text:p>5.37446942223936</text:p>
              </table:table-cell>
              <table:table-cell office:value-type="float" office:value="4.30035215431671">
                <text:p>4.30035215431671</text:p>
              </table:table-cell>
              <table:table-cell office:value-type="float" office:value="4.41135275108855">
                <text:p>4.41135275108855</text:p>
              </table:table-cell>
              <table:table-cell office:value-type="float" office:value="4.75705915330552">
                <text:p>4.75705915330552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904119670429707">
                <text:p>0.904119670429707</text:p>
                <draw:g>
                  <svg:desc>all.B27:all.AK27</svg:desc>
                </draw:g>
              </table:table-cell>
              <table:table-cell office:value-type="float" office:value="1.47880303902145">
                <text:p>1.47880303902145</text:p>
              </table:table-cell>
              <table:table-cell office:value-type="float" office:value="2.31958713459043">
                <text:p>2.31958713459043</text:p>
              </table:table-cell>
              <table:table-cell office:value-type="float" office:value="2.8224118210653">
                <text:p>2.8224118210653</text:p>
              </table:table-cell>
              <table:table-cell office:value-type="float" office:value="3.33371650033974">
                <text:p>3.33371650033974</text:p>
              </table:table-cell>
              <table:table-cell office:value-type="float" office:value="3.5680218408651">
                <text:p>3.5680218408651</text:p>
              </table:table-cell>
              <table:table-cell office:value-type="float" office:value="3.98234814561025">
                <text:p>3.98234814561025</text:p>
              </table:table-cell>
              <table:table-cell office:value-type="float" office:value="4.17818907085827">
                <text:p>4.17818907085827</text:p>
              </table:table-cell>
              <table:table-cell office:value-type="float" office:value="4.40662981881014">
                <text:p>4.40662981881014</text:p>
              </table:table-cell>
              <table:table-cell office:value-type="float" office:value="4.3335000552957">
                <text:p>4.3335000552957</text:p>
              </table:table-cell>
              <table:table-cell office:value-type="float" office:value="4.42402175214343">
                <text:p>4.42402175214343</text:p>
              </table:table-cell>
              <table:table-cell office:value-type="float" office:value="4.47049661533352">
                <text:p>4.47049661533352</text:p>
              </table:table-cell>
              <table:table-cell office:value-type="float" office:value="4.41860434859982">
                <text:p>4.41860434859982</text:p>
              </table:table-cell>
              <table:table-cell office:value-type="float" office:value="4.51634220580249">
                <text:p>4.51634220580249</text:p>
              </table:table-cell>
              <table:table-cell office:value-type="float" office:value="4.21615304201777">
                <text:p>4.21615304201777</text:p>
              </table:table-cell>
              <table:table-cell office:value-type="float" office:value="4.25848859945349">
                <text:p>4.25848859945349</text:p>
              </table:table-cell>
              <table:table-cell office:value-type="float" office:value="4.02108497366574">
                <text:p>4.02108497366574</text:p>
              </table:table-cell>
              <table:table-cell office:value-type="float" office:value="3.90330665298002">
                <text:p>3.90330665298002</text:p>
              </table:table-cell>
              <table:table-cell office:value-type="float" office:value="3.96815760786646">
                <text:p>3.96815760786646</text:p>
              </table:table-cell>
              <table:table-cell office:value-type="float" office:value="3.64148449942798">
                <text:p>3.64148449942798</text:p>
              </table:table-cell>
              <table:table-cell office:value-type="float" office:value="3.50488010157765">
                <text:p>3.50488010157765</text:p>
              </table:table-cell>
              <table:table-cell office:value-type="float" office:value="3.40731930895293">
                <text:p>3.40731930895293</text:p>
              </table:table-cell>
              <table:table-cell office:value-type="float" office:value="3.20610831944903">
                <text:p>3.20610831944903</text:p>
              </table:table-cell>
              <table:table-cell office:value-type="float" office:value="3.14407171260118">
                <text:p>3.14407171260118</text:p>
              </table:table-cell>
              <table:table-cell office:value-type="float" office:value="2.92548442219889">
                <text:p>2.92548442219889</text:p>
              </table:table-cell>
              <table:table-cell office:value-type="float" office:value="2.8015014888852">
                <text:p>2.8015014888852</text:p>
              </table:table-cell>
              <table:table-cell office:value-type="float" office:value="2.68573316137488">
                <text:p>2.68573316137488</text:p>
              </table:table-cell>
              <table:table-cell office:value-type="float" office:value="2.57557058681585">
                <text:p>2.57557058681585</text:p>
              </table:table-cell>
              <table:table-cell office:value-type="float" office:value="2.40567402280758">
                <text:p>2.40567402280758</text:p>
              </table:table-cell>
              <table:table-cell office:value-type="float" office:value="2.28942096564429">
                <text:p>2.28942096564429</text:p>
              </table:table-cell>
              <table:table-cell office:value-type="float" office:value="2.16778719333176">
                <text:p>2.16778719333176</text:p>
              </table:table-cell>
              <table:table-cell office:value-type="float" office:value="2.1220254913203">
                <text:p>2.1220254913203</text:p>
              </table:table-cell>
              <table:table-cell office:value-type="float" office:value="1.94111942210709">
                <text:p>1.94111942210709</text:p>
              </table:table-cell>
              <table:table-cell office:value-type="float" office:value="1.92944660564112">
                <text:p>1.92944660564112</text:p>
              </table:table-cell>
              <table:table-cell office:value-type="float" office:value="1.80777233447029">
                <text:p>1.80777233447029</text:p>
              </table:table-cell>
              <table:table-cell office:value-type="float" office:value="1.75175701330532">
                <text:p>1.751757013305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21:all.AK21 all.A28:all.AK28 all.A32:all.AK32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0.673374451590504">
                <text:p>0.673374451590504</text:p>
                <draw:g>
                  <svg:desc>all.B7:all.AK7</svg:desc>
                </draw:g>
              </table:table-cell>
              <table:table-cell office:value-type="float" office:value="0.580693346384893">
                <text:p>0.580693346384893</text:p>
              </table:table-cell>
              <table:table-cell office:value-type="float" office:value="0.530458143373952">
                <text:p>0.530458143373952</text:p>
              </table:table-cell>
              <table:table-cell office:value-type="float" office:value="0.501640663650287">
                <text:p>0.501640663650287</text:p>
              </table:table-cell>
              <table:table-cell office:value-type="float" office:value="0.4805629561103">
                <text:p>0.4805629561103</text:p>
              </table:table-cell>
              <table:table-cell office:value-type="float" office:value="0.457907041945373">
                <text:p>0.457907041945373</text:p>
              </table:table-cell>
              <table:table-cell office:value-type="float" office:value="0.449280104228993">
                <text:p>0.449280104228993</text:p>
              </table:table-cell>
              <table:table-cell office:value-type="float" office:value="0.415853238389613">
                <text:p>0.415853238389613</text:p>
              </table:table-cell>
              <table:table-cell office:value-type="float" office:value="0.410693619317135">
                <text:p>0.410693619317135</text:p>
              </table:table-cell>
              <table:table-cell office:value-type="float" office:value="0.394425926006171">
                <text:p>0.394425926006171</text:p>
              </table:table-cell>
              <table:table-cell office:value-type="float" office:value="0.375871791046745">
                <text:p>0.375871791046745</text:p>
              </table:table-cell>
              <table:table-cell office:value-type="float" office:value="0.357097767919337">
                <text:p>0.357097767919337</text:p>
              </table:table-cell>
              <table:table-cell office:value-type="float" office:value="0.334490374177896">
                <text:p>0.334490374177896</text:p>
              </table:table-cell>
              <table:table-cell office:value-type="float" office:value="0.324829781614127">
                <text:p>0.324829781614127</text:p>
              </table:table-cell>
              <table:table-cell office:value-type="float" office:value="0.311089421674216">
                <text:p>0.311089421674216</text:p>
              </table:table-cell>
              <table:table-cell office:value-type="float" office:value="0.293131041674539">
                <text:p>0.293131041674539</text:p>
              </table:table-cell>
              <table:table-cell office:value-type="float" office:value="0.278565125763632">
                <text:p>0.278565125763632</text:p>
              </table:table-cell>
              <table:table-cell office:value-type="float" office:value="0.282363564133196">
                <text:p>0.282363564133196</text:p>
              </table:table-cell>
              <table:table-cell office:value-type="float" office:value="0.257694818810707">
                <text:p>0.257694818810707</text:p>
              </table:table-cell>
              <table:table-cell office:value-type="float" office:value="0.251554946429482">
                <text:p>0.251554946429482</text:p>
              </table:table-cell>
              <table:table-cell office:value-type="float" office:value="0.234897599130563">
                <text:p>0.234897599130563</text:p>
              </table:table-cell>
              <table:table-cell office:value-type="float" office:value="0.220633810788524">
                <text:p>0.220633810788524</text:p>
              </table:table-cell>
              <table:table-cell office:value-type="float" office:value="0.200137000892045">
                <text:p>0.200137000892045</text:p>
              </table:table-cell>
              <table:table-cell office:value-type="float" office:value="0.207609441845643">
                <text:p>0.207609441845643</text:p>
              </table:table-cell>
              <table:table-cell office:value-type="float" office:value="0.189793396289121">
                <text:p>0.189793396289121</text:p>
              </table:table-cell>
              <table:table-cell office:value-type="float" office:value="0.192044103418562">
                <text:p>0.192044103418562</text:p>
              </table:table-cell>
              <table:table-cell office:value-type="float" office:value="0.18159352757849">
                <text:p>0.18159352757849</text:p>
              </table:table-cell>
              <table:table-cell office:value-type="float" office:value="0.174936765186643">
                <text:p>0.174936765186643</text:p>
              </table:table-cell>
              <table:table-cell office:value-type="float" office:value="0.168198347320854">
                <text:p>0.168198347320854</text:p>
              </table:table-cell>
              <table:table-cell office:value-type="float" office:value="0.144804251920533">
                <text:p>0.144804251920533</text:p>
              </table:table-cell>
              <table:table-cell office:value-type="float" office:value="0.152043457984176">
                <text:p>0.152043457984176</text:p>
              </table:table-cell>
              <table:table-cell office:value-type="float" office:value="0.142790958891845">
                <text:p>0.142790958891845</text:p>
              </table:table-cell>
              <table:table-cell office:value-type="float" office:value="0.137403916751562">
                <text:p>0.137403916751562</text:p>
              </table:table-cell>
              <table:table-cell office:value-type="float" office:value="0.14550580106367">
                <text:p>0.14550580106367</text:p>
              </table:table-cell>
              <table:table-cell office:value-type="float" office:value="0.128755018739828">
                <text:p>0.128755018739828</text:p>
              </table:table-cell>
              <table:table-cell office:value-type="float" office:value="0.136310128301095">
                <text:p>0.136310128301095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590235415627489">
                <text:p>0.590235415627489</text:p>
                <draw:g>
                  <svg:desc>all.B14:all.AK14</svg:desc>
                </draw:g>
              </table:table-cell>
              <table:table-cell office:value-type="float" office:value="0.560836868442167">
                <text:p>0.560836868442167</text:p>
              </table:table-cell>
              <table:table-cell office:value-type="float" office:value="0.500447632704311">
                <text:p>0.500447632704311</text:p>
              </table:table-cell>
              <table:table-cell office:value-type="float" office:value="0.454574831245069">
                <text:p>0.454574831245069</text:p>
              </table:table-cell>
              <table:table-cell office:value-type="float" office:value="0.437243103482056">
                <text:p>0.437243103482056</text:p>
              </table:table-cell>
              <table:table-cell office:value-type="float" office:value="0.41620772675692">
                <text:p>0.41620772675692</text:p>
              </table:table-cell>
              <table:table-cell office:value-type="float" office:value="0.394155196805959">
                <text:p>0.394155196805959</text:p>
              </table:table-cell>
              <table:table-cell office:value-type="float" office:value="0.38186606554376">
                <text:p>0.38186606554376</text:p>
              </table:table-cell>
              <table:table-cell office:value-type="float" office:value="0.369324205826256">
                <text:p>0.369324205826256</text:p>
              </table:table-cell>
              <table:table-cell office:value-type="float" office:value="0.36184161826337">
                <text:p>0.36184161826337</text:p>
              </table:table-cell>
              <table:table-cell office:value-type="float" office:value="0.337862033158303">
                <text:p>0.337862033158303</text:p>
              </table:table-cell>
              <table:table-cell office:value-type="float" office:value="0.320561901345865">
                <text:p>0.320561901345865</text:p>
              </table:table-cell>
              <table:table-cell office:value-type="float" office:value="0.313427538117145">
                <text:p>0.313427538117145</text:p>
              </table:table-cell>
              <table:table-cell office:value-type="float" office:value="0.293412138194983">
                <text:p>0.293412138194983</text:p>
              </table:table-cell>
              <table:table-cell office:value-type="float" office:value="0.276200753250793">
                <text:p>0.276200753250793</text:p>
              </table:table-cell>
              <table:table-cell office:value-type="float" office:value="0.276068931341393">
                <text:p>0.276068931341393</text:p>
              </table:table-cell>
              <table:table-cell office:value-type="float" office:value="0.258150778156275">
                <text:p>0.258150778156275</text:p>
              </table:table-cell>
              <table:table-cell office:value-type="float" office:value="0.244657012570926">
                <text:p>0.244657012570926</text:p>
              </table:table-cell>
              <table:table-cell office:value-type="float" office:value="0.23526746744023">
                <text:p>0.23526746744023</text:p>
              </table:table-cell>
              <table:table-cell office:value-type="float" office:value="0.227058414444887">
                <text:p>0.227058414444887</text:p>
              </table:table-cell>
              <table:table-cell office:value-type="float" office:value="0.213311158007335">
                <text:p>0.213311158007335</text:p>
              </table:table-cell>
              <table:table-cell office:value-type="float" office:value="0.201715117868482">
                <text:p>0.201715117868482</text:p>
              </table:table-cell>
              <table:table-cell office:value-type="float" office:value="0.192818451797517">
                <text:p>0.192818451797517</text:p>
              </table:table-cell>
              <table:table-cell office:value-type="float" office:value="0.190768809679516">
                <text:p>0.190768809679516</text:p>
              </table:table-cell>
              <table:table-cell office:value-type="float" office:value="0.169914027030917">
                <text:p>0.169914027030917</text:p>
              </table:table-cell>
              <table:table-cell office:value-type="float" office:value="0.163441701008237">
                <text:p>0.163441701008237</text:p>
              </table:table-cell>
              <table:table-cell office:value-type="float" office:value="0.160371161051431">
                <text:p>0.160371161051431</text:p>
              </table:table-cell>
              <table:table-cell office:value-type="float" office:value="0.173294807360331">
                <text:p>0.173294807360331</text:p>
              </table:table-cell>
              <table:table-cell office:value-type="float" office:value="0.165179677150331">
                <text:p>0.165179677150331</text:p>
              </table:table-cell>
              <table:table-cell office:value-type="float" office:value="0.151505882615707">
                <text:p>0.151505882615707</text:p>
              </table:table-cell>
              <table:table-cell office:value-type="float" office:value="0.143457577498046">
                <text:p>0.143457577498046</text:p>
              </table:table-cell>
              <table:table-cell office:value-type="float" office:value="0.140888379300003">
                <text:p>0.140888379300003</text:p>
              </table:table-cell>
              <table:table-cell office:value-type="float" office:value="0.133813111907531">
                <text:p>0.133813111907531</text:p>
              </table:table-cell>
              <table:table-cell office:value-type="float" office:value="0.13866327864454">
                <text:p>0.13866327864454</text:p>
              </table:table-cell>
              <table:table-cell office:value-type="float" office:value="0.1207400485004">
                <text:p>0.1207400485004</text:p>
              </table:table-cell>
              <table:table-cell office:value-type="float" office:value="0.127993371825864">
                <text:p>0.127993371825864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830167783182023">
                <text:p>0.830167783182023</text:p>
                <draw:g>
                  <svg:desc>all.B21:all.AK21</svg:desc>
                </draw:g>
              </table:table-cell>
              <table:table-cell office:value-type="float" office:value="0.747549088349885">
                <text:p>0.747549088349885</text:p>
              </table:table-cell>
              <table:table-cell office:value-type="float" office:value="0.667397197056206">
                <text:p>0.667397197056206</text:p>
              </table:table-cell>
              <table:table-cell office:value-type="float" office:value="0.604627309558877">
                <text:p>0.604627309558877</text:p>
              </table:table-cell>
              <table:table-cell office:value-type="float" office:value="0.567888277963164">
                <text:p>0.567888277963164</text:p>
              </table:table-cell>
              <table:table-cell office:value-type="float" office:value="0.54975845723233">
                <text:p>0.54975845723233</text:p>
              </table:table-cell>
              <table:table-cell office:value-type="float" office:value="0.5305460443641">
                <text:p>0.5305460443641</text:p>
              </table:table-cell>
              <table:table-cell office:value-type="float" office:value="0.521991016004086">
                <text:p>0.521991016004086</text:p>
              </table:table-cell>
              <table:table-cell office:value-type="float" office:value="0.524186839698527">
                <text:p>0.524186839698527</text:p>
              </table:table-cell>
              <table:table-cell office:value-type="float" office:value="0.478455317030093">
                <text:p>0.478455317030093</text:p>
              </table:table-cell>
              <table:table-cell office:value-type="float" office:value="0.451791802623351">
                <text:p>0.451791802623351</text:p>
              </table:table-cell>
              <table:table-cell office:value-type="float" office:value="0.438485374124608">
                <text:p>0.438485374124608</text:p>
              </table:table-cell>
              <table:table-cell office:value-type="float" office:value="0.410345543429945">
                <text:p>0.410345543429945</text:p>
              </table:table-cell>
              <table:table-cell office:value-type="float" office:value="0.396143034529497">
                <text:p>0.396143034529497</text:p>
              </table:table-cell>
              <table:table-cell office:value-type="float" office:value="0.383356799681546">
                <text:p>0.383356799681546</text:p>
              </table:table-cell>
              <table:table-cell office:value-type="float" office:value="0.349673169487712">
                <text:p>0.349673169487712</text:p>
              </table:table-cell>
              <table:table-cell office:value-type="float" office:value="0.348129061149972">
                <text:p>0.348129061149972</text:p>
              </table:table-cell>
              <table:table-cell office:value-type="float" office:value="0.337850347286705">
                <text:p>0.337850347286705</text:p>
              </table:table-cell>
              <table:table-cell office:value-type="float" office:value="0.321588714811272">
                <text:p>0.321588714811272</text:p>
              </table:table-cell>
              <table:table-cell office:value-type="float" office:value="0.281172267485063">
                <text:p>0.281172267485063</text:p>
              </table:table-cell>
              <table:table-cell office:value-type="float" office:value="0.278412329061865">
                <text:p>0.278412329061865</text:p>
              </table:table-cell>
              <table:table-cell office:value-type="float" office:value="0.240511198082519">
                <text:p>0.240511198082519</text:p>
              </table:table-cell>
              <table:table-cell office:value-type="float" office:value="0.241436227344854">
                <text:p>0.241436227344854</text:p>
              </table:table-cell>
              <table:table-cell office:value-type="float" office:value="0.207724586492564">
                <text:p>0.207724586492564</text:p>
              </table:table-cell>
              <table:table-cell office:value-type="float" office:value="0.229497180100049">
                <text:p>0.229497180100049</text:p>
              </table:table-cell>
              <table:table-cell office:value-type="float" office:value="0.237187719558132">
                <text:p>0.237187719558132</text:p>
              </table:table-cell>
              <table:table-cell office:value-type="float" office:value="0.188829433937634">
                <text:p>0.188829433937634</text:p>
              </table:table-cell>
              <table:table-cell office:value-type="float" office:value="0.179775894401312">
                <text:p>0.179775894401312</text:p>
              </table:table-cell>
              <table:table-cell office:value-type="float" office:value="0.208840836539844">
                <text:p>0.208840836539844</text:p>
              </table:table-cell>
              <table:table-cell office:value-type="float" office:value="0.15289945865253">
                <text:p>0.15289945865253</text:p>
              </table:table-cell>
              <table:table-cell office:value-type="float" office:value="0.182044098484414">
                <text:p>0.182044098484414</text:p>
              </table:table-cell>
              <table:table-cell office:value-type="float" office:value="0.156852273386109">
                <text:p>0.156852273386109</text:p>
              </table:table-cell>
              <table:table-cell office:value-type="float" office:value="0.162862709764829">
                <text:p>0.162862709764829</text:p>
              </table:table-cell>
              <table:table-cell office:value-type="float" office:value="0.126480945715197">
                <text:p>0.126480945715197</text:p>
              </table:table-cell>
              <table:table-cell office:value-type="float" office:value="0.126038650031101">
                <text:p>0.126038650031101</text:p>
              </table:table-cell>
              <table:table-cell office:value-type="float" office:value="0.132140532036264">
                <text:p>0.132140532036264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904119670429707">
                <text:p>0.904119670429707</text:p>
                <draw:g>
                  <svg:desc>all.B28:all.AK28</svg:desc>
                </draw:g>
              </table:table-cell>
              <table:table-cell office:value-type="float" office:value="0.739401519510723">
                <text:p>0.739401519510723</text:p>
              </table:table-cell>
              <table:table-cell office:value-type="float" office:value="0.773195711530142">
                <text:p>0.773195711530142</text:p>
              </table:table-cell>
              <table:table-cell office:value-type="float" office:value="0.705602955266326">
                <text:p>0.705602955266326</text:p>
              </table:table-cell>
              <table:table-cell office:value-type="float" office:value="0.666743300067949">
                <text:p>0.666743300067949</text:p>
              </table:table-cell>
              <table:table-cell office:value-type="float" office:value="0.59467030681085">
                <text:p>0.59467030681085</text:p>
              </table:table-cell>
              <table:table-cell office:value-type="float" office:value="0.568906877944321">
                <text:p>0.568906877944321</text:p>
              </table:table-cell>
              <table:table-cell office:value-type="float" office:value="0.522273633857284">
                <text:p>0.522273633857284</text:p>
              </table:table-cell>
              <table:table-cell office:value-type="float" office:value="0.489625535423348">
                <text:p>0.489625535423348</text:p>
              </table:table-cell>
              <table:table-cell office:value-type="float" office:value="0.43335000552957">
                <text:p>0.43335000552957</text:p>
              </table:table-cell>
              <table:table-cell office:value-type="float" office:value="0.402183795649403">
                <text:p>0.402183795649403</text:p>
              </table:table-cell>
              <table:table-cell office:value-type="float" office:value="0.372541384611127">
                <text:p>0.372541384611127</text:p>
              </table:table-cell>
              <table:table-cell office:value-type="float" office:value="0.339892642199986">
                <text:p>0.339892642199986</text:p>
              </table:table-cell>
              <table:table-cell office:value-type="float" office:value="0.322595871843035">
                <text:p>0.322595871843035</text:p>
              </table:table-cell>
              <table:table-cell office:value-type="float" office:value="0.281076869467851">
                <text:p>0.281076869467851</text:p>
              </table:table-cell>
              <table:table-cell office:value-type="float" office:value="0.266155537465843">
                <text:p>0.266155537465843</text:p>
              </table:table-cell>
              <table:table-cell office:value-type="float" office:value="0.236534410215632">
                <text:p>0.236534410215632</text:p>
              </table:table-cell>
              <table:table-cell office:value-type="float" office:value="0.216850369610001">
                <text:p>0.216850369610001</text:p>
              </table:table-cell>
              <table:table-cell office:value-type="float" office:value="0.208850400414024">
                <text:p>0.208850400414024</text:p>
              </table:table-cell>
              <table:table-cell office:value-type="float" office:value="0.182074224971399">
                <text:p>0.182074224971399</text:p>
              </table:table-cell>
              <table:table-cell office:value-type="float" office:value="0.166899052456079">
                <text:p>0.166899052456079</text:p>
              </table:table-cell>
              <table:table-cell office:value-type="float" office:value="0.154878150406951">
                <text:p>0.154878150406951</text:p>
              </table:table-cell>
              <table:table-cell office:value-type="float" office:value="0.139396013889088">
                <text:p>0.139396013889088</text:p>
              </table:table-cell>
              <table:table-cell office:value-type="float" office:value="0.131002988025049">
                <text:p>0.131002988025049</text:p>
              </table:table-cell>
              <table:table-cell office:value-type="float" office:value="0.117019376887956">
                <text:p>0.117019376887956</text:p>
              </table:table-cell>
              <table:table-cell office:value-type="float" office:value="0.107750057264815">
                <text:p>0.107750057264815</text:p>
              </table:table-cell>
              <table:table-cell office:value-type="float" office:value="0.09947159856944">
                <text:p>0.09947159856944</text:p>
              </table:table-cell>
              <table:table-cell office:value-type="float" office:value="0.0919846638148518">
                <text:p>0.0919846638148518</text:p>
              </table:table-cell>
              <table:table-cell office:value-type="float" office:value="0.0829542766485373">
                <text:p>0.0829542766485373</text:p>
              </table:table-cell>
              <table:table-cell office:value-type="float" office:value="0.0763140321881431">
                <text:p>0.0763140321881431</text:p>
              </table:table-cell>
              <table:table-cell office:value-type="float" office:value="0.0699286191397341">
                <text:p>0.0699286191397341</text:p>
              </table:table-cell>
              <table:table-cell office:value-type="float" office:value="0.0663132966037592">
                <text:p>0.0663132966037592</text:p>
              </table:table-cell>
              <table:table-cell office:value-type="float" office:value="0.058821800669912">
                <text:p>0.058821800669912</text:p>
              </table:table-cell>
              <table:table-cell office:value-type="float" office:value="0.0567484295776799">
                <text:p>0.0567484295776799</text:p>
              </table:table-cell>
              <table:table-cell office:value-type="float" office:value="0.0516506381277226">
                <text:p>0.0516506381277226</text:p>
              </table:table-cell>
              <table:table-cell office:value-type="float" office:value="0.0486599170362588">
                <text:p>0.0486599170362588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